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4.3021in" fo:margin-left="0in" fo:margin-top="0in" fo:margin-bottom="0in" table:align="left"/>
    </style:style>
    <style:style style:name="Table1.A" style:family="table-column">
      <style:table-column-properties style:column-width="2.8465in"/>
    </style:style>
    <style:style style:name="Table1.B" style:family="table-column">
      <style:table-column-properties style:column-width="0.6708in"/>
    </style:style>
    <style:style style:name="Table1.C" style:family="table-column">
      <style:table-column-properties style:column-width="0.7847in"/>
    </style:style>
    <style:style style:name="Table1.1" style:family="table-row">
      <style:table-row-properties style:min-row-height="0.3576in" fo:keep-together="auto"/>
    </style:style>
    <style:style style:name="Table1.A1" style:family="table-cell">
      <style:table-cell-properties style:vertical-align="" fo:padding="0.0694in" fo:border="none"/>
    </style:style>
    <style:style style:name="Table2" style:family="table">
      <style:table-properties style:width="6.5in" fo:margin-left="0in" fo:margin-top="0in" fo:margin-bottom="0in" table:align="left"/>
    </style:style>
    <style:style style:name="Table2.A" style:family="table-column">
      <style:table-column-properties style:column-width="0.5299in"/>
    </style:style>
    <style:style style:name="Table2.B" style:family="table-column">
      <style:table-column-properties style:column-width="0.6743in"/>
    </style:style>
    <style:style style:name="Table2.C" style:family="table-column">
      <style:table-column-properties style:column-width="0.8944in"/>
    </style:style>
    <style:style style:name="Table2.D" style:family="table-column">
      <style:table-column-properties style:column-width="0.9229in"/>
    </style:style>
    <style:style style:name="Table2.E" style:family="table-column">
      <style:table-column-properties style:column-width="1.2965in"/>
    </style:style>
    <style:style style:name="Table2.F" style:family="table-column">
      <style:table-column-properties style:column-width="1.0958in"/>
    </style:style>
    <style:style style:name="Table2.G" style:family="table-column">
      <style:table-column-properties style:column-width="1.0854in"/>
    </style:style>
    <style:style style:name="Table2.1" style:family="table-row">
      <style:table-row-properties style:min-row-height="0.5451in" fo:keep-together="auto"/>
    </style:style>
    <style:style style:name="Table2.A1" style:family="table-cell">
      <style:table-cell-properties style:vertical-align="" fo:padding="0.0694in" fo:border="none"/>
    </style:style>
    <style:style style:name="Table3" style:family="table">
      <style:table-properties style:width="5.0556in" fo:margin-left="0in" fo:margin-top="0in" fo:margin-bottom="0in" table:align="left"/>
    </style:style>
    <style:style style:name="Table3.A" style:family="table-column">
      <style:table-column-properties style:column-width="2.4306in"/>
    </style:style>
    <style:style style:name="Table3.B" style:family="table-column">
      <style:table-column-properties style:column-width="0.7743in"/>
    </style:style>
    <style:style style:name="Table3.C" style:family="table-column">
      <style:table-column-properties style:column-width="0.7431in"/>
    </style:style>
    <style:style style:name="Table3.D" style:family="table-column">
      <style:table-column-properties style:column-width="1.1069in"/>
    </style:style>
    <style:style style:name="Table3.1" style:family="table-row">
      <style:table-row-properties style:min-row-height="0.3576in" fo:keep-together="auto"/>
    </style:style>
    <style:style style:name="Table3.A1" style:family="table-cell">
      <style:table-cell-properties style:vertical-align="" fo:padding="0.0694in" fo:border="none"/>
    </style:style>
    <style:style style:name="Table3.2" style:family="table-row">
      <style:table-row-properties style:min-row-height="0.3889in" fo:keep-together="auto"/>
    </style:style>
    <style:style style:name="Table4" style:family="table">
      <style:table-properties style:width="6.5in" fo:margin-left="0in" fo:margin-top="0in" fo:margin-bottom="0in" table:align="left"/>
    </style:style>
    <style:style style:name="Table4.A" style:family="table-column">
      <style:table-column-properties style:column-width="1.0639in"/>
    </style:style>
    <style:style style:name="Table4.B" style:family="table-column">
      <style:table-column-properties style:column-width="1.4576in"/>
    </style:style>
    <style:style style:name="Table4.C" style:family="table-column">
      <style:table-column-properties style:column-width="2.3479in"/>
    </style:style>
    <style:style style:name="Table4.D" style:family="table-column">
      <style:table-column-properties style:column-width="1.6299in"/>
    </style:style>
    <style:style style:name="Table4.1" style:family="table-row">
      <style:table-row-properties style:min-row-height="0.5451in" fo:keep-together="auto"/>
    </style:style>
    <style:style style:name="Table4.A1" style:family="table-cell">
      <style:table-cell-properties style:vertical-align="" fo:padding="0.0694in" fo:border="none"/>
    </style:style>
    <style:style style:name="Table4.3" style:family="table-row">
      <style:table-row-properties style:min-row-height="0.5764in" fo:keep-together="auto"/>
    </style:style>
    <style:style style:name="Table5" style:family="table">
      <style:table-properties style:width="4.0486in" fo:margin-left="0in" fo:margin-top="0in" fo:margin-bottom="0in" table:align="left"/>
    </style:style>
    <style:style style:name="Table5.A" style:family="table-column">
      <style:table-column-properties style:column-width="2.2951in"/>
    </style:style>
    <style:style style:name="Table5.B" style:family="table-column">
      <style:table-column-properties style:column-width="1.7528in"/>
    </style:style>
    <style:style style:name="Table5.1" style:family="table-row">
      <style:table-row-properties style:min-row-height="0.3576in" fo:keep-together="auto"/>
    </style:style>
    <style:style style:name="Table5.A1" style:family="table-cell">
      <style:table-cell-properties style:vertical-align="" fo:padding="0.0694in" fo:border="none"/>
    </style:style>
    <style:style style:name="Table6" style:family="table">
      <style:table-properties style:width="6.5in" fo:margin-left="0in" fo:margin-top="0in" fo:margin-bottom="0in" table:align="left"/>
    </style:style>
    <style:style style:name="Table6.A" style:family="table-column">
      <style:table-column-properties style:column-width="1.8882in"/>
    </style:style>
    <style:style style:name="Table6.B" style:family="table-column">
      <style:table-column-properties style:column-width="1.1056in"/>
    </style:style>
    <style:style style:name="Table6.C" style:family="table-column">
      <style:table-column-properties style:column-width="3.5063in"/>
    </style:style>
    <style:style style:name="Table6.1" style:family="table-row">
      <style:table-row-properties style:min-row-height="0.5451in" fo:keep-together="auto"/>
    </style:style>
    <style:style style:name="Table6.A1" style:family="table-cell">
      <style:table-cell-properties style:vertical-align="" fo:padding="0.0694in" fo:border="none"/>
    </style:style>
    <style:style style:name="Table6.2" style:family="table-row">
      <style:table-row-properties style:min-row-height="0.3889in" fo:keep-together="auto"/>
    </style:style>
    <style:style style:name="Table6.5" style:family="table-row">
      <style:table-row-properties style:min-row-height="0.5764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top="0.1665in" fo:margin-bottom="0.1665in" loext:contextual-spacing="false" fo:line-height="100%" fo:text-align="center" style:justify-single-word="false"/>
    </style:style>
    <style:style style:name="P4" style:family="paragraph" style:parent-style-name="Standard" style:master-page-name="Standard">
      <style:paragraph-properties fo:margin-top="0.1665in" fo:margin-bottom="0.1665in" loext:contextual-spacing="false" fo:line-height="100%" style:page-number="1"/>
    </style:style>
    <style:style style:name="P5" style:family="paragraph" style:parent-style-name="Standard" style:list-style-name="WWNum92">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55">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73">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85">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80">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37">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52">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45">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40">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75">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54">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74">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70">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32">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43">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48">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82">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93">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63">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31"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32" style:family="paragraph" style:parent-style-name="Standard" style:list-style-name="WWNum104">
      <style:paragraph-properties fo:margin-left="0.5in" fo:margin-right="0in" fo:margin-top="0.1665in" fo:margin-bottom="0in" loext:contextual-spacing="false" fo:line-height="100%" fo:text-indent="-0.25in" style:auto-text-indent="false"/>
    </style:style>
    <style:style style:name="P33" style:family="paragraph" style:parent-style-name="Standard" style:list-style-name="WWNum62">
      <style:paragraph-properties fo:margin-left="0.5in" fo:margin-right="0in" fo:margin-top="0.1665in" fo:margin-bottom="0in" loext:contextual-spacing="false" fo:line-height="100%" fo:text-indent="-0.25in" style:auto-text-indent="false"/>
    </style:style>
    <style:style style:name="P34" style:family="paragraph" style:parent-style-name="Standard" style:list-style-name="WWNum57">
      <style:paragraph-properties fo:margin-left="0.5in" fo:margin-right="0in" fo:margin-top="0.1665in" fo:margin-bottom="0in" loext:contextual-spacing="false" fo:line-height="100%" fo:text-indent="-0.25in" style:auto-text-indent="false"/>
    </style:style>
    <style:style style:name="P35" style:family="paragraph" style:parent-style-name="Standard" style:list-style-name="WWNum69">
      <style:paragraph-properties fo:margin-left="0.5in" fo:margin-right="0in" fo:margin-top="0.1665in" fo:margin-bottom="0in" loext:contextual-spacing="false" fo:line-height="100%" fo:text-indent="-0.25in" style:auto-text-indent="false"/>
    </style:style>
    <style:style style:name="P36" style:family="paragraph" style:parent-style-name="Standard" style:list-style-name="WWNum79">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38" style:family="paragraph" style:parent-style-name="Standard" style:list-style-name="WWNum91">
      <style:paragraph-properties fo:margin-left="0.5in" fo:margin-right="0in" fo:margin-top="0.1665in" fo:margin-bottom="0in" loext:contextual-spacing="false" fo:line-height="100%" fo:text-indent="-0.25in" style:auto-text-indent="false"/>
    </style:style>
    <style:style style:name="P39" style:family="paragraph" style:parent-style-name="Standard" style:list-style-name="WWNum72">
      <style:paragraph-properties fo:margin-left="0.5in" fo:margin-right="0in" fo:margin-top="0.1665in" fo:margin-bottom="0in" loext:contextual-spacing="false" fo:line-height="100%" fo:text-indent="-0.25in" style:auto-text-indent="false"/>
    </style:style>
    <style:style style:name="P40" style:family="paragraph" style:parent-style-name="Standard" style:list-style-name="WWNum60">
      <style:paragraph-properties fo:margin-left="0.5in" fo:margin-right="0in" fo:margin-top="0.1665in" fo:margin-bottom="0in" loext:contextual-spacing="false" fo:line-height="100%" fo:text-indent="-0.25in" style:auto-text-indent="false"/>
    </style:style>
    <style:style style:name="P41" style:family="paragraph" style:parent-style-name="Standard" style:list-style-name="WWNum99">
      <style:paragraph-properties fo:margin-left="0.5in" fo:margin-right="0in" fo:margin-top="0.1665in" fo:margin-bottom="0in" loext:contextual-spacing="false" fo:line-height="100%" fo:text-indent="-0.25in" style:auto-text-indent="false"/>
    </style:style>
    <style:style style:name="P42" style:family="paragraph" style:parent-style-name="Standard" style:list-style-name="WWNum47">
      <style:paragraph-properties fo:margin-left="0.5in" fo:margin-right="0in" fo:margin-top="0.1665in" fo:margin-bottom="0in" loext:contextual-spacing="false" fo:line-height="100%" fo:text-indent="-0.25in" style:auto-text-indent="false"/>
    </style:style>
    <style:style style:name="P43" style:family="paragraph" style:parent-style-name="Standard" style:list-style-name="WWNum25">
      <style:paragraph-properties fo:margin-left="0.5in" fo:margin-right="0in" fo:margin-top="0.1665in" fo:margin-bottom="0in" loext:contextual-spacing="false" fo:line-height="100%" fo:text-indent="-0.25in" style:auto-text-indent="false"/>
    </style:style>
    <style:style style:name="P44" style:family="paragraph" style:parent-style-name="Standard" style:list-style-name="WWNum31">
      <style:paragraph-properties fo:margin-left="0.5in" fo:margin-right="0in" fo:margin-top="0.1665in" fo:margin-bottom="0in" loext:contextual-spacing="false" fo:line-height="100%" fo:text-indent="-0.25in" style:auto-text-indent="false"/>
    </style:style>
    <style:style style:name="P45" style:family="paragraph" style:parent-style-name="Standard" style:list-style-name="WWNum98">
      <style:paragraph-properties fo:margin-left="0.5in" fo:margin-right="0in" fo:margin-top="0.1665in" fo:margin-bottom="0in" loext:contextual-spacing="false" fo:line-height="100%" fo:text-indent="-0.25in" style:auto-text-indent="false"/>
    </style:style>
    <style:style style:name="P46" style:family="paragraph" style:parent-style-name="Standard" style:list-style-name="WWNum88">
      <style:paragraph-properties fo:margin-left="0.5in" fo:margin-right="0in" fo:margin-top="0.1665in" fo:margin-bottom="0in" loext:contextual-spacing="false" fo:line-height="100%" fo:text-indent="-0.25in" style:auto-text-indent="false"/>
    </style:style>
    <style:style style:name="P47" style:family="paragraph" style:parent-style-name="Standard" style:list-style-name="WWNum59">
      <style:paragraph-properties fo:margin-left="0.5in" fo:margin-right="0in" fo:margin-top="0.1665in" fo:margin-bottom="0in" loext:contextual-spacing="false" fo:line-height="100%" fo:text-indent="-0.25in" style:auto-text-indent="false"/>
    </style:style>
    <style:style style:name="P48" style:family="paragraph" style:parent-style-name="Standard" style:list-style-name="WWNum30">
      <style:paragraph-properties fo:margin-left="0.5in" fo:margin-right="0in" fo:margin-top="0.1665in" fo:margin-bottom="0in" loext:contextual-spacing="false" fo:line-height="100%" fo:text-indent="-0.25in" style:auto-text-indent="false"/>
    </style:style>
    <style:style style:name="P49"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50" style:family="paragraph" style:parent-style-name="Standard" style:list-style-name="WWNum51">
      <style:paragraph-properties fo:margin-left="0.5in" fo:margin-right="0in" fo:margin-top="0.1665in" fo:margin-bottom="0in" loext:contextual-spacing="false" fo:line-height="100%" fo:text-indent="-0.25in" style:auto-text-indent="false"/>
    </style:style>
    <style:style style:name="P51" style:family="paragraph" style:parent-style-name="Standard" style:list-style-name="WWNum103">
      <style:paragraph-properties fo:margin-left="0.5in" fo:margin-right="0in" fo:margin-top="0.1665in" fo:margin-bottom="0in" loext:contextual-spacing="false" fo:line-height="100%" fo:text-indent="-0.25in" style:auto-text-indent="false"/>
    </style:style>
    <style:style style:name="P52" style:family="paragraph" style:parent-style-name="Standard" style:list-style-name="WWNum76">
      <style:paragraph-properties fo:margin-left="0.5in" fo:margin-right="0in" fo:margin-top="0.1665in" fo:margin-bottom="0in" loext:contextual-spacing="false" fo:line-height="100%" fo:text-indent="-0.25in" style:auto-text-indent="false"/>
    </style:style>
    <style:style style:name="P53" style:family="paragraph" style:parent-style-name="Standard" style:list-style-name="WWNum78">
      <style:paragraph-properties fo:margin-left="0.5in" fo:margin-right="0in" fo:margin-top="0.1665in" fo:margin-bottom="0in" loext:contextual-spacing="false" fo:line-height="100%" fo:text-indent="-0.25in" style:auto-text-indent="false"/>
    </style:style>
    <style:style style:name="P54"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55" style:family="paragraph" style:parent-style-name="Standard" style:list-style-name="WWNum49">
      <style:paragraph-properties fo:margin-left="0.5in" fo:margin-right="0in" fo:margin-top="0.1665in" fo:margin-bottom="0in" loext:contextual-spacing="false" fo:line-height="100%" fo:text-indent="-0.25in" style:auto-text-indent="false"/>
    </style:style>
    <style:style style:name="P56" style:family="paragraph" style:parent-style-name="Standard" style:list-style-name="WWNum34">
      <style:paragraph-properties fo:margin-left="0.5in" fo:margin-right="0in" fo:margin-top="0.1665in" fo:margin-bottom="0in" loext:contextual-spacing="false" fo:line-height="100%" fo:text-indent="-0.25in" style:auto-text-indent="false"/>
    </style:style>
    <style:style style:name="P57"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58" style:family="paragraph" style:parent-style-name="Standard" style:list-style-name="WWNum50">
      <style:paragraph-properties fo:margin-left="0.5in" fo:margin-right="0in" fo:margin-top="0.1665in" fo:margin-bottom="0in" loext:contextual-spacing="false" fo:line-height="100%" fo:text-indent="-0.25in" style:auto-text-indent="false"/>
    </style:style>
    <style:style style:name="P59"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60" style:family="paragraph" style:parent-style-name="Standard" style:list-style-name="WWNum96">
      <style:paragraph-properties fo:margin-left="0.5in" fo:margin-right="0in" fo:margin-top="0.1665in" fo:margin-bottom="0in" loext:contextual-spacing="false" fo:line-height="100%" fo:text-indent="-0.25in" style:auto-text-indent="false"/>
    </style:style>
    <style:style style:name="P61" style:family="paragraph" style:parent-style-name="Standard" style:list-style-name="WWNum41">
      <style:paragraph-properties fo:margin-left="0.5in" fo:margin-right="0in" fo:margin-top="0.1665in" fo:margin-bottom="0in" loext:contextual-spacing="false" fo:line-height="100%" fo:text-indent="-0.25in" style:auto-text-indent="false"/>
    </style:style>
    <style:style style:name="P62" style:family="paragraph" style:parent-style-name="Standard" style:list-style-name="WWNum94">
      <style:paragraph-properties fo:margin-left="0.5in" fo:margin-right="0in" fo:margin-top="0.1665in" fo:margin-bottom="0in" loext:contextual-spacing="false" fo:line-height="100%" fo:text-indent="-0.25in" style:auto-text-indent="false"/>
    </style:style>
    <style:style style:name="P63" style:family="paragraph" style:parent-style-name="Standard" style:list-style-name="WWNum53">
      <style:paragraph-properties fo:margin-left="0.5in" fo:margin-right="0in" fo:margin-top="0.1665in" fo:margin-bottom="0in" loext:contextual-spacing="false" fo:line-height="100%" fo:text-indent="-0.25in" style:auto-text-indent="false"/>
    </style:style>
    <style:style style:name="P64" style:family="paragraph" style:parent-style-name="Standard" style:list-style-name="WWNum100">
      <style:paragraph-properties fo:margin-left="0.5in" fo:margin-right="0in" fo:margin-top="0.1665in" fo:margin-bottom="0in" loext:contextual-spacing="false" fo:line-height="100%" fo:text-indent="-0.25in" style:auto-text-indent="false"/>
    </style:style>
    <style:style style:name="P65" style:family="paragraph" style:parent-style-name="Standard" style:list-style-name="WWNum61">
      <style:paragraph-properties fo:margin-left="0.5in" fo:margin-right="0in" fo:margin-top="0.1665in" fo:margin-bottom="0in" loext:contextual-spacing="false" fo:line-height="100%" fo:text-indent="-0.25in" style:auto-text-indent="false"/>
    </style:style>
    <style:style style:name="P66"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67"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68" style:family="paragraph" style:parent-style-name="Standard" style:list-style-name="WWNum38">
      <style:paragraph-properties fo:margin-left="0.5in" fo:margin-right="0in" fo:margin-top="0.1665in" fo:margin-bottom="0in" loext:contextual-spacing="false" fo:line-height="100%" fo:text-indent="-0.25in" style:auto-text-indent="false"/>
    </style:style>
    <style:style style:name="P69" style:family="paragraph" style:parent-style-name="Standard" style:list-style-name="WWNum65">
      <style:paragraph-properties fo:margin-left="0.5in" fo:margin-right="0in" fo:margin-top="0.1665in" fo:margin-bottom="0in" loext:contextual-spacing="false" fo:line-height="100%" fo:text-indent="-0.25in" style:auto-text-indent="false"/>
    </style:style>
    <style:style style:name="P70" style:family="paragraph" style:parent-style-name="Standard" style:list-style-name="WWNum64">
      <style:paragraph-properties fo:margin-left="0.5in" fo:margin-right="0in" fo:margin-top="0.1665in" fo:margin-bottom="0in" loext:contextual-spacing="false" fo:line-height="100%" fo:text-indent="-0.25in" style:auto-text-indent="false"/>
    </style:style>
    <style:style style:name="P71" style:family="paragraph" style:parent-style-name="Standard" style:list-style-name="WWNum83">
      <style:paragraph-properties fo:margin-left="0.5in" fo:margin-right="0in" fo:margin-top="0.1665in" fo:margin-bottom="0in" loext:contextual-spacing="false" fo:line-height="100%" fo:text-indent="-0.25in" style:auto-text-indent="false"/>
    </style:style>
    <style:style style:name="P72" style:family="paragraph" style:parent-style-name="Standard" style:list-style-name="WWNum42">
      <style:paragraph-properties fo:margin-left="0.5in" fo:margin-right="0in" fo:margin-top="0.1665in" fo:margin-bottom="0in" loext:contextual-spacing="false" fo:line-height="100%" fo:text-indent="-0.25in" style:auto-text-indent="false"/>
    </style:style>
    <style:style style:name="P73"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74" style:family="paragraph" style:parent-style-name="Standard" style:list-style-name="WWNum89">
      <style:paragraph-properties fo:margin-left="0.5in" fo:margin-right="0in" fo:margin-top="0.1665in" fo:margin-bottom="0in" loext:contextual-spacing="false" fo:line-height="100%" fo:text-indent="-0.25in" style:auto-text-indent="false"/>
    </style:style>
    <style:style style:name="P75" style:family="paragraph" style:parent-style-name="Standard" style:list-style-name="WWNum71">
      <style:paragraph-properties fo:margin-left="0.5in" fo:margin-right="0in" fo:margin-top="0.1665in" fo:margin-bottom="0in" loext:contextual-spacing="false" fo:line-height="100%" fo:text-indent="-0.25in" style:auto-text-indent="false"/>
    </style:style>
    <style:style style:name="P76" style:family="paragraph" style:parent-style-name="Standard" style:list-style-name="WWNum87">
      <style:paragraph-properties fo:margin-left="0.5in" fo:margin-right="0in" fo:margin-top="0.1665in" fo:margin-bottom="0in" loext:contextual-spacing="false" fo:line-height="100%" fo:text-indent="-0.25in" style:auto-text-indent="false"/>
    </style:style>
    <style:style style:name="P77" style:family="paragraph" style:parent-style-name="Standard" style:list-style-name="WWNum68">
      <style:paragraph-properties fo:margin-left="0.5in" fo:margin-right="0in" fo:margin-top="0.1665in" fo:margin-bottom="0in" loext:contextual-spacing="false" fo:line-height="100%" fo:text-indent="-0.25in" style:auto-text-indent="false"/>
    </style:style>
    <style:style style:name="P78" style:family="paragraph" style:parent-style-name="Standard" style:list-style-name="WWNum39">
      <style:paragraph-properties fo:margin-left="0.5in" fo:margin-right="0in" fo:margin-top="0.1665in" fo:margin-bottom="0in" loext:contextual-spacing="false" fo:line-height="100%" fo:text-indent="-0.25in" style:auto-text-indent="false"/>
    </style:style>
    <style:style style:name="P79"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80" style:family="paragraph" style:parent-style-name="Standard" style:list-style-name="WWNum95">
      <style:paragraph-properties fo:margin-left="0.5in" fo:margin-right="0in" fo:margin-top="0.1665in" fo:margin-bottom="0in" loext:contextual-spacing="false" fo:line-height="100%" fo:text-indent="-0.25in" style:auto-text-indent="false"/>
    </style:style>
    <style:style style:name="P81"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82" style:family="paragraph" style:parent-style-name="Standard" style:list-style-name="WWNum97">
      <style:paragraph-properties fo:margin-left="0.5in" fo:margin-right="0in" fo:margin-top="0.1665in" fo:margin-bottom="0in" loext:contextual-spacing="false" fo:line-height="100%" fo:text-indent="-0.25in" style:auto-text-indent="false"/>
    </style:style>
    <style:style style:name="P83"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84"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85" style:family="paragraph" style:parent-style-name="Standard" style:list-style-name="WWNum67">
      <style:paragraph-properties fo:margin-left="0.5in" fo:margin-right="0in" fo:margin-top="0.1665in" fo:margin-bottom="0in" loext:contextual-spacing="false" fo:line-height="100%" fo:text-indent="-0.25in" style:auto-text-indent="false"/>
    </style:style>
    <style:style style:name="P86"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87"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88" style:family="paragraph" style:parent-style-name="Standard" style:list-style-name="WWNum84">
      <style:paragraph-properties fo:margin-left="0.5in" fo:margin-right="0in" fo:margin-top="0.1665in" fo:margin-bottom="0in" loext:contextual-spacing="false" fo:line-height="100%" fo:text-indent="-0.25in" style:auto-text-indent="false"/>
    </style:style>
    <style:style style:name="P89" style:family="paragraph" style:parent-style-name="Standard" style:list-style-name="WWNum46">
      <style:paragraph-properties fo:margin-left="0.5in" fo:margin-right="0in" fo:margin-top="0.1665in" fo:margin-bottom="0in" loext:contextual-spacing="false" fo:line-height="100%" fo:text-indent="-0.25in" style:auto-text-indent="false"/>
    </style:style>
    <style:style style:name="P90" style:family="paragraph" style:parent-style-name="Standard" style:list-style-name="WWNum44">
      <style:paragraph-properties fo:margin-left="0.5in" fo:margin-right="0in" fo:margin-top="0.1665in" fo:margin-bottom="0in" loext:contextual-spacing="false" fo:line-height="100%" fo:text-indent="-0.25in" style:auto-text-indent="false"/>
    </style:style>
    <style:style style:name="P91" style:family="paragraph" style:parent-style-name="Standard" style:list-style-name="WWNum35">
      <style:paragraph-properties fo:margin-left="0.5in" fo:margin-right="0in" fo:margin-top="0.1665in" fo:margin-bottom="0in" loext:contextual-spacing="false" fo:line-height="100%" fo:text-indent="-0.25in" style:auto-text-indent="false"/>
    </style:style>
    <style:style style:name="P92"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93" style:family="paragraph" style:parent-style-name="Standard" style:list-style-name="WWNum81">
      <style:paragraph-properties fo:margin-left="0.5in" fo:margin-right="0in" fo:margin-top="0.1665in" fo:margin-bottom="0in" loext:contextual-spacing="false" fo:line-height="100%" fo:text-indent="-0.25in" style:auto-text-indent="false"/>
    </style:style>
    <style:style style:name="P94" style:family="paragraph" style:parent-style-name="Standard" style:list-style-name="WWNum101">
      <style:paragraph-properties fo:margin-left="0.5in" fo:margin-right="0in" fo:margin-top="0.1665in" fo:margin-bottom="0in" loext:contextual-spacing="false" fo:line-height="100%" fo:text-indent="-0.25in" style:auto-text-indent="false"/>
    </style:style>
    <style:style style:name="P95" style:family="paragraph" style:parent-style-name="Standard" style:list-style-name="WWNum92">
      <style:paragraph-properties fo:margin-left="0.5in" fo:margin-right="0in" fo:margin-top="0in" fo:margin-bottom="0in" loext:contextual-spacing="false" fo:line-height="100%" fo:text-indent="-0.25in" style:auto-text-indent="false"/>
    </style:style>
    <style:style style:name="P96" style:family="paragraph" style:parent-style-name="Standard" style:list-style-name="WWNum55">
      <style:paragraph-properties fo:margin-left="0.5in" fo:margin-right="0in" fo:margin-top="0in" fo:margin-bottom="0in" loext:contextual-spacing="false" fo:line-height="100%" fo:text-indent="-0.25in" style:auto-text-indent="false"/>
    </style:style>
    <style:style style:name="P97" style:family="paragraph" style:parent-style-name="Standard" style:list-style-name="WWNum85">
      <style:paragraph-properties fo:margin-left="0.5in" fo:margin-right="0in" fo:margin-top="0in" fo:margin-bottom="0in" loext:contextual-spacing="false" fo:line-height="100%" fo:text-indent="-0.25in" style:auto-text-indent="false"/>
    </style:style>
    <style:style style:name="P98" style:family="paragraph" style:parent-style-name="Standard" style:list-style-name="WWNum80">
      <style:paragraph-properties fo:margin-left="0.5in" fo:margin-right="0in" fo:margin-top="0in" fo:margin-bottom="0in" loext:contextual-spacing="false" fo:line-height="100%" fo:text-indent="-0.25in" style:auto-text-indent="false"/>
    </style:style>
    <style:style style:name="P99"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10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01" style:family="paragraph" style:parent-style-name="Standard" style:list-style-name="WWNum37">
      <style:paragraph-properties fo:margin-left="0.5in" fo:margin-right="0in" fo:margin-top="0in" fo:margin-bottom="0in" loext:contextual-spacing="false" fo:line-height="100%" fo:text-indent="-0.25in" style:auto-text-indent="false"/>
    </style:style>
    <style:style style:name="P102" style:family="paragraph" style:parent-style-name="Standard" style:list-style-name="WWNum52">
      <style:paragraph-properties fo:margin-left="0.5in" fo:margin-right="0in" fo:margin-top="0in" fo:margin-bottom="0in" loext:contextual-spacing="false" fo:line-height="100%" fo:text-indent="-0.25in" style:auto-text-indent="false"/>
    </style:style>
    <style:style style:name="P103" style:family="paragraph" style:parent-style-name="Standard" style:list-style-name="WWNum45">
      <style:paragraph-properties fo:margin-left="0.5in" fo:margin-right="0in" fo:margin-top="0in" fo:margin-bottom="0in" loext:contextual-spacing="false" fo:line-height="100%" fo:text-indent="-0.25in" style:auto-text-indent="false"/>
    </style:style>
    <style:style style:name="P104" style:family="paragraph" style:parent-style-name="Standard" style:list-style-name="WWNum40">
      <style:paragraph-properties fo:margin-left="0.5in" fo:margin-right="0in" fo:margin-top="0in" fo:margin-bottom="0in" loext:contextual-spacing="false" fo:line-height="100%" fo:text-indent="-0.25in" style:auto-text-indent="false"/>
    </style:style>
    <style:style style:name="P105" style:family="paragraph" style:parent-style-name="Standard" style:list-style-name="WWNum75">
      <style:paragraph-properties fo:margin-left="0.5in" fo:margin-right="0in" fo:margin-top="0in" fo:margin-bottom="0in" loext:contextual-spacing="false" fo:line-height="100%" fo:text-indent="-0.25in" style:auto-text-indent="false"/>
    </style:style>
    <style:style style:name="P106"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107"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108" style:family="paragraph" style:parent-style-name="Standard" style:list-style-name="WWNum54">
      <style:paragraph-properties fo:margin-left="0.5in" fo:margin-right="0in" fo:margin-top="0in" fo:margin-bottom="0in" loext:contextual-spacing="false" fo:line-height="100%" fo:text-indent="-0.25in" style:auto-text-indent="false"/>
    </style:style>
    <style:style style:name="P109"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110" style:family="paragraph" style:parent-style-name="Standard" style:list-style-name="WWNum74">
      <style:paragraph-properties fo:margin-left="0.5in" fo:margin-right="0in" fo:margin-top="0in" fo:margin-bottom="0in" loext:contextual-spacing="false" fo:line-height="100%" fo:text-indent="-0.25in" style:auto-text-indent="false"/>
    </style:style>
    <style:style style:name="P111" style:family="paragraph" style:parent-style-name="Standard" style:list-style-name="WWNum70">
      <style:paragraph-properties fo:margin-left="0.5in" fo:margin-right="0in" fo:margin-top="0in" fo:margin-bottom="0in" loext:contextual-spacing="false" fo:line-height="100%" fo:text-indent="-0.25in" style:auto-text-indent="false"/>
    </style:style>
    <style:style style:name="P112" style:family="paragraph" style:parent-style-name="Standard" style:list-style-name="WWNum32">
      <style:paragraph-properties fo:margin-left="0.5in" fo:margin-right="0in" fo:margin-top="0in" fo:margin-bottom="0in" loext:contextual-spacing="false" fo:line-height="100%" fo:text-indent="-0.25in" style:auto-text-indent="false"/>
    </style:style>
    <style:style style:name="P113" style:family="paragraph" style:parent-style-name="Standard" style:list-style-name="WWNum43">
      <style:paragraph-properties fo:margin-left="0.5in" fo:margin-right="0in" fo:margin-top="0in" fo:margin-bottom="0in" loext:contextual-spacing="false" fo:line-height="100%" fo:text-indent="-0.25in" style:auto-text-indent="false"/>
    </style:style>
    <style:style style:name="P114" style:family="paragraph" style:parent-style-name="Standard" style:list-style-name="WWNum82">
      <style:paragraph-properties fo:margin-left="0.5in" fo:margin-right="0in" fo:margin-top="0in" fo:margin-bottom="0in" loext:contextual-spacing="false" fo:line-height="100%" fo:text-indent="-0.25in" style:auto-text-indent="false"/>
    </style:style>
    <style:style style:name="P115" style:family="paragraph" style:parent-style-name="Standard" style:list-style-name="WWNum93">
      <style:paragraph-properties fo:margin-left="0.5in" fo:margin-right="0in" fo:margin-top="0in" fo:margin-bottom="0in" loext:contextual-spacing="false" fo:line-height="100%" fo:text-indent="-0.25in" style:auto-text-indent="false"/>
    </style:style>
    <style:style style:name="P116" style:family="paragraph" style:parent-style-name="Standard" style:list-style-name="WWNum63">
      <style:paragraph-properties fo:margin-left="0.5in" fo:margin-right="0in" fo:margin-top="0in" fo:margin-bottom="0in" loext:contextual-spacing="false" fo:line-height="100%" fo:text-indent="-0.25in" style:auto-text-indent="false"/>
    </style:style>
    <style:style style:name="P117"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11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19"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20" style:family="paragraph" style:parent-style-name="Standard" style:list-style-name="WWNum104">
      <style:paragraph-properties fo:margin-left="0.5in" fo:margin-right="0in" fo:margin-top="0in" fo:margin-bottom="0in" loext:contextual-spacing="false" fo:line-height="100%" fo:text-indent="-0.25in" style:auto-text-indent="false"/>
    </style:style>
    <style:style style:name="P121" style:family="paragraph" style:parent-style-name="Standard" style:list-style-name="WWNum57">
      <style:paragraph-properties fo:margin-left="0.5in" fo:margin-right="0in" fo:margin-top="0in" fo:margin-bottom="0in" loext:contextual-spacing="false" fo:line-height="100%" fo:text-indent="-0.25in" style:auto-text-indent="false"/>
    </style:style>
    <style:style style:name="P122" style:family="paragraph" style:parent-style-name="Standard" style:list-style-name="WWNum69">
      <style:paragraph-properties fo:margin-left="0.5in" fo:margin-right="0in" fo:margin-top="0in" fo:margin-bottom="0in" loext:contextual-spacing="false" fo:line-height="100%" fo:text-indent="-0.25in" style:auto-text-indent="false"/>
    </style:style>
    <style:style style:name="P123" style:family="paragraph" style:parent-style-name="Standard" style:list-style-name="WWNum79">
      <style:paragraph-properties fo:margin-left="0.5in" fo:margin-right="0in" fo:margin-top="0in" fo:margin-bottom="0in" loext:contextual-spacing="false" fo:line-height="100%" fo:text-indent="-0.25in" style:auto-text-indent="false"/>
    </style:style>
    <style:style style:name="P124"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125" style:family="paragraph" style:parent-style-name="Standard" style:list-style-name="WWNum91">
      <style:paragraph-properties fo:margin-left="0.5in" fo:margin-right="0in" fo:margin-top="0in" fo:margin-bottom="0in" loext:contextual-spacing="false" fo:line-height="100%" fo:text-indent="-0.25in" style:auto-text-indent="false"/>
    </style:style>
    <style:style style:name="P126" style:family="paragraph" style:parent-style-name="Standard" style:list-style-name="WWNum72">
      <style:paragraph-properties fo:margin-left="0.5in" fo:margin-right="0in" fo:margin-top="0in" fo:margin-bottom="0in" loext:contextual-spacing="false" fo:line-height="100%" fo:text-indent="-0.25in" style:auto-text-indent="false"/>
    </style:style>
    <style:style style:name="P127" style:family="paragraph" style:parent-style-name="Standard" style:list-style-name="WWNum60">
      <style:paragraph-properties fo:margin-left="0.5in" fo:margin-right="0in" fo:margin-top="0in" fo:margin-bottom="0in" loext:contextual-spacing="false" fo:line-height="100%" fo:text-indent="-0.25in" style:auto-text-indent="false"/>
    </style:style>
    <style:style style:name="P128" style:family="paragraph" style:parent-style-name="Standard" style:list-style-name="WWNum99">
      <style:paragraph-properties fo:margin-left="0.5in" fo:margin-right="0in" fo:margin-top="0in" fo:margin-bottom="0in" loext:contextual-spacing="false" fo:line-height="100%" fo:text-indent="-0.25in" style:auto-text-indent="false"/>
    </style:style>
    <style:style style:name="P129" style:family="paragraph" style:parent-style-name="Standard" style:list-style-name="WWNum47">
      <style:paragraph-properties fo:margin-left="0.5in" fo:margin-right="0in" fo:margin-top="0in" fo:margin-bottom="0in" loext:contextual-spacing="false" fo:line-height="100%" fo:text-indent="-0.25in" style:auto-text-indent="false"/>
    </style:style>
    <style:style style:name="P130" style:family="paragraph" style:parent-style-name="Standard" style:list-style-name="WWNum31">
      <style:paragraph-properties fo:margin-left="0.5in" fo:margin-right="0in" fo:margin-top="0in" fo:margin-bottom="0in" loext:contextual-spacing="false" fo:line-height="100%" fo:text-indent="-0.25in" style:auto-text-indent="false"/>
    </style:style>
    <style:style style:name="P131" style:family="paragraph" style:parent-style-name="Standard" style:list-style-name="WWNum88">
      <style:paragraph-properties fo:margin-left="0.5in" fo:margin-right="0in" fo:margin-top="0in" fo:margin-bottom="0in" loext:contextual-spacing="false" fo:line-height="100%" fo:text-indent="-0.25in" style:auto-text-indent="false"/>
    </style:style>
    <style:style style:name="P132" style:family="paragraph" style:parent-style-name="Standard" style:list-style-name="WWNum59">
      <style:paragraph-properties fo:margin-left="0.5in" fo:margin-right="0in" fo:margin-top="0in" fo:margin-bottom="0in" loext:contextual-spacing="false" fo:line-height="100%" fo:text-indent="-0.25in" style:auto-text-indent="false"/>
    </style:style>
    <style:style style:name="P133" style:family="paragraph" style:parent-style-name="Standard" style:list-style-name="WWNum30">
      <style:paragraph-properties fo:margin-left="0.5in" fo:margin-right="0in" fo:margin-top="0in" fo:margin-bottom="0in" loext:contextual-spacing="false" fo:line-height="100%" fo:text-indent="-0.25in" style:auto-text-indent="false"/>
    </style:style>
    <style:style style:name="P134" style:family="paragraph" style:parent-style-name="Standard" style:list-style-name="WWNum51">
      <style:paragraph-properties fo:margin-left="0.5in" fo:margin-right="0in" fo:margin-top="0in" fo:margin-bottom="0in" loext:contextual-spacing="false" fo:line-height="100%" fo:text-indent="-0.25in" style:auto-text-indent="false"/>
    </style:style>
    <style:style style:name="P135" style:family="paragraph" style:parent-style-name="Standard" style:list-style-name="WWNum103">
      <style:paragraph-properties fo:margin-left="0.5in" fo:margin-right="0in" fo:margin-top="0in" fo:margin-bottom="0in" loext:contextual-spacing="false" fo:line-height="100%" fo:text-indent="-0.25in" style:auto-text-indent="false"/>
    </style:style>
    <style:style style:name="P136" style:family="paragraph" style:parent-style-name="Standard" style:list-style-name="WWNum78">
      <style:paragraph-properties fo:margin-left="0.5in" fo:margin-right="0in" fo:margin-top="0in" fo:margin-bottom="0in" loext:contextual-spacing="false" fo:line-height="100%" fo:text-indent="-0.25in" style:auto-text-indent="false"/>
    </style:style>
    <style:style style:name="P137"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138" style:family="paragraph" style:parent-style-name="Standard" style:list-style-name="WWNum49">
      <style:paragraph-properties fo:margin-left="0.5in" fo:margin-right="0in" fo:margin-top="0in" fo:margin-bottom="0in" loext:contextual-spacing="false" fo:line-height="100%" fo:text-indent="-0.25in" style:auto-text-indent="false"/>
    </style:style>
    <style:style style:name="P139" style:family="paragraph" style:parent-style-name="Standard" style:list-style-name="WWNum34">
      <style:paragraph-properties fo:margin-left="0.5in" fo:margin-right="0in" fo:margin-top="0in" fo:margin-bottom="0in" loext:contextual-spacing="false" fo:line-height="100%" fo:text-indent="-0.25in" style:auto-text-indent="false"/>
    </style:style>
    <style:style style:name="P140"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141" style:family="paragraph" style:parent-style-name="Standard" style:list-style-name="WWNum50">
      <style:paragraph-properties fo:margin-left="0.5in" fo:margin-right="0in" fo:margin-top="0in" fo:margin-bottom="0in" loext:contextual-spacing="false" fo:line-height="100%" fo:text-indent="-0.25in" style:auto-text-indent="false"/>
    </style:style>
    <style:style style:name="P142" style:family="paragraph" style:parent-style-name="Standard" style:list-style-name="WWNum61">
      <style:paragraph-properties fo:margin-left="0.5in" fo:margin-right="0in" fo:margin-top="0in" fo:margin-bottom="0in" loext:contextual-spacing="false" fo:line-height="100%" fo:text-indent="-0.25in" style:auto-text-indent="false"/>
    </style:style>
    <style:style style:name="P143"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144"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45" style:family="paragraph" style:parent-style-name="Standard" style:list-style-name="WWNum38">
      <style:paragraph-properties fo:margin-left="0.5in" fo:margin-right="0in" fo:margin-top="0in" fo:margin-bottom="0in" loext:contextual-spacing="false" fo:line-height="100%" fo:text-indent="-0.25in" style:auto-text-indent="false"/>
    </style:style>
    <style:style style:name="P146" style:family="paragraph" style:parent-style-name="Standard" style:list-style-name="WWNum65">
      <style:paragraph-properties fo:margin-left="0.5in" fo:margin-right="0in" fo:margin-top="0in" fo:margin-bottom="0in" loext:contextual-spacing="false" fo:line-height="100%" fo:text-indent="-0.25in" style:auto-text-indent="false"/>
    </style:style>
    <style:style style:name="P147" style:family="paragraph" style:parent-style-name="Standard" style:list-style-name="WWNum64">
      <style:paragraph-properties fo:margin-left="0.5in" fo:margin-right="0in" fo:margin-top="0in" fo:margin-bottom="0in" loext:contextual-spacing="false" fo:line-height="100%" fo:text-indent="-0.25in" style:auto-text-indent="false"/>
    </style:style>
    <style:style style:name="P148" style:family="paragraph" style:parent-style-name="Standard" style:list-style-name="WWNum42">
      <style:paragraph-properties fo:margin-left="0.5in" fo:margin-right="0in" fo:margin-top="0in" fo:margin-bottom="0in" loext:contextual-spacing="false" fo:line-height="100%" fo:text-indent="-0.25in" style:auto-text-indent="false"/>
    </style:style>
    <style:style style:name="P149"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150" style:family="paragraph" style:parent-style-name="Standard" style:list-style-name="WWNum89">
      <style:paragraph-properties fo:margin-left="0.5in" fo:margin-right="0in" fo:margin-top="0in" fo:margin-bottom="0in" loext:contextual-spacing="false" fo:line-height="100%" fo:text-indent="-0.25in" style:auto-text-indent="false"/>
    </style:style>
    <style:style style:name="P151" style:family="paragraph" style:parent-style-name="Standard" style:list-style-name="WWNum71">
      <style:paragraph-properties fo:margin-left="0.5in" fo:margin-right="0in" fo:margin-top="0in" fo:margin-bottom="0in" loext:contextual-spacing="false" fo:line-height="100%" fo:text-indent="-0.25in" style:auto-text-indent="false"/>
    </style:style>
    <style:style style:name="P152" style:family="paragraph" style:parent-style-name="Standard" style:list-style-name="WWNum87">
      <style:paragraph-properties fo:margin-left="0.5in" fo:margin-right="0in" fo:margin-top="0in" fo:margin-bottom="0in" loext:contextual-spacing="false" fo:line-height="100%" fo:text-indent="-0.25in" style:auto-text-indent="false"/>
    </style:style>
    <style:style style:name="P153" style:family="paragraph" style:parent-style-name="Standard" style:list-style-name="WWNum68">
      <style:paragraph-properties fo:margin-left="0.5in" fo:margin-right="0in" fo:margin-top="0in" fo:margin-bottom="0in" loext:contextual-spacing="false" fo:line-height="100%" fo:text-indent="-0.25in" style:auto-text-indent="false"/>
    </style:style>
    <style:style style:name="P154"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155"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156" style:family="paragraph" style:parent-style-name="Standard" style:list-style-name="WWNum67">
      <style:paragraph-properties fo:margin-left="0.5in" fo:margin-right="0in" fo:margin-top="0in" fo:margin-bottom="0in" loext:contextual-spacing="false" fo:line-height="100%" fo:text-indent="-0.25in" style:auto-text-indent="false"/>
    </style:style>
    <style:style style:name="P157"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158" style:family="paragraph" style:parent-style-name="Standard" style:list-style-name="WWNum46">
      <style:paragraph-properties fo:margin-left="0.5in" fo:margin-right="0in" fo:margin-top="0in" fo:margin-bottom="0in" loext:contextual-spacing="false" fo:line-height="100%" fo:text-indent="-0.25in" style:auto-text-indent="false"/>
    </style:style>
    <style:style style:name="P159" style:family="paragraph" style:parent-style-name="Standard" style:list-style-name="WWNum44">
      <style:paragraph-properties fo:margin-left="0.5in" fo:margin-right="0in" fo:margin-top="0in" fo:margin-bottom="0in" loext:contextual-spacing="false" fo:line-height="100%" fo:text-indent="-0.25in" style:auto-text-indent="false"/>
    </style:style>
    <style:style style:name="P160" style:family="paragraph" style:parent-style-name="Standard" style:list-style-name="WWNum35">
      <style:paragraph-properties fo:margin-left="0.5in" fo:margin-right="0in" fo:margin-top="0in" fo:margin-bottom="0in" loext:contextual-spacing="false" fo:line-height="100%" fo:text-indent="-0.25in" style:auto-text-indent="false"/>
    </style:style>
    <style:style style:name="P161"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62" style:family="paragraph" style:parent-style-name="Standard" style:list-style-name="WWNum81">
      <style:paragraph-properties fo:margin-left="0.5in" fo:margin-right="0in" fo:margin-top="0in" fo:margin-bottom="0in" loext:contextual-spacing="false" fo:line-height="100%" fo:text-indent="-0.25in" style:auto-text-indent="false"/>
    </style:style>
    <style:style style:name="P163" style:family="paragraph" style:parent-style-name="Standard" style:list-style-name="WWNum101">
      <style:paragraph-properties fo:margin-left="0.5in" fo:margin-right="0in" fo:margin-top="0in" fo:margin-bottom="0in" loext:contextual-spacing="false" fo:line-height="100%" fo:text-indent="-0.25in" style:auto-text-indent="false"/>
    </style:style>
    <style:style style:name="P164" style:family="paragraph" style:parent-style-name="Standard" style:list-style-name="WWNum55">
      <style:paragraph-properties fo:margin-left="0.5in" fo:margin-right="0in" fo:margin-top="0in" fo:margin-bottom="0.1665in" loext:contextual-spacing="false" fo:line-height="100%" fo:text-indent="-0.25in" style:auto-text-indent="false"/>
    </style:style>
    <style:style style:name="P165" style:family="paragraph" style:parent-style-name="Standard" style:list-style-name="WWNum73">
      <style:paragraph-properties fo:margin-left="0.5in" fo:margin-right="0in" fo:margin-top="0in" fo:margin-bottom="0.1665in" loext:contextual-spacing="false" fo:line-height="100%" fo:text-indent="-0.25in" style:auto-text-indent="false"/>
    </style:style>
    <style:style style:name="P166" style:family="paragraph" style:parent-style-name="Standard" style:list-style-name="WWNum85">
      <style:paragraph-properties fo:margin-left="0.5in" fo:margin-right="0in" fo:margin-top="0in" fo:margin-bottom="0.1665in" loext:contextual-spacing="false" fo:line-height="100%" fo:text-indent="-0.25in" style:auto-text-indent="false"/>
    </style:style>
    <style:style style:name="P167" style:family="paragraph" style:parent-style-name="Standard" style:list-style-name="WWNum80">
      <style:paragraph-properties fo:margin-left="0.5in" fo:margin-right="0in" fo:margin-top="0in" fo:margin-bottom="0.1665in" loext:contextual-spacing="false" fo:line-height="100%" fo:text-indent="-0.25in" style:auto-text-indent="false"/>
    </style:style>
    <style:style style:name="P168"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169"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70" style:family="paragraph" style:parent-style-name="Standard" style:list-style-name="WWNum37">
      <style:paragraph-properties fo:margin-left="0.5in" fo:margin-right="0in" fo:margin-top="0in" fo:margin-bottom="0.1665in" loext:contextual-spacing="false" fo:line-height="100%" fo:text-indent="-0.25in" style:auto-text-indent="false"/>
    </style:style>
    <style:style style:name="P171" style:family="paragraph" style:parent-style-name="Standard" style:list-style-name="WWNum45">
      <style:paragraph-properties fo:margin-left="0.5in" fo:margin-right="0in" fo:margin-top="0in" fo:margin-bottom="0.1665in" loext:contextual-spacing="false" fo:line-height="100%" fo:text-indent="-0.25in" style:auto-text-indent="false"/>
    </style:style>
    <style:style style:name="P172" style:family="paragraph" style:parent-style-name="Standard" style:list-style-name="WWNum40">
      <style:paragraph-properties fo:margin-left="0.5in" fo:margin-right="0in" fo:margin-top="0in" fo:margin-bottom="0.1665in" loext:contextual-spacing="false" fo:line-height="100%" fo:text-indent="-0.25in" style:auto-text-indent="false"/>
    </style:style>
    <style:style style:name="P173"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174"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175" style:family="paragraph" style:parent-style-name="Standard" style:list-style-name="WWNum54">
      <style:paragraph-properties fo:margin-left="0.5in" fo:margin-right="0in" fo:margin-top="0in" fo:margin-bottom="0.1665in" loext:contextual-spacing="false" fo:line-height="100%" fo:text-indent="-0.25in" style:auto-text-indent="false"/>
    </style:style>
    <style:style style:name="P176"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177" style:family="paragraph" style:parent-style-name="Standard" style:list-style-name="WWNum74">
      <style:paragraph-properties fo:margin-left="0.5in" fo:margin-right="0in" fo:margin-top="0in" fo:margin-bottom="0.1665in" loext:contextual-spacing="false" fo:line-height="100%" fo:text-indent="-0.25in" style:auto-text-indent="false"/>
    </style:style>
    <style:style style:name="P178" style:family="paragraph" style:parent-style-name="Standard" style:list-style-name="WWNum70">
      <style:paragraph-properties fo:margin-left="0.5in" fo:margin-right="0in" fo:margin-top="0in" fo:margin-bottom="0.1665in" loext:contextual-spacing="false" fo:line-height="100%" fo:text-indent="-0.25in" style:auto-text-indent="false"/>
    </style:style>
    <style:style style:name="P179" style:family="paragraph" style:parent-style-name="Standard" style:list-style-name="WWNum32">
      <style:paragraph-properties fo:margin-left="0.5in" fo:margin-right="0in" fo:margin-top="0in" fo:margin-bottom="0.1665in" loext:contextual-spacing="false" fo:line-height="100%" fo:text-indent="-0.25in" style:auto-text-indent="false"/>
    </style:style>
    <style:style style:name="P180" style:family="paragraph" style:parent-style-name="Standard" style:list-style-name="WWNum43">
      <style:paragraph-properties fo:margin-left="0.5in" fo:margin-right="0in" fo:margin-top="0in" fo:margin-bottom="0.1665in" loext:contextual-spacing="false" fo:line-height="100%" fo:text-indent="-0.25in" style:auto-text-indent="false"/>
    </style:style>
    <style:style style:name="P181" style:family="paragraph" style:parent-style-name="Standard" style:list-style-name="WWNum48">
      <style:paragraph-properties fo:margin-left="0.5in" fo:margin-right="0in" fo:margin-top="0in" fo:margin-bottom="0.1665in" loext:contextual-spacing="false" fo:line-height="100%" fo:text-indent="-0.25in" style:auto-text-indent="false"/>
    </style:style>
    <style:style style:name="P182" style:family="paragraph" style:parent-style-name="Standard" style:list-style-name="WWNum82">
      <style:paragraph-properties fo:margin-left="0.5in" fo:margin-right="0in" fo:margin-top="0in" fo:margin-bottom="0.1665in" loext:contextual-spacing="false" fo:line-height="100%" fo:text-indent="-0.25in" style:auto-text-indent="false"/>
    </style:style>
    <style:style style:name="P183" style:family="paragraph" style:parent-style-name="Standard" style:list-style-name="WWNum93">
      <style:paragraph-properties fo:margin-left="0.5in" fo:margin-right="0in" fo:margin-top="0in" fo:margin-bottom="0.1665in" loext:contextual-spacing="false" fo:line-height="100%" fo:text-indent="-0.25in" style:auto-text-indent="false"/>
    </style:style>
    <style:style style:name="P184" style:family="paragraph" style:parent-style-name="Standard" style:list-style-name="WWNum63">
      <style:paragraph-properties fo:margin-left="0.5in" fo:margin-right="0in" fo:margin-top="0in" fo:margin-bottom="0.1665in" loext:contextual-spacing="false" fo:line-height="100%" fo:text-indent="-0.25in" style:auto-text-indent="false"/>
    </style:style>
    <style:style style:name="P185"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186"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87"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88" style:family="paragraph" style:parent-style-name="Standard" style:list-style-name="WWNum104">
      <style:paragraph-properties fo:margin-left="0.5in" fo:margin-right="0in" fo:margin-top="0in" fo:margin-bottom="0.1665in" loext:contextual-spacing="false" fo:line-height="100%" fo:text-indent="-0.25in" style:auto-text-indent="false"/>
    </style:style>
    <style:style style:name="P189" style:family="paragraph" style:parent-style-name="Standard" style:list-style-name="WWNum62">
      <style:paragraph-properties fo:margin-left="0.5in" fo:margin-right="0in" fo:margin-top="0in" fo:margin-bottom="0.1665in" loext:contextual-spacing="false" fo:line-height="100%" fo:text-indent="-0.25in" style:auto-text-indent="false"/>
    </style:style>
    <style:style style:name="P190" style:family="paragraph" style:parent-style-name="Standard" style:list-style-name="WWNum69">
      <style:paragraph-properties fo:margin-left="0.5in" fo:margin-right="0in" fo:margin-top="0in" fo:margin-bottom="0.1665in" loext:contextual-spacing="false" fo:line-height="100%" fo:text-indent="-0.25in" style:auto-text-indent="false"/>
    </style:style>
    <style:style style:name="P191"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192" style:family="paragraph" style:parent-style-name="Standard" style:list-style-name="WWNum91">
      <style:paragraph-properties fo:margin-left="0.5in" fo:margin-right="0in" fo:margin-top="0in" fo:margin-bottom="0.1665in" loext:contextual-spacing="false" fo:line-height="100%" fo:text-indent="-0.25in" style:auto-text-indent="false"/>
    </style:style>
    <style:style style:name="P193" style:family="paragraph" style:parent-style-name="Standard" style:list-style-name="WWNum60">
      <style:paragraph-properties fo:margin-left="0.5in" fo:margin-right="0in" fo:margin-top="0in" fo:margin-bottom="0.1665in" loext:contextual-spacing="false" fo:line-height="100%" fo:text-indent="-0.25in" style:auto-text-indent="false"/>
    </style:style>
    <style:style style:name="P194"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195" style:family="paragraph" style:parent-style-name="Standard" style:list-style-name="WWNum88">
      <style:paragraph-properties fo:margin-left="0.5in" fo:margin-right="0in" fo:margin-top="0in" fo:margin-bottom="0.1665in" loext:contextual-spacing="false" fo:line-height="100%" fo:text-indent="-0.25in" style:auto-text-indent="false"/>
    </style:style>
    <style:style style:name="P196"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197" style:family="paragraph" style:parent-style-name="Standard" style:list-style-name="WWNum51">
      <style:paragraph-properties fo:margin-left="0.5in" fo:margin-right="0in" fo:margin-top="0in" fo:margin-bottom="0.1665in" loext:contextual-spacing="false" fo:line-height="100%" fo:text-indent="-0.25in" style:auto-text-indent="false"/>
    </style:style>
    <style:style style:name="P198" style:family="paragraph" style:parent-style-name="Standard" style:list-style-name="WWNum76">
      <style:paragraph-properties fo:margin-left="0.5in" fo:margin-right="0in" fo:margin-top="0in" fo:margin-bottom="0.1665in" loext:contextual-spacing="false" fo:line-height="100%" fo:text-indent="-0.25in" style:auto-text-indent="false"/>
    </style:style>
    <style:style style:name="P199" style:family="paragraph" style:parent-style-name="Standard" style:list-style-name="WWNum78">
      <style:paragraph-properties fo:margin-left="0.5in" fo:margin-right="0in" fo:margin-top="0in" fo:margin-bottom="0.1665in" loext:contextual-spacing="false" fo:line-height="100%" fo:text-indent="-0.25in" style:auto-text-indent="false"/>
    </style:style>
    <style:style style:name="P200" style:family="paragraph" style:parent-style-name="Standard" style:list-style-name="WWNum49">
      <style:paragraph-properties fo:margin-left="0.5in" fo:margin-right="0in" fo:margin-top="0in" fo:margin-bottom="0.1665in" loext:contextual-spacing="false" fo:line-height="100%" fo:text-indent="-0.25in" style:auto-text-indent="false"/>
    </style:style>
    <style:style style:name="P201" style:family="paragraph" style:parent-style-name="Standard" style:list-style-name="WWNum34">
      <style:paragraph-properties fo:margin-left="0.5in" fo:margin-right="0in" fo:margin-top="0in" fo:margin-bottom="0.1665in" loext:contextual-spacing="false" fo:line-height="100%" fo:text-indent="-0.25in" style:auto-text-indent="false"/>
    </style:style>
    <style:style style:name="P202"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203" style:family="paragraph" style:parent-style-name="Standard" style:list-style-name="WWNum50">
      <style:paragraph-properties fo:margin-left="0.5in" fo:margin-right="0in" fo:margin-top="0in" fo:margin-bottom="0.1665in" loext:contextual-spacing="false" fo:line-height="100%" fo:text-indent="-0.25in" style:auto-text-indent="false"/>
    </style:style>
    <style:style style:name="P204"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205" style:family="paragraph" style:parent-style-name="Standard" style:list-style-name="WWNum96">
      <style:paragraph-properties fo:margin-left="0.5in" fo:margin-right="0in" fo:margin-top="0in" fo:margin-bottom="0.1665in" loext:contextual-spacing="false" fo:line-height="100%" fo:text-indent="-0.25in" style:auto-text-indent="false"/>
    </style:style>
    <style:style style:name="P206" style:family="paragraph" style:parent-style-name="Standard" style:list-style-name="WWNum41">
      <style:paragraph-properties fo:margin-left="0.5in" fo:margin-right="0in" fo:margin-top="0in" fo:margin-bottom="0.1665in" loext:contextual-spacing="false" fo:line-height="100%" fo:text-indent="-0.25in" style:auto-text-indent="false"/>
    </style:style>
    <style:style style:name="P207" style:family="paragraph" style:parent-style-name="Standard" style:list-style-name="WWNum94">
      <style:paragraph-properties fo:margin-left="0.5in" fo:margin-right="0in" fo:margin-top="0in" fo:margin-bottom="0.1665in" loext:contextual-spacing="false" fo:line-height="100%" fo:text-indent="-0.25in" style:auto-text-indent="false"/>
    </style:style>
    <style:style style:name="P208" style:family="paragraph" style:parent-style-name="Standard" style:list-style-name="WWNum53">
      <style:paragraph-properties fo:margin-left="0.5in" fo:margin-right="0in" fo:margin-top="0in" fo:margin-bottom="0.1665in" loext:contextual-spacing="false" fo:line-height="100%" fo:text-indent="-0.25in" style:auto-text-indent="false"/>
    </style:style>
    <style:style style:name="P209" style:family="paragraph" style:parent-style-name="Standard" style:list-style-name="WWNum100">
      <style:paragraph-properties fo:margin-left="0.5in" fo:margin-right="0in" fo:margin-top="0in" fo:margin-bottom="0.1665in" loext:contextual-spacing="false" fo:line-height="100%" fo:text-indent="-0.25in" style:auto-text-indent="false"/>
    </style:style>
    <style:style style:name="P210" style:family="paragraph" style:parent-style-name="Standard" style:list-style-name="WWNum61">
      <style:paragraph-properties fo:margin-left="0.5in" fo:margin-right="0in" fo:margin-top="0in" fo:margin-bottom="0.1665in" loext:contextual-spacing="false" fo:line-height="100%" fo:text-indent="-0.25in" style:auto-text-indent="false"/>
    </style:style>
    <style:style style:name="P211"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212" style:family="paragraph" style:parent-style-name="Standard" style:list-style-name="WWNum38">
      <style:paragraph-properties fo:margin-left="0.5in" fo:margin-right="0in" fo:margin-top="0in" fo:margin-bottom="0.1665in" loext:contextual-spacing="false" fo:line-height="100%" fo:text-indent="-0.25in" style:auto-text-indent="false"/>
    </style:style>
    <style:style style:name="P213" style:family="paragraph" style:parent-style-name="Standard" style:list-style-name="WWNum65">
      <style:paragraph-properties fo:margin-left="0.5in" fo:margin-right="0in" fo:margin-top="0in" fo:margin-bottom="0.1665in" loext:contextual-spacing="false" fo:line-height="100%" fo:text-indent="-0.25in" style:auto-text-indent="false"/>
    </style:style>
    <style:style style:name="P214" style:family="paragraph" style:parent-style-name="Standard" style:list-style-name="WWNum64">
      <style:paragraph-properties fo:margin-left="0.5in" fo:margin-right="0in" fo:margin-top="0in" fo:margin-bottom="0.1665in" loext:contextual-spacing="false" fo:line-height="100%" fo:text-indent="-0.25in" style:auto-text-indent="false"/>
    </style:style>
    <style:style style:name="P215" style:family="paragraph" style:parent-style-name="Standard" style:list-style-name="WWNum83">
      <style:paragraph-properties fo:margin-left="0.5in" fo:margin-right="0in" fo:margin-top="0in" fo:margin-bottom="0.1665in" loext:contextual-spacing="false" fo:line-height="100%" fo:text-indent="-0.25in" style:auto-text-indent="false"/>
    </style:style>
    <style:style style:name="P216" style:family="paragraph" style:parent-style-name="Standard" style:list-style-name="WWNum42">
      <style:paragraph-properties fo:margin-left="0.5in" fo:margin-right="0in" fo:margin-top="0in" fo:margin-bottom="0.1665in" loext:contextual-spacing="false" fo:line-height="100%" fo:text-indent="-0.25in" style:auto-text-indent="false"/>
    </style:style>
    <style:style style:name="P217"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218" style:family="paragraph" style:parent-style-name="Standard" style:list-style-name="WWNum89">
      <style:paragraph-properties fo:margin-left="0.5in" fo:margin-right="0in" fo:margin-top="0in" fo:margin-bottom="0.1665in" loext:contextual-spacing="false" fo:line-height="100%" fo:text-indent="-0.25in" style:auto-text-indent="false"/>
    </style:style>
    <style:style style:name="P219" style:family="paragraph" style:parent-style-name="Standard" style:list-style-name="WWNum71">
      <style:paragraph-properties fo:margin-left="0.5in" fo:margin-right="0in" fo:margin-top="0in" fo:margin-bottom="0.1665in" loext:contextual-spacing="false" fo:line-height="100%" fo:text-indent="-0.25in" style:auto-text-indent="false"/>
    </style:style>
    <style:style style:name="P220" style:family="paragraph" style:parent-style-name="Standard" style:list-style-name="WWNum87">
      <style:paragraph-properties fo:margin-left="0.5in" fo:margin-right="0in" fo:margin-top="0in" fo:margin-bottom="0.1665in" loext:contextual-spacing="false" fo:line-height="100%" fo:text-indent="-0.25in" style:auto-text-indent="false"/>
    </style:style>
    <style:style style:name="P221" style:family="paragraph" style:parent-style-name="Standard" style:list-style-name="WWNum68">
      <style:paragraph-properties fo:margin-left="0.5in" fo:margin-right="0in" fo:margin-top="0in" fo:margin-bottom="0.1665in" loext:contextual-spacing="false" fo:line-height="100%" fo:text-indent="-0.25in" style:auto-text-indent="false"/>
    </style:style>
    <style:style style:name="P222" style:family="paragraph" style:parent-style-name="Standard" style:list-style-name="WWNum39">
      <style:paragraph-properties fo:margin-left="0.5in" fo:margin-right="0in" fo:margin-top="0in" fo:margin-bottom="0.1665in" loext:contextual-spacing="false" fo:line-height="100%" fo:text-indent="-0.25in" style:auto-text-indent="false"/>
    </style:style>
    <style:style style:name="P223"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224" style:family="paragraph" style:parent-style-name="Standard" style:list-style-name="WWNum95">
      <style:paragraph-properties fo:margin-left="0.5in" fo:margin-right="0in" fo:margin-top="0in" fo:margin-bottom="0.1665in" loext:contextual-spacing="false" fo:line-height="100%" fo:text-indent="-0.25in" style:auto-text-indent="false"/>
    </style:style>
    <style:style style:name="P225"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226" style:family="paragraph" style:parent-style-name="Standard" style:list-style-name="WWNum97">
      <style:paragraph-properties fo:margin-left="0.5in" fo:margin-right="0in" fo:margin-top="0in" fo:margin-bottom="0.1665in" loext:contextual-spacing="false" fo:line-height="100%" fo:text-indent="-0.25in" style:auto-text-indent="false"/>
    </style:style>
    <style:style style:name="P227"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228" style:family="paragraph" style:parent-style-name="Standard" style:list-style-name="WWNum28">
      <style:paragraph-properties fo:margin-left="0.5in" fo:margin-right="0in" fo:margin-top="0in" fo:margin-bottom="0.1665in" loext:contextual-spacing="false" fo:line-height="100%" fo:text-indent="-0.25in" style:auto-text-indent="false"/>
    </style:style>
    <style:style style:name="P229" style:family="paragraph" style:parent-style-name="Standard" style:list-style-name="WWNum67">
      <style:paragraph-properties fo:margin-left="0.5in" fo:margin-right="0in" fo:margin-top="0in" fo:margin-bottom="0.1665in" loext:contextual-spacing="false" fo:line-height="100%" fo:text-indent="-0.25in" style:auto-text-indent="false"/>
    </style:style>
    <style:style style:name="P230"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231" style:family="paragraph" style:parent-style-name="Standard" style:list-style-name="WWNum46">
      <style:paragraph-properties fo:margin-left="0.5in" fo:margin-right="0in" fo:margin-top="0in" fo:margin-bottom="0.1665in" loext:contextual-spacing="false" fo:line-height="100%" fo:text-indent="-0.25in" style:auto-text-indent="false"/>
    </style:style>
    <style:style style:name="P232"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233" style:family="paragraph" style:parent-style-name="Standard" style:list-style-name="WWNum101">
      <style:paragraph-properties fo:margin-left="0.5in" fo:margin-right="0in" fo:margin-top="0in" fo:margin-bottom="0.1665in" loext:contextual-spacing="false" fo:line-height="100%" fo:text-indent="-0.25in" style:auto-text-indent="false"/>
    </style:style>
    <style:style style:name="P234" style:family="paragraph" style:parent-style-name="Standard" style:list-style-name="WWNum56">
      <style:paragraph-properties fo:margin-left="0.5in" fo:margin-right="0in" fo:margin-top="0.1665in" fo:margin-bottom="0.1665in" loext:contextual-spacing="false" fo:line-height="100%" fo:text-indent="-0.25in" style:auto-text-indent="false"/>
    </style:style>
    <style:style style:name="P235" style:family="paragraph" style:parent-style-name="Standard" style:list-style-name="WWNum12">
      <style:paragraph-properties fo:margin-left="0.5in" fo:margin-right="0in" fo:margin-top="0.1665in" fo:margin-bottom="0.1665in" loext:contextual-spacing="false" fo:line-height="100%" fo:text-indent="-0.25in" style:auto-text-indent="false"/>
    </style:style>
    <style:style style:name="P236" style:family="paragraph" style:parent-style-name="Standard" style:list-style-name="WWNum102">
      <style:paragraph-properties fo:margin-left="0.5in" fo:margin-right="0in" fo:margin-top="0.1665in" fo:margin-bottom="0.1665in" loext:contextual-spacing="false" fo:line-height="100%" fo:text-indent="-0.25in" style:auto-text-indent="false"/>
    </style:style>
    <style:style style:name="P237" style:family="paragraph" style:parent-style-name="Standard" style:list-style-name="WWNum36">
      <style:paragraph-properties fo:margin-left="0.5in" fo:margin-right="0in" fo:margin-top="0.1665in" fo:margin-bottom="0.1665in" loext:contextual-spacing="false" fo:line-height="100%" fo:text-indent="-0.25in" style:auto-text-indent="false"/>
    </style:style>
    <style:style style:name="P238" style:family="paragraph" style:parent-style-name="Standard" style:list-style-name="WWNum58">
      <style:paragraph-properties fo:margin-left="0.5in" fo:margin-right="0in" fo:margin-top="0.1665in" fo:margin-bottom="0.1665in" loext:contextual-spacing="false" fo:line-height="100%" fo:text-indent="-0.25in" style:auto-text-indent="false"/>
    </style:style>
    <style:style style:name="P239" style:family="paragraph" style:parent-style-name="Standard" style:list-style-name="WWNum92">
      <style:paragraph-properties fo:margin-left="1in" fo:margin-right="0in" fo:margin-top="0in" fo:margin-bottom="0in" loext:contextual-spacing="false" fo:line-height="100%" fo:text-indent="-0.25in" style:auto-text-indent="false"/>
    </style:style>
    <style:style style:name="P240" style:family="paragraph" style:parent-style-name="Standard" style:list-style-name="WWNum52">
      <style:paragraph-properties fo:margin-left="1in" fo:margin-right="0in" fo:margin-top="0in" fo:margin-bottom="0in" loext:contextual-spacing="false" fo:line-height="100%" fo:text-indent="-0.25in" style:auto-text-indent="false"/>
    </style:style>
    <style:style style:name="P241" style:family="paragraph" style:parent-style-name="Standard" style:list-style-name="WWNum75">
      <style:paragraph-properties fo:margin-left="1in" fo:margin-right="0in" fo:margin-top="0in" fo:margin-bottom="0in" loext:contextual-spacing="false" fo:line-height="100%" fo:text-indent="-0.25in" style:auto-text-indent="false"/>
    </style:style>
    <style:style style:name="P242" style:family="paragraph" style:parent-style-name="Standard" style:list-style-name="WWNum104">
      <style:paragraph-properties fo:margin-left="1in" fo:margin-right="0in" fo:margin-top="0in" fo:margin-bottom="0in" loext:contextual-spacing="false" fo:line-height="100%" fo:text-indent="-0.25in" style:auto-text-indent="false"/>
    </style:style>
    <style:style style:name="P243" style:family="paragraph" style:parent-style-name="Standard" style:list-style-name="WWNum57">
      <style:paragraph-properties fo:margin-left="1in" fo:margin-right="0in" fo:margin-top="0in" fo:margin-bottom="0in" loext:contextual-spacing="false" fo:line-height="100%" fo:text-indent="-0.25in" style:auto-text-indent="false"/>
    </style:style>
    <style:style style:name="P244" style:family="paragraph" style:parent-style-name="Standard" style:list-style-name="WWNum79">
      <style:paragraph-properties fo:margin-left="1in" fo:margin-right="0in" fo:margin-top="0in" fo:margin-bottom="0in" loext:contextual-spacing="false" fo:line-height="100%" fo:text-indent="-0.25in" style:auto-text-indent="false"/>
    </style:style>
    <style:style style:name="P245" style:family="paragraph" style:parent-style-name="Standard" style:list-style-name="WWNum72">
      <style:paragraph-properties fo:margin-left="1in" fo:margin-right="0in" fo:margin-top="0in" fo:margin-bottom="0in" loext:contextual-spacing="false" fo:line-height="100%" fo:text-indent="-0.25in" style:auto-text-indent="false"/>
    </style:style>
    <style:style style:name="P246" style:family="paragraph" style:parent-style-name="Standard" style:list-style-name="WWNum99">
      <style:paragraph-properties fo:margin-left="1in" fo:margin-right="0in" fo:margin-top="0in" fo:margin-bottom="0in" loext:contextual-spacing="false" fo:line-height="100%" fo:text-indent="-0.25in" style:auto-text-indent="false"/>
    </style:style>
    <style:style style:name="P247" style:family="paragraph" style:parent-style-name="Standard" style:list-style-name="WWNum47">
      <style:paragraph-properties fo:margin-left="1in" fo:margin-right="0in" fo:margin-top="0in" fo:margin-bottom="0in" loext:contextual-spacing="false" fo:line-height="100%" fo:text-indent="-0.25in" style:auto-text-indent="false"/>
    </style:style>
    <style:style style:name="P248" style:family="paragraph" style:parent-style-name="Standard" style:list-style-name="WWNum25">
      <style:paragraph-properties fo:margin-left="1in" fo:margin-right="0in" fo:margin-top="0in" fo:margin-bottom="0in" loext:contextual-spacing="false" fo:line-height="100%" fo:text-indent="-0.25in" style:auto-text-indent="false"/>
    </style:style>
    <style:style style:name="P249" style:family="paragraph" style:parent-style-name="Standard" style:list-style-name="WWNum98">
      <style:paragraph-properties fo:margin-left="1in" fo:margin-right="0in" fo:margin-top="0in" fo:margin-bottom="0in" loext:contextual-spacing="false" fo:line-height="100%" fo:text-indent="-0.25in" style:auto-text-indent="false"/>
    </style:style>
    <style:style style:name="P250" style:family="paragraph" style:parent-style-name="Standard" style:list-style-name="WWNum59">
      <style:paragraph-properties fo:margin-left="1in" fo:margin-right="0in" fo:margin-top="0in" fo:margin-bottom="0in" loext:contextual-spacing="false" fo:line-height="100%" fo:text-indent="-0.25in" style:auto-text-indent="false"/>
    </style:style>
    <style:style style:name="P251" style:family="paragraph" style:parent-style-name="Standard" style:list-style-name="WWNum30">
      <style:paragraph-properties fo:margin-left="1in" fo:margin-right="0in" fo:margin-top="0in" fo:margin-bottom="0in" loext:contextual-spacing="false" fo:line-height="100%" fo:text-indent="-0.25in" style:auto-text-indent="false"/>
    </style:style>
    <style:style style:name="P252" style:family="paragraph" style:parent-style-name="Standard" style:list-style-name="WWNum103">
      <style:paragraph-properties fo:margin-left="1in" fo:margin-right="0in" fo:margin-top="0in" fo:margin-bottom="0in" loext:contextual-spacing="false" fo:line-height="100%" fo:text-indent="-0.25in" style:auto-text-indent="false"/>
    </style:style>
    <style:style style:name="P253" style:family="paragraph" style:parent-style-name="Standard" style:list-style-name="WWNum76">
      <style:paragraph-properties fo:margin-left="1in" fo:margin-right="0in" fo:margin-top="0in" fo:margin-bottom="0in" loext:contextual-spacing="false" fo:line-height="100%" fo:text-indent="-0.25in" style:auto-text-indent="false"/>
    </style:style>
    <style:style style:name="P254" style:family="paragraph" style:parent-style-name="Standard" style:list-style-name="WWNum78">
      <style:paragraph-properties fo:margin-left="1in" fo:margin-right="0in" fo:margin-top="0in" fo:margin-bottom="0in" loext:contextual-spacing="false" fo:line-height="100%" fo:text-indent="-0.25in" style:auto-text-indent="false"/>
    </style:style>
    <style:style style:name="P255" style:family="paragraph" style:parent-style-name="Standard" style:list-style-name="WWNum20">
      <style:paragraph-properties fo:margin-left="1in" fo:margin-right="0in" fo:margin-top="0in" fo:margin-bottom="0in" loext:contextual-spacing="false" fo:line-height="100%" fo:text-indent="-0.25in" style:auto-text-indent="false"/>
    </style:style>
    <style:style style:name="P256" style:family="paragraph" style:parent-style-name="Standard" style:list-style-name="WWNum49">
      <style:paragraph-properties fo:margin-left="1in" fo:margin-right="0in" fo:margin-top="0in" fo:margin-bottom="0in" loext:contextual-spacing="false" fo:line-height="100%" fo:text-indent="-0.25in" style:auto-text-indent="false"/>
    </style:style>
    <style:style style:name="P257" style:family="paragraph" style:parent-style-name="Standard" style:list-style-name="WWNum15">
      <style:paragraph-properties fo:margin-left="1in" fo:margin-right="0in" fo:margin-top="0in" fo:margin-bottom="0in" loext:contextual-spacing="false" fo:line-height="100%" fo:text-indent="-0.25in" style:auto-text-indent="false"/>
    </style:style>
    <style:style style:name="P258" style:family="paragraph" style:parent-style-name="Standard" style:list-style-name="WWNum38">
      <style:paragraph-properties fo:margin-left="1in" fo:margin-right="0in" fo:margin-top="0in" fo:margin-bottom="0in" loext:contextual-spacing="false" fo:line-height="100%" fo:text-indent="-0.25in" style:auto-text-indent="false"/>
    </style:style>
    <style:style style:name="P259" style:family="paragraph" style:parent-style-name="Standard" style:list-style-name="WWNum16">
      <style:paragraph-properties fo:margin-left="1in" fo:margin-right="0in" fo:margin-top="0in" fo:margin-bottom="0in" loext:contextual-spacing="false" fo:line-height="100%" fo:text-indent="-0.25in" style:auto-text-indent="false"/>
    </style:style>
    <style:style style:name="P260" style:family="paragraph" style:parent-style-name="Standard" style:list-style-name="WWNum84">
      <style:paragraph-properties fo:margin-left="1in" fo:margin-right="0in" fo:margin-top="0in" fo:margin-bottom="0in" loext:contextual-spacing="false" fo:line-height="100%" fo:text-indent="-0.25in" style:auto-text-indent="false"/>
    </style:style>
    <style:style style:name="P261" style:family="paragraph" style:parent-style-name="Standard" style:list-style-name="WWNum46">
      <style:paragraph-properties fo:margin-left="1in" fo:margin-right="0in" fo:margin-top="0in" fo:margin-bottom="0in" loext:contextual-spacing="false" fo:line-height="100%" fo:text-indent="-0.25in" style:auto-text-indent="false"/>
    </style:style>
    <style:style style:name="P262" style:family="paragraph" style:parent-style-name="Standard" style:list-style-name="WWNum44">
      <style:paragraph-properties fo:margin-left="1in" fo:margin-right="0in" fo:margin-top="0in" fo:margin-bottom="0in" loext:contextual-spacing="false" fo:line-height="100%" fo:text-indent="-0.25in" style:auto-text-indent="false"/>
    </style:style>
    <style:style style:name="P263"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264" style:family="paragraph" style:parent-style-name="Standard" style:list-style-name="WWNum81">
      <style:paragraph-properties fo:margin-left="1in" fo:margin-right="0in" fo:margin-top="0in" fo:margin-bottom="0in" loext:contextual-spacing="false" fo:line-height="100%" fo:text-indent="-0.25in" style:auto-text-indent="false"/>
    </style:style>
    <style:style style:name="P265" style:family="paragraph" style:parent-style-name="Standard" style:list-style-name="WWNum92">
      <style:paragraph-properties fo:margin-left="1in" fo:margin-right="0in" fo:margin-top="0in" fo:margin-bottom="0.1665in" loext:contextual-spacing="false" fo:line-height="100%" fo:text-indent="-0.25in" style:auto-text-indent="false"/>
    </style:style>
    <style:style style:name="P266" style:family="paragraph" style:parent-style-name="Standard" style:list-style-name="WWNum52">
      <style:paragraph-properties fo:margin-left="1in" fo:margin-right="0in" fo:margin-top="0in" fo:margin-bottom="0.1665in" loext:contextual-spacing="false" fo:line-height="100%" fo:text-indent="-0.25in" style:auto-text-indent="false"/>
    </style:style>
    <style:style style:name="P267" style:family="paragraph" style:parent-style-name="Standard" style:list-style-name="WWNum75">
      <style:paragraph-properties fo:margin-left="1in" fo:margin-right="0in" fo:margin-top="0in" fo:margin-bottom="0.1665in" loext:contextual-spacing="false" fo:line-height="100%" fo:text-indent="-0.25in" style:auto-text-indent="false"/>
    </style:style>
    <style:style style:name="P268" style:family="paragraph" style:parent-style-name="Standard" style:list-style-name="WWNum57">
      <style:paragraph-properties fo:margin-left="1in" fo:margin-right="0in" fo:margin-top="0in" fo:margin-bottom="0.1665in" loext:contextual-spacing="false" fo:line-height="100%" fo:text-indent="-0.25in" style:auto-text-indent="false"/>
    </style:style>
    <style:style style:name="P269" style:family="paragraph" style:parent-style-name="Standard" style:list-style-name="WWNum79">
      <style:paragraph-properties fo:margin-left="1in" fo:margin-right="0in" fo:margin-top="0in" fo:margin-bottom="0.1665in" loext:contextual-spacing="false" fo:line-height="100%" fo:text-indent="-0.25in" style:auto-text-indent="false"/>
    </style:style>
    <style:style style:name="P270" style:family="paragraph" style:parent-style-name="Standard" style:list-style-name="WWNum72">
      <style:paragraph-properties fo:margin-left="1in" fo:margin-right="0in" fo:margin-top="0in" fo:margin-bottom="0.1665in" loext:contextual-spacing="false" fo:line-height="100%" fo:text-indent="-0.25in" style:auto-text-indent="false"/>
    </style:style>
    <style:style style:name="P271" style:family="paragraph" style:parent-style-name="Standard" style:list-style-name="WWNum99">
      <style:paragraph-properties fo:margin-left="1in" fo:margin-right="0in" fo:margin-top="0in" fo:margin-bottom="0.1665in" loext:contextual-spacing="false" fo:line-height="100%" fo:text-indent="-0.25in" style:auto-text-indent="false"/>
    </style:style>
    <style:style style:name="P272" style:family="paragraph" style:parent-style-name="Standard" style:list-style-name="WWNum47">
      <style:paragraph-properties fo:margin-left="1in" fo:margin-right="0in" fo:margin-top="0in" fo:margin-bottom="0.1665in" loext:contextual-spacing="false" fo:line-height="100%" fo:text-indent="-0.25in" style:auto-text-indent="false"/>
    </style:style>
    <style:style style:name="P273" style:family="paragraph" style:parent-style-name="Standard" style:list-style-name="WWNum25">
      <style:paragraph-properties fo:margin-left="1in" fo:margin-right="0in" fo:margin-top="0in" fo:margin-bottom="0.1665in" loext:contextual-spacing="false" fo:line-height="100%" fo:text-indent="-0.25in" style:auto-text-indent="false"/>
    </style:style>
    <style:style style:name="P274" style:family="paragraph" style:parent-style-name="Standard" style:list-style-name="WWNum98">
      <style:paragraph-properties fo:margin-left="1in" fo:margin-right="0in" fo:margin-top="0in" fo:margin-bottom="0.1665in" loext:contextual-spacing="false" fo:line-height="100%" fo:text-indent="-0.25in" style:auto-text-indent="false"/>
    </style:style>
    <style:style style:name="P275" style:family="paragraph" style:parent-style-name="Standard" style:list-style-name="WWNum59">
      <style:paragraph-properties fo:margin-left="1in" fo:margin-right="0in" fo:margin-top="0in" fo:margin-bottom="0.1665in" loext:contextual-spacing="false" fo:line-height="100%" fo:text-indent="-0.25in" style:auto-text-indent="false"/>
    </style:style>
    <style:style style:name="P276" style:family="paragraph" style:parent-style-name="Standard" style:list-style-name="WWNum30">
      <style:paragraph-properties fo:margin-left="1in" fo:margin-right="0in" fo:margin-top="0in" fo:margin-bottom="0.1665in" loext:contextual-spacing="false" fo:line-height="100%" fo:text-indent="-0.25in" style:auto-text-indent="false"/>
    </style:style>
    <style:style style:name="P277" style:family="paragraph" style:parent-style-name="Standard" style:list-style-name="WWNum103">
      <style:paragraph-properties fo:margin-left="1in" fo:margin-right="0in" fo:margin-top="0in" fo:margin-bottom="0.1665in" loext:contextual-spacing="false" fo:line-height="100%" fo:text-indent="-0.25in" style:auto-text-indent="false"/>
    </style:style>
    <style:style style:name="P278" style:family="paragraph" style:parent-style-name="Standard" style:list-style-name="WWNum20">
      <style:paragraph-properties fo:margin-left="1in" fo:margin-right="0in" fo:margin-top="0in" fo:margin-bottom="0.1665in" loext:contextual-spacing="false" fo:line-height="100%" fo:text-indent="-0.25in" style:auto-text-indent="false"/>
    </style:style>
    <style:style style:name="P279" style:family="paragraph" style:parent-style-name="Standard" style:list-style-name="WWNum15">
      <style:paragraph-properties fo:margin-left="1in" fo:margin-right="0in" fo:margin-top="0in" fo:margin-bottom="0.1665in" loext:contextual-spacing="false" fo:line-height="100%" fo:text-indent="-0.25in" style:auto-text-indent="false"/>
    </style:style>
    <style:style style:name="P280" style:family="paragraph" style:parent-style-name="Standard" style:list-style-name="WWNum16">
      <style:paragraph-properties fo:margin-left="1in" fo:margin-right="0in" fo:margin-top="0in" fo:margin-bottom="0.1665in" loext:contextual-spacing="false" fo:line-height="100%" fo:text-indent="-0.25in" style:auto-text-indent="false"/>
    </style:style>
    <style:style style:name="P281" style:family="paragraph" style:parent-style-name="Standard" style:list-style-name="WWNum84">
      <style:paragraph-properties fo:margin-left="1in" fo:margin-right="0in" fo:margin-top="0in" fo:margin-bottom="0.1665in" loext:contextual-spacing="false" fo:line-height="100%" fo:text-indent="-0.25in" style:auto-text-indent="false"/>
    </style:style>
    <style:style style:name="P282" style:family="paragraph" style:parent-style-name="Standard" style:list-style-name="WWNum44">
      <style:paragraph-properties fo:margin-left="1in" fo:margin-right="0in" fo:margin-top="0in" fo:margin-bottom="0.1665in" loext:contextual-spacing="false" fo:line-height="100%" fo:text-indent="-0.25in" style:auto-text-indent="false"/>
    </style:style>
    <style:style style:name="P283" style:family="paragraph" style:parent-style-name="Standard" style:list-style-name="WWNum4">
      <style:paragraph-properties fo:margin-left="1in" fo:margin-right="0in" fo:margin-top="0in" fo:margin-bottom="0.1665in" loext:contextual-spacing="false" fo:line-height="100%" fo:text-indent="-0.25in" style:auto-text-indent="false"/>
    </style:style>
    <style:style style:name="P284" style:family="paragraph" style:parent-style-name="Standard" style:list-style-name="WWNum81">
      <style:paragraph-properties fo:margin-left="1in" fo:margin-right="0in" fo:margin-top="0in" fo:margin-bottom="0.1665in" loext:contextual-spacing="false" fo:line-height="100%" fo:text-indent="-0.25in" style:auto-text-indent="false"/>
    </style:style>
    <style:style style:name="P285" style:family="paragraph" style:parent-style-name="Standard">
      <style:paragraph-properties fo:margin-left="0.4165in" fo:margin-right="0.4165in" fo:margin-top="0.1665in" fo:margin-bottom="0.1665in" loext:contextual-spacing="false" fo:line-height="100%" fo:text-indent="0in" style:auto-text-indent="false"/>
    </style:style>
    <style:style style:name="P286" style:family="paragraph" style:parent-style-name="Standard">
      <style:paragraph-properties fo:margin-top="0.1945in" fo:margin-bottom="0in" loext:contextual-spacing="false" fo:line-height="100%"/>
    </style:style>
    <style:style style:name="P287" style:family="paragraph" style:parent-style-name="Standard">
      <style:paragraph-properties fo:margin-top="0.1945in" fo:margin-bottom="0in" loext:contextual-spacing="false" fo:line-height="100%" fo:keep-together="auto" fo:keep-with-next="auto"/>
    </style:style>
    <style:style style:name="P288" style:family="paragraph" style:parent-style-name="Standard" style:list-style-name="WWNum90">
      <style:paragraph-properties fo:margin-left="0.9165in" fo:margin-right="0.4165in" fo:margin-top="0.1665in" fo:margin-bottom="0in" loext:contextual-spacing="false" fo:line-height="100%" fo:text-indent="-0.25in" style:auto-text-indent="false"/>
    </style:style>
    <style:style style:name="P289" style:family="paragraph" style:parent-style-name="Standard" style:list-style-name="WWNum33">
      <style:paragraph-properties fo:margin-left="0.9165in" fo:margin-right="0.4165in" fo:margin-top="0.1665in" fo:margin-bottom="0in" loext:contextual-spacing="false" fo:line-height="100%" fo:text-indent="-0.25in" style:auto-text-indent="false"/>
    </style:style>
    <style:style style:name="P290" style:family="paragraph" style:parent-style-name="Standard" style:list-style-name="WWNum90">
      <style:paragraph-properties fo:margin-left="0.9165in" fo:margin-right="0.4165in" fo:margin-top="0in" fo:margin-bottom="0in" loext:contextual-spacing="false" fo:line-height="100%" fo:text-indent="-0.25in" style:auto-text-indent="false"/>
    </style:style>
    <style:style style:name="P291" style:family="paragraph" style:parent-style-name="Standard" style:list-style-name="WWNum33">
      <style:paragraph-properties fo:margin-left="0.9165in" fo:margin-right="0.4165in" fo:margin-top="0in" fo:margin-bottom="0in" loext:contextual-spacing="false" fo:line-height="100%" fo:text-indent="-0.25in" style:auto-text-indent="false"/>
    </style:style>
    <style:style style:name="P292" style:family="paragraph" style:parent-style-name="Standard" style:list-style-name="WWNum90">
      <style:paragraph-properties fo:margin-left="0.9165in" fo:margin-right="0.4165in" fo:margin-top="0in" fo:margin-bottom="0.1665in" loext:contextual-spacing="false" fo:line-height="100%" fo:text-indent="-0.25in" style:auto-text-indent="false"/>
    </style:style>
    <style:style style:name="P293" style:family="paragraph" style:parent-style-name="Standard" style:list-style-name="WWNum33">
      <style:paragraph-properties fo:margin-left="0.9165in" fo:margin-right="0.4165in" fo:margin-top="0in" fo:margin-bottom="0.1665in" loext:contextual-spacing="false" fo:line-height="100%" fo:text-indent="-0.25in" style:auto-text-indent="false"/>
    </style:style>
    <style:style style:name="P294" style:family="paragraph" style:parent-style-name="Standard">
      <style:paragraph-properties fo:margin-left="0.5in" fo:margin-right="0in" fo:margin-top="0.1665in" fo:margin-bottom="0.1665in" loext:contextual-spacing="false" fo:line-height="100%" fo:text-indent="0in" style:auto-text-indent="false"/>
    </style:style>
    <style:style style:name="P295"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296" style:family="paragraph" style:parent-style-name="Heading_20_1">
      <style:paragraph-properties fo:margin-top="0.1945in" fo:margin-bottom="0.0835in" loext:contextual-spacing="false" fo:line-height="100%" fo:keep-together="auto" fo:keep-with-next="auto"/>
    </style:style>
    <style:style style:name="P297" style:family="paragraph" style:parent-style-name="Heading_20_2">
      <style:paragraph-properties fo:margin-top="0.25in" fo:margin-bottom="0.0555in" loext:contextual-spacing="false" fo:line-height="100%" fo:keep-together="auto" fo:keep-with-next="auto"/>
    </style:style>
    <style:style style:name="P298" style:family="paragraph" style:parent-style-name="Heading_20_2">
      <style:paragraph-properties fo:margin-left="0.5in" fo:margin-right="0in" fo:margin-top="0.25in" fo:margin-bottom="0.0555in" loext:contextual-spacing="false" fo:line-height="100%" fo:keep-together="auto" fo:text-indent="0in" style:auto-text-indent="false" fo:keep-with-next="auto"/>
    </style:style>
    <style:style style:name="P299" style:family="paragraph" style:parent-style-name="Heading_20_3">
      <style:paragraph-properties fo:margin-top="0.1945in" fo:margin-bottom="0.0555in" loext:contextual-spacing="false" fo:line-height="100%" fo:keep-together="auto" fo:keep-with-next="auto"/>
    </style:style>
    <style:style style:name="P300" style:family="paragraph" style:parent-style-name="Heading_20_3">
      <style:paragraph-properties fo:margin-top="0.1945in" fo:margin-bottom="0.0555in" loext:contextual-spacing="false" fo:line-height="100%" fo:keep-together="auto" fo:keep-with-next="auto"/>
      <style:text-properties fo:color="#000000" fo:font-size="13pt" fo:font-weight="bold" style:font-size-asian="13pt" style:font-weight-asian="bold" style:font-size-complex="13pt"/>
    </style:style>
    <style:style style:name="P301" style:family="paragraph" style:parent-style-name="Heading_20_3">
      <style:paragraph-properties fo:margin-top="0.1665in" fo:margin-bottom="0.1665in" loext:contextual-spacing="false" fo:line-height="100%" fo:keep-together="auto" fo:keep-with-next="auto"/>
    </style:style>
    <style:style style:name="P302" style:family="paragraph" style:parent-style-name="Heading_20_3">
      <style:paragraph-properties fo:margin-top="0.1665in" fo:margin-bottom="0.1665in" loext:contextual-spacing="false" fo:line-height="100%" fo:keep-together="auto" fo:keep-with-next="auto"/>
      <style:text-properties fo:color="#000000" fo:font-size="13pt" fo:font-weight="bold" style:font-size-asian="13pt" style:font-weight-asian="bold" style:font-size-complex="13pt"/>
    </style:style>
    <style:style style:name="P303" style:family="paragraph" style:parent-style-name="Heading_20_3" style:list-style-name="WWNum18">
      <style:paragraph-properties fo:margin-left="0.5in" fo:margin-right="0in" fo:margin-top="0.1665in" fo:margin-bottom="0in" loext:contextual-spacing="false" fo:line-height="100%" fo:keep-together="auto" fo:text-indent="-0.25in" style:auto-text-indent="false" fo:keep-with-next="auto"/>
    </style:style>
    <style:style style:name="P304" style:family="paragraph" style:parent-style-name="Heading_20_3" style:list-style-name="WWNum26">
      <style:paragraph-properties fo:margin-left="0.5in" fo:margin-right="0in" fo:margin-top="0.1665in" fo:margin-bottom="0in" loext:contextual-spacing="false" fo:line-height="100%" fo:keep-together="auto" fo:text-indent="-0.25in" style:auto-text-indent="false" fo:keep-with-next="auto"/>
    </style:style>
    <style:style style:name="P305" style:family="paragraph" style:parent-style-name="Heading_20_3" style:list-style-name="WWNum66">
      <style:paragraph-properties fo:margin-left="0.5in" fo:margin-right="0in" fo:margin-top="0.1665in" fo:margin-bottom="0in" loext:contextual-spacing="false" fo:line-height="100%" fo:keep-together="auto" fo:text-indent="-0.25in" style:auto-text-indent="false" fo:keep-with-next="auto"/>
    </style:style>
    <style:style style:name="P306" style:family="paragraph" style:parent-style-name="Heading_20_3" style:list-style-name="WWNum86">
      <style:paragraph-properties fo:margin-left="0.5in" fo:margin-right="0in" fo:margin-top="0.1665in" fo:margin-bottom="0in" loext:contextual-spacing="false" fo:line-height="100%" fo:keep-together="auto" fo:text-indent="-0.25in" style:auto-text-indent="false" fo:keep-with-next="auto"/>
    </style:style>
    <style:style style:name="P307" style:family="paragraph" style:parent-style-name="Heading_20_3" style:list-style-name="WWNum6">
      <style:paragraph-properties fo:margin-left="0.5in" fo:margin-right="0in" fo:margin-top="0.1665in" fo:margin-bottom="0in" loext:contextual-spacing="false" fo:line-height="100%" fo:keep-together="auto" fo:text-indent="-0.25in" style:auto-text-indent="false" fo:keep-with-next="auto"/>
    </style:style>
    <style:style style:name="P308" style:family="paragraph" style:parent-style-name="Heading_20_3" style:list-style-name="WWNum77">
      <style:paragraph-properties fo:margin-left="0.5in" fo:margin-right="0in" fo:margin-top="0.1665in" fo:margin-bottom="0in" loext:contextual-spacing="false" fo:line-height="100%" fo:keep-together="auto" fo:text-indent="-0.25in" style:auto-text-indent="false" fo:keep-with-next="auto"/>
    </style:style>
    <style:style style:name="P309" style:family="paragraph" style:parent-style-name="Heading_20_3" style:list-style-name="WWNum24">
      <style:paragraph-properties fo:margin-left="0.5in" fo:margin-right="0in" fo:margin-top="0.1665in" fo:margin-bottom="0in" loext:contextual-spacing="false" fo:line-height="100%" fo:keep-together="auto" fo:text-indent="-0.25in" style:auto-text-indent="false" fo:keep-with-next="auto"/>
    </style:style>
    <style:style style:name="P310" style:family="paragraph" style:parent-style-name="Heading_20_3" style:list-style-name="WWNum86">
      <style:paragraph-properties fo:margin-left="0.5in" fo:margin-right="0in" fo:margin-top="0in" fo:margin-bottom="0in" loext:contextual-spacing="false" fo:line-height="100%" fo:keep-together="auto" fo:text-indent="-0.25in" style:auto-text-indent="false" fo:keep-with-next="auto"/>
    </style:style>
    <style:style style:name="P311" style:family="paragraph" style:parent-style-name="Heading_20_3" style:list-style-name="WWNum6">
      <style:paragraph-properties fo:margin-left="0.5in" fo:margin-right="0in" fo:margin-top="0in" fo:margin-bottom="0in" loext:contextual-spacing="false" fo:line-height="100%" fo:keep-together="auto" fo:text-indent="-0.25in" style:auto-text-indent="false" fo:keep-with-next="auto"/>
    </style:style>
    <style:style style:name="P312" style:family="paragraph" style:parent-style-name="Heading_20_3" style:list-style-name="WWNum77">
      <style:paragraph-properties fo:margin-left="0.5in" fo:margin-right="0in" fo:margin-top="0in" fo:margin-bottom="0in" loext:contextual-spacing="false" fo:line-height="100%" fo:keep-together="auto" fo:text-indent="-0.25in" style:auto-text-indent="false" fo:keep-with-next="auto"/>
    </style:style>
    <style:style style:name="P313" style:family="paragraph" style:parent-style-name="Heading_20_3" style:list-style-name="WWNum24">
      <style:paragraph-properties fo:margin-left="0.5in" fo:margin-right="0in" fo:margin-top="0in" fo:margin-bottom="0in" loext:contextual-spacing="false" fo:line-height="100%" fo:keep-together="auto" fo:text-indent="-0.25in" style:auto-text-indent="false" fo:keep-with-next="auto"/>
    </style:style>
    <style:style style:name="P314" style:family="paragraph" style:parent-style-name="Heading_20_3" style:list-style-name="WWNum86">
      <style:paragraph-properties fo:margin-left="0.5in" fo:margin-right="0in" fo:margin-top="0in" fo:margin-bottom="0.1665in" loext:contextual-spacing="false" fo:line-height="100%" fo:keep-together="auto" fo:text-indent="-0.25in" style:auto-text-indent="false" fo:keep-with-next="auto"/>
    </style:style>
    <style:style style:name="P315" style:family="paragraph" style:parent-style-name="Heading_20_3" style:list-style-name="WWNum6">
      <style:paragraph-properties fo:margin-left="0.5in" fo:margin-right="0in" fo:margin-top="0in" fo:margin-bottom="0.1665in" loext:contextual-spacing="false" fo:line-height="100%" fo:keep-together="auto" fo:text-indent="-0.25in" style:auto-text-indent="false" fo:keep-with-next="auto"/>
    </style:style>
    <style:style style:name="P316" style:family="paragraph" style:parent-style-name="Heading_20_3" style:list-style-name="WWNum77">
      <style:paragraph-properties fo:margin-left="0.5in" fo:margin-right="0in" fo:margin-top="0in" fo:margin-bottom="0.1665in" loext:contextual-spacing="false" fo:line-height="100%" fo:keep-together="auto" fo:text-indent="-0.25in" style:auto-text-indent="false" fo:keep-with-next="auto"/>
    </style:style>
    <style:style style:name="P317" style:family="paragraph" style:parent-style-name="Heading_20_3" style:list-style-name="WWNum24">
      <style:paragraph-properties fo:margin-left="0.5in" fo:margin-right="0in" fo:margin-top="0in" fo:margin-bottom="0.1665in" loext:contextual-spacing="false" fo:line-height="100%" fo:keep-together="auto" fo:text-indent="-0.25in" style:auto-text-indent="false" fo:keep-with-next="auto"/>
    </style:style>
    <style:style style:name="P318" style:family="paragraph" style:parent-style-name="Heading_20_3" style:list-style-name="WWNum18">
      <style:paragraph-properties fo:margin-left="1in" fo:margin-right="0in" fo:margin-top="0in" fo:margin-bottom="0in" loext:contextual-spacing="false" fo:line-height="100%" fo:keep-together="auto" fo:text-indent="-0.25in" style:auto-text-indent="false" fo:keep-with-next="auto"/>
    </style:style>
    <style:style style:name="P319" style:family="paragraph" style:parent-style-name="Heading_20_3" style:list-style-name="WWNum26">
      <style:paragraph-properties fo:margin-left="1in" fo:margin-right="0in" fo:margin-top="0in" fo:margin-bottom="0in" loext:contextual-spacing="false" fo:line-height="100%" fo:keep-together="auto" fo:text-indent="-0.25in" style:auto-text-indent="false" fo:keep-with-next="auto"/>
    </style:style>
    <style:style style:name="P320" style:family="paragraph" style:parent-style-name="Heading_20_3" style:list-style-name="WWNum66">
      <style:paragraph-properties fo:margin-left="1in" fo:margin-right="0in" fo:margin-top="0in" fo:margin-bottom="0in" loext:contextual-spacing="false" fo:line-height="100%" fo:keep-together="auto" fo:text-indent="-0.25in" style:auto-text-indent="false" fo:keep-with-next="auto"/>
    </style:style>
    <style:style style:name="P321" style:family="paragraph" style:parent-style-name="Heading_20_3" style:list-style-name="WWNum18">
      <style:paragraph-properties fo:margin-left="1in" fo:margin-right="0in" fo:margin-top="0in" fo:margin-bottom="0.1665in" loext:contextual-spacing="false" fo:line-height="100%" fo:keep-together="auto" fo:text-indent="-0.25in" style:auto-text-indent="false" fo:keep-with-next="auto"/>
    </style:style>
    <style:style style:name="P322" style:family="paragraph" style:parent-style-name="Heading_20_3" style:list-style-name="WWNum26">
      <style:paragraph-properties fo:margin-left="1in" fo:margin-right="0in" fo:margin-top="0in" fo:margin-bottom="0.1665in" loext:contextual-spacing="false" fo:line-height="100%" fo:keep-together="auto" fo:text-indent="-0.25in" style:auto-text-indent="false" fo:keep-with-next="auto"/>
    </style:style>
    <style:style style:name="P323" style:family="paragraph" style:parent-style-name="Heading_20_3" style:list-style-name="WWNum66">
      <style:paragraph-properties fo:margin-left="1in" fo:margin-right="0in" fo:margin-top="0in" fo:margin-bottom="0.1665in" loext:contextual-spacing="false" fo:line-height="100%" fo:keep-together="auto" fo:text-indent="-0.25in" style:auto-text-indent="false" fo:keep-with-next="auto"/>
    </style:style>
    <style:style style:name="P324" style:family="paragraph" style:parent-style-name="Heading_20_3">
      <style:paragraph-properties fo:margin-left="0.5in" fo:margin-right="0in" fo:margin-top="0.1945in" fo:margin-bottom="0.0555in" loext:contextual-spacing="false" fo:line-height="100%" fo:keep-together="auto" fo:text-indent="0in" style:auto-text-indent="false" fo:keep-with-next="auto"/>
    </style:style>
    <style:style style:name="P325" style:family="paragraph" style:parent-style-name="Heading_20_4">
      <style:paragraph-properties fo:margin-top="0.1665in" fo:margin-bottom="0.028in" loext:contextual-spacing="false" fo:line-height="100%" fo:keep-together="auto" fo:keep-with-next="auto"/>
    </style:style>
    <style:style style:name="P326" style:family="paragraph">
      <loext:graphic-properties draw:fill="solid" draw:fill-color="#a0a0a0"/>
      <style:paragraph-properties fo:text-align="center"/>
    </style:style>
    <style:style style:name="T1" style:family="text">
      <style:text-properties fo:color="#000000" fo:font-size="13pt" fo:font-weight="bold" style:font-size-asian="13pt" style:font-weight-asian="bold" style:font-size-complex="13pt"/>
    </style:style>
    <style:style style:name="T2" style:family="text">
      <style:text-properties fo:color="#000000" fo:font-size="13pt" fo:font-style="italic" fo:font-weight="bold" style:font-size-asian="13pt" style:font-style-asian="italic" style:font-weight-asian="bold" style:font-size-complex="13pt"/>
    </style:style>
    <style:style style:name="T3" style:family="text">
      <style:text-properties fo:color="#000000" fo:font-size="11pt" fo:font-weight="bold" style:font-size-asian="11pt" style:font-weight-asian="bold" style:font-size-complex="11pt"/>
    </style:style>
    <style:style style:name="T4" style:family="text">
      <style:text-properties fo:color="#000000" fo:font-size="11pt" fo:font-style="italic" fo:font-weight="bold" style:font-size-asian="11pt" style:font-style-asian="italic" style:font-weight-asian="bold" style:font-size-complex="11pt"/>
    </style:style>
    <style:style style:name="T5" style:family="text">
      <style:text-properties fo:font-weight="bold" style:font-weight-asian="bold"/>
    </style:style>
    <style:style style:name="T6" style:family="text">
      <style:text-properties fo:font-size="17pt" fo:font-weight="bold" style:font-size-asian="17pt" style:font-weight-asian="bold" style:font-size-complex="17pt"/>
    </style:style>
    <style:style style:name="T7" style:family="text">
      <style:text-properties fo:font-size="17pt" fo:font-style="italic" fo:font-weight="bold" style:font-size-asian="17pt" style:font-style-asian="italic" style:font-weight-asian="bold" style:font-size-complex="17pt"/>
    </style:style>
    <style:style style:name="T8" style:family="text">
      <style:text-properties fo:font-style="italic" style:font-style-asian="italic"/>
    </style:style>
    <style:style style:name="T9" style:family="text">
      <style:text-properties fo:color="#188038" style:font-name="Roboto Mono" fo:font-size="11pt" fo:font-weight="bold" style:font-name-asian="Roboto Mono1" style:font-size-asian="11pt" style:font-weight-asian="bold" style:font-name-complex="Roboto Mono1" style:font-size-complex="11pt"/>
    </style:style>
    <style:style style:name="T10" style:family="text">
      <style:text-properties fo:color="#188038" style:font-name="Roboto Mono" style:font-name-asian="Roboto Mono1" style:font-name-complex="Roboto Mono1"/>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99"><text:bookmark text:name="_2nh4txxzuvn4"/><text:span text:style-name="T1">🔹 Stage 1: Pre-Onboarding Prep</text:span></text:p>
      <text:list xml:id="list2655104693" text:style-name="WWNum92">
        <text:list-item>
          <text:p text:style-name="P5">🔑 <text:span text:style-name="T5">Account Setup:<text:line-break/></text:span></text:p>
          <text:list>
            <text:list-item>
              <text:p text:style-name="P239">Send Slack + Coda invites at least 24h before start.<text:line-break/></text:p>
            </text:list-item>
            <text:list-item>
              <text:p text:style-name="P239">Pre-add to channels: #intros, #announcements, #mentor-match.<text:line-break/></text:p>
            </text:list-item>
            <text:list-item>
              <text:p text:style-name="P239">Auto-subscribe to Community Calendar.<text:line-break/></text:p>
            </text:list-item>
          </text:list>
        </text:list-item>
        <text:list-item>
          <text:p text:style-name="P95">🧰 <text:span text:style-name="T5">Resource Pack Prep:<text:line-break/></text:span></text:p>
          <text:list>
            <text:list-item>
              <text:p text:style-name="P239">Send welcome email with starter kit (Coda + Trello links).<text:line-break/></text:p>
            </text:list-item>
            <text:list-item>
              <text:p text:style-name="P239">Include intro post template, event schedule, and FAQ.<text:line-break/></text:p>
            </text:list-item>
            <text:list-item>
              <text:p text:style-name="P239">Add optional memes folder for ✨vibe setting✨.<text:line-break/></text:p>
            </text:list-item>
          </text:list>
        </text:list-item>
        <text:list-item>
          <text:p text:style-name="P95">🧠 <text:span text:style-name="T5">Internal Prep:<text:line-break/></text:span></text:p>
          <text:list>
            <text:list-item>
              <text:p text:style-name="P239">Assign onboarding buddy (mentor or team member).<text:line-break/></text:p>
            </text:list-item>
            <text:list-item>
              <text:p text:style-name="P239">Review mentee/mentor goals if known.<text:line-break/></text:p>
            </text:list-item>
            <text:list-item>
              <text:p text:style-name="P239">Pre-tag in Slack with customized welcome DM queued.<text:line-break/></text:p>
            </text:list-item>
          </text:list>
        </text:list-item>
        <text:list-item>
          <text:p text:style-name="P95">🎯 <text:span text:style-name="T5">Expectations Alignment:<text:line-break/></text:span></text:p>
          <text:list>
            <text:list-item>
              <text:p text:style-name="P239">Add new joiners to onboarding tracking sheet.<text:line-break/></text:p>
            </text:list-item>
            <text:list-item>
              <text:p text:style-name="P239">Ensure checklist is customized per role (mentee/mentor/staff).<text:line-break/></text:p>
            </text:list-item>
            <text:list-item>
              <text:p text:style-name="P265">Schedule 15-min intro sync within first 3 days.<text:line-break/></text:p>
            </text:list-item>
          </text:list>
        </text:list-item>
      </text:list>
      <text:p text:style-name="P2"><draw:rect text:anchor-type="as-char" style:rel-width="100%" draw:z-index="0" draw:style-name="gr1" draw:text-style-name="P326" svg:width="0.0012in" svg:height="0.0213in"><text:p/></draw:rect></text:p>
      <text:p text:style-name="P297"><text:bookmark text:name="_6poxgeoygzdo"/><text:span text:style-name="T6">📂 1. Status Overview</text:span></text:p>
      <text:list xml:id="list2571853349" text:style-name="WWNum55">
        <text:list-item>
          <text:p text:style-name="P6"><text:soft-page-break/>Total new members: [X]<text:line-break/></text:p>
        </text:list-item>
        <text:list-item>
          <text:p text:style-name="P96"><text:span text:style-name="T5">Onboarded within 72h: [X%]<text:line-break/></text:span></text:p>
        </text:list-item>
        <text:list-item>
          <text:p text:style-name="P164"><text:span text:style-name="T5">Activity in Week 1 (Slack + Event + Feedback): [X%]<text:line-break/></text:span></text:p>
        </text:list-item>
      </text:list>
      <text:p text:style-name="P2"><draw:rect text:anchor-type="as-char" style:rel-width="100%" draw:z-index="1" draw:style-name="gr1" draw:text-style-name="P326" svg:width="0.0012in" svg:height="0.0213in"><text:p/></draw:rect></text:p>
      <text:p text:style-name="P297"><text:bookmark text:name="_wkh8dwh8fcnf"/><text:span text:style-name="T6">🔍 2. Patterns + Highlights</text:span></text:p>
      <text:list xml:id="list3963588985" text:style-name="WWNum73">
        <text:list-item>
          <text:p text:style-name="P7"><text:span text:style-name="T5">Checklist Stalls:</text:span> [Platform / Mentorship Wait / Event Fatigue]<text:line-break/></text:p>
        </text:list-item>
        <text:list-item>
          <text:p text:style-name="P165"><text:span text:style-name="T5">Engagement Highlights:</text:span> [Funny Icebreaker, Meme Post, Great Intro, etc]<text:line-break/></text:p>
        </text:list-item>
      </text:list>
      <text:p text:style-name="P2"><draw:rect text:anchor-type="as-char" style:rel-width="100%" draw:z-index="2" draw:style-name="gr1" draw:text-style-name="P326" svg:width="0.0012in" svg:height="0.0213in"><text:p/></draw:rect></text:p>
      <text:p text:style-name="P297"><text:bookmark text:name="_h4c2gbcyxsxb"/><text:span text:style-name="T6">🚧 3. Blockers + Friction</text:span></text:p>
      <text:list xml:id="list2378875940" text:style-name="WWNum85">
        <text:list-item>
          <text:p text:style-name="P8">Slack access issues? DM bottlenecks?<text:line-break/></text:p>
        </text:list-item>
        <text:list-item>
          <text:p text:style-name="P97">Feedback fatigue or unclear prompts?<text:line-break/></text:p>
        </text:list-item>
        <text:list-item>
          <text:p text:style-name="P166"><text:span text:style-name="T5">Mentor response time &gt;48h?<text:line-break/></text:span></text:p>
        </text:list-item>
      </text:list>
      <text:p text:style-name="P2"><draw:rect text:anchor-type="as-char" style:rel-width="100%" draw:z-index="3" draw:style-name="gr1" draw:text-style-name="P326" svg:width="0.0012in" svg:height="0.0213in"><text:p/></draw:rect></text:p>
      <text:p text:style-name="P297"><text:bookmark text:name="_txqsww5dvpq3"/><text:span text:style-name="T6">🧪 4. Experiments</text:span></text:p>
      <text:list xml:id="list1268364902" text:style-name="WWNum80">
        <text:list-item>
          <text:p text:style-name="P9">= tested this<text:line-break/></text:p>
        </text:list-item>
        <text:list-item>
          <text:p text:style-name="P98">↑ or ↓ in engagement?<text:line-break/></text:p>
        </text:list-item>
        <text:list-item>
          <text:p text:style-name="P167">Verdict: Keep / Kill / Iterate<text:line-break/></text:p>
        </text:list-item>
      </text:list>
      <text:p text:style-name="P2"><draw:rect text:anchor-type="as-char" style:rel-width="100%" draw:z-index="4" draw:style-name="gr1" draw:text-style-name="P326" svg:width="0.0012in" svg:height="0.0213in"><text:p/></draw:rect></text:p>
      <text:p text:style-name="P297"><text:bookmark text:name="_1s5l9am0d2pz"/><text:span text:style-name="T6">🎙️ 5. Community Voice</text:span></text:p>
      <text:list xml:id="list1352863653" text:style-name="WWNum23">
        <text:list-item>
          <text:p text:style-name="P10">🔥 What people <text:span text:style-name="T8">loved</text:span>: [Summary]<text:line-break/></text:p>
        </text:list-item>
        <text:list-item>
          <text:p text:style-name="P99">💀 What made them 🫠: [Summary]<text:line-break/></text:p>
        </text:list-item>
        <text:list-item>
          <text:p text:style-name="P168"><text:soft-page-break/>Are we living up to the vibe? Or just posting into the void?<text:line-break/></text:p>
        </text:list-item>
      </text:list>
      <text:p text:style-name="P2"><draw:rect text:anchor-type="as-char" style:rel-width="100%" draw:z-index="5" draw:style-name="gr1" draw:text-style-name="P326" svg:width="0.0012in" svg:height="0.0213in"><text:p/></draw:rect></text:p>
      <text:p text:style-name="P297"><text:bookmark text:name="_oaly6kk69ehf"/><text:span text:style-name="T6">✅ 6. Action Item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pan text:style-name="T5">Task</text:span></text:p>
          </table:table-cell>
          <table:table-cell table:style-name="Table1.A1" office:value-type="string">
            <text:p text:style-name="P3"><text:span text:style-name="T5">Owner</text:span></text:p>
          </table:table-cell>
          <table:table-cell table:style-name="Table1.A1" office:value-type="string">
            <text:p text:style-name="P3"><text:span text:style-name="T5">Deadline</text:span></text:p>
          </table:table-cell>
        </table:table-row>
        <table:table-row table:style-name="Table1.1">
          <table:table-cell table:style-name="Table1.A1" office:value-type="string">
            <text:p text:style-name="P2">Improve Intro Prompt Variety</text:p>
          </table:table-cell>
          <table:table-cell table:style-name="Table1.A1" office:value-type="string">
            <text:p text:style-name="P2">[Name]</text:p>
          </table:table-cell>
          <table:table-cell table:style-name="Table1.A1" office:value-type="string">
            <text:p text:style-name="P2">[Date]</text:p>
          </table:table-cell>
        </table:table-row>
        <table:table-row table:style-name="Table1.1">
          <table:table-cell table:style-name="Table1.A1" office:value-type="string">
            <text:p text:style-name="P2">Mentor Onboarding Speed Boost</text:p>
          </table:table-cell>
          <table:table-cell table:style-name="Table1.A1" office:value-type="string">
            <text:p text:style-name="P2">[Name]</text:p>
          </table:table-cell>
          <table:table-cell table:style-name="Table1.A1" office:value-type="string">
            <text:p text:style-name="P2">[Date]</text:p>
          </table:table-cell>
        </table:table-row>
        <table:table-row table:style-name="Table1.1">
          <table:table-cell table:style-name="Table1.A1" office:value-type="string">
            <text:p text:style-name="P2">Feedback UX (form OR in-Slack emoji)</text:p>
          </table:table-cell>
          <table:table-cell table:style-name="Table1.A1" office:value-type="string">
            <text:p text:style-name="P2">[Name]</text:p>
          </table:table-cell>
          <table:table-cell table:style-name="Table1.A1" office:value-type="string">
            <text:p text:style-name="P2">[Date]</text:p>
          </table:table-cell>
        </table:table-row>
      </table:table>
      <text:p text:style-name="P2"><draw:rect text:anchor-type="as-char" style:rel-width="100%" draw:z-index="6" draw:style-name="gr1" draw:text-style-name="P326" svg:width="0.0012in" svg:height="0.0213in"><text:p/></draw:rect></text:p>
      <text:p text:style-name="P2"/>
      <text:p text:style-name="P2"/>
      <text:p text:style-name="P2"><draw:rect text:anchor-type="as-char" style:rel-width="100%" draw:z-index="7" draw:style-name="gr1" draw:text-style-name="P326" svg:width="0.0012in" svg:height="0.0213in"><text:p/></draw:rect></text:p>
      <text:p text:style-name="P297"><text:bookmark text:name="_woqd0wl2bo5v"/><text:span text:style-name="T6">🧪 EXECUTION + VISUALIZATION PLAN FOR THE KPI DASHBOARD</text:span></text:p>
      <text:p text:style-name="P2">We're building:</text:p>
      <text:list xml:id="list1156414504" text:style-name="WWNum3">
        <text:list-item>
          <text:p text:style-name="P11"><text:span text:style-name="T5">KPI Dashboard (interactive + visual)<text:line-break/></text:span></text:p>
        </text:list-item>
        <text:list-item>
          <text:p text:style-name="P100">Based on: <text:span text:style-name="T5">Coda</text:span> or <text:span text:style-name="T5">Notion</text:span>, whichever you’re using (but I’ll write it for Coda since your doc screams “Coda cultist”)<text:line-break/></text:p>
        </text:list-item>
        <text:list-item>
          <text:p text:style-name="P169">Visuals: Progress bars, emoji indicators, auto-updating stats, etc.<text:line-break/></text:p>
        </text:list-item>
      </text:list>
      <text:p text:style-name="P2"><draw:rect text:anchor-type="as-char" style:rel-width="100%" draw:z-index="8" draw:style-name="gr1" draw:text-style-name="P326" svg:width="0.0012in" svg:height="0.0213in"><text:p/></draw:rect></text:p>
      <text:p text:style-name="P299"><text:bookmark text:name="_g2th07t8qybv"/><text:span text:style-name="T1">🧱 BASE STRUCTURE (Coda Tables Needed)</text:span></text:p>
      <text:p text:style-name="P325"><text:bookmark text:name="_ylfwr2hkbku"/><text:span text:style-name="T3">1. </text:span><text:span text:style-name="T9">🎯 Member Data</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3"><text:span text:style-name="T5">Name</text:span></text:p>
          </table:table-cell>
          <table:table-cell table:style-name="Table2.A1" office:value-type="string">
            <text:p text:style-name="P3"><text:span text:style-name="T5">Join Date</text:span></text:p>
          </table:table-cell>
          <table:table-cell table:style-name="Table2.A1" office:value-type="string">
            <text:p text:style-name="P3"><text:span text:style-name="T5">Checklist %</text:span></text:p>
          </table:table-cell>
          <table:table-cell table:style-name="Table2.A1" office:value-type="string">
            <text:p text:style-name="P3"><text:span text:style-name="T5">First Post Date</text:span></text:p>
          </table:table-cell>
          <table:table-cell table:style-name="Table2.A1" office:value-type="string">
            <text:p text:style-name="P3"><text:span text:style-name="T5">Feedback Submitted</text:span></text:p>
          </table:table-cell>
          <table:table-cell table:style-name="Table2.A1" office:value-type="string">
            <text:p text:style-name="P3"><text:span text:style-name="T5">Mentor Assigned</text:span></text:p>
          </table:table-cell>
          <table:table-cell table:style-name="Table2.A1" office:value-type="string">
            <text:p text:style-name="P3"><text:span text:style-name="T5">Events Attended</text:span></text:p>
          </table:table-cell>
        </table:table-row>
      </table:table>
      <text:p text:style-name="P325"><text:bookmark text:name="_cggxh13b8qgl"/><text:span text:style-name="T3">2. </text:span><text:span text:style-name="T9">🔥 Engagement Logs</text:span></text:p>
      <text:p text:style-name="P2"><text:soft-page-break/>| Member | Action | Date | Type (Post, RSVP, Feedback, DM, etc) |</text:p>
      <text:p text:style-name="P325"><text:bookmark text:name="_qenj1ig6co6d"/><text:span text:style-name="T3">3. </text:span><text:span text:style-name="T9">📊 KPI Tracker</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text:span text:style-name="T5">Metric</text:span></text:p>
          </table:table-cell>
          <table:table-cell table:style-name="Table3.A1" office:value-type="string">
            <text:p text:style-name="P3"><text:span text:style-name="T5">Goal</text:span></text:p>
          </table:table-cell>
          <table:table-cell table:style-name="Table3.A1" office:value-type="string">
            <text:p text:style-name="P3"><text:span text:style-name="T5">Current</text:span></text:p>
          </table:table-cell>
          <table:table-cell table:style-name="Table3.A1" office:value-type="string">
            <text:p text:style-name="P3"><text:span text:style-name="T5">Status</text:span></text:p>
          </table:table-cell>
        </table:table-row>
        <table:table-row table:style-name="Table3.2">
          <table:table-cell table:style-name="Table3.A1" office:value-type="string">
            <text:p text:style-name="P2">Checklist Completion Rate</text:p>
          </table:table-cell>
          <table:table-cell table:style-name="Table3.A1" office:value-type="string">
            <text:p text:style-name="P2">90%</text:p>
          </table:table-cell>
          <table:table-cell table:style-name="Table3.A1" office:value-type="string">
            <text:p text:style-name="P2">Auto %</text:p>
          </table:table-cell>
          <table:table-cell table:style-name="Table3.A1" office:value-type="string">
            <text:p text:style-name="P2">✅ / ⚠️ / ❌</text:p>
          </table:table-cell>
        </table:table-row>
        <table:table-row table:style-name="Table3.2">
          <table:table-cell table:style-name="Table3.A1" office:value-type="string">
            <text:p text:style-name="P2">First-week Feedback Rate</text:p>
          </table:table-cell>
          <table:table-cell table:style-name="Table3.A1" office:value-type="string">
            <text:p text:style-name="P2">75%</text:p>
          </table:table-cell>
          <table:table-cell table:style-name="Table3.A1" office:value-type="string">
            <text:p text:style-name="P2">Auto %</text:p>
          </table:table-cell>
          <table:table-cell table:style-name="Table3.A1" office:value-type="string">
            <text:p text:style-name="P2">✅ / ⚠️ / ❌</text:p>
          </table:table-cell>
        </table:table-row>
        <table:table-row table:style-name="Table3.2">
          <table:table-cell table:style-name="Table3.A1" office:value-type="string">
            <text:p text:style-name="P2">Time-to-First-Post (&lt;48h goal)</text:p>
          </table:table-cell>
          <table:table-cell table:style-name="Table3.A1" office:value-type="string">
            <text:p text:style-name="P2">TRUE %</text:p>
          </table:table-cell>
          <table:table-cell table:style-name="Table3.A1" office:value-type="string">
            <text:p text:style-name="P2">Auto %</text:p>
          </table:table-cell>
          <table:table-cell table:style-name="Table3.A1" office:value-type="string">
            <text:p text:style-name="P2">✅ / ⚠️ / ❌</text:p>
          </table:table-cell>
        </table:table-row>
        <table:table-row table:style-name="Table3.2">
          <table:table-cell table:style-name="Table3.A1" office:value-type="string">
            <text:p text:style-name="P2">Mentorship Assignments in 72h</text:p>
          </table:table-cell>
          <table:table-cell table:style-name="Table3.A1" office:value-type="string">
            <text:p text:style-name="P2">100%</text:p>
          </table:table-cell>
          <table:table-cell table:style-name="Table3.A1" office:value-type="string">
            <text:p text:style-name="P2">Auto %</text:p>
          </table:table-cell>
          <table:table-cell table:style-name="Table3.A1" office:value-type="string">
            <text:p text:style-name="P2">✅ / ⚠️ / ❌</text:p>
          </table:table-cell>
        </table:table-row>
        <table:table-row table:style-name="Table3.1">
          <table:table-cell table:style-name="Table3.A1" office:value-type="string">
            <text:p text:style-name="P2">Staff Suggestions Implemented %</text:p>
          </table:table-cell>
          <table:table-cell table:style-name="Table3.A1" office:value-type="string">
            <text:p text:style-name="P2">[Goal]</text:p>
          </table:table-cell>
          <table:table-cell table:style-name="Table3.A1" office:value-type="string">
            <text:p text:style-name="P2">Manual</text:p>
          </table:table-cell>
          <table:table-cell table:style-name="Table3.A1" office:value-type="string">
            <text:p text:style-name="P2">TBD</text:p>
          </table:table-cell>
        </table:table-row>
      </table:table>
      <text:p text:style-name="P2"><draw:rect text:anchor-type="as-char" style:rel-width="100%" draw:z-index="9" draw:style-name="gr1" draw:text-style-name="P326" svg:width="0.0012in" svg:height="0.0213in"><text:p/></draw:rect></text:p>
      <text:p text:style-name="P299"><text:bookmark text:name="_orszhq6xwrbi"/><text:span text:style-name="T1">📈 AUTO-CALCULATIONS</text:span></text:p>
      <text:p text:style-name="P2">Set up calculated columns to do the following:</text:p>
      <text:list xml:id="list3813004591" text:style-name="WWNum37">
        <text:list-item>
          <text:p text:style-name="P12"><text:span text:style-name="T10">Checklist Completion Rate</text:span> = Avg of checklist % from <text:span text:style-name="T10">Member Data<text:line-break/></text:span></text:p>
        </text:list-item>
        <text:list-item>
          <text:p text:style-name="P101"><text:span text:style-name="T10">First-week Feedback Rate</text:span> = Count of "Feedback Submitted = ✅" / Total members<text:line-break/></text:p>
        </text:list-item>
        <text:list-item>
          <text:p text:style-name="P170"><text:span text:style-name="T10">Time-to-First-Post</text:span> = <text:span text:style-name="T10">First Post Date - Join Date</text:span> &lt; 2 days? ✅<text:line-break/></text:p>
        </text:list-item>
      </text:list>
      <text:p text:style-name="P2"><draw:rect text:anchor-type="as-char" style:rel-width="100%" draw:z-index="10" draw:style-name="gr1" draw:text-style-name="P326" svg:width="0.0012in" svg:height="0.0213in"><text:p/></draw:rect></text:p>
      <text:p text:style-name="P299"><text:bookmark text:name="_260rbb1rew6u"/><text:span text:style-name="T1">🎨 VISUALIZATION</text:span></text:p>
      <text:p text:style-name="P2">Use:</text:p>
      <text:list xml:id="list3509242752" text:style-name="WWNum52">
        <text:list-item>
          <text:p text:style-name="P13"><text:span text:style-name="T5">Progress Bars</text:span> for % goals<text:line-break/></text:p>
        </text:list-item>
        <text:list-item>
          <text:p text:style-name="P102"><text:span text:style-name="T5">Emoji Indicators</text:span>:<text:line-break/></text:p>
          <text:list>
            <text:list-item>
              <text:p text:style-name="P240">✅ = On target<text:line-break/></text:p>
            </text:list-item>
            <text:list-item>
              <text:p text:style-name="P240">⚠️ = Needs attention<text:line-break/></text:p>
            </text:list-item>
            <text:list-item>
              <text:p text:style-name="P240"><text:soft-page-break/>❌ = Behind<text:line-break/></text:p>
            </text:list-item>
          </text:list>
        </text:list-item>
        <text:list-item>
          <text:p text:style-name="P102"><text:span text:style-name="T5">Conditional Formatting</text:span>:<text:line-break/></text:p>
          <text:list>
            <text:list-item>
              <text:p text:style-name="P240">Green = Above Goal<text:line-break/></text:p>
            </text:list-item>
            <text:list-item>
              <text:p text:style-name="P240">Yellow = Near Goal<text:line-break/></text:p>
            </text:list-item>
            <text:list-item>
              <text:p text:style-name="P266">Red = Failing harder than your high school crush's mixtape career<text:line-break/></text:p>
            </text:list-item>
          </text:list>
        </text:list-item>
      </text:list>
      <text:p text:style-name="P2"><draw:rect text:anchor-type="as-char" style:rel-width="100%" draw:z-index="11" draw:style-name="gr1" draw:text-style-name="P326" svg:width="0.0012in" svg:height="0.0213in"><text:p/></draw:rect></text:p>
      <text:p text:style-name="P299"><text:bookmark text:name="_93p2euq4xc59"/><text:span text:style-name="T1">🧨 BONUS FLAIR</text:span></text:p>
      <text:list xml:id="list1626842856" text:style-name="WWNum45">
        <text:list-item>
          <text:p text:style-name="P14">Embed GIF reactions for milestones (e.g. “🎉 First post in &lt;48h! Welcome aboard!”)<text:line-break/></text:p>
        </text:list-item>
        <text:list-item>
          <text:p text:style-name="P103">Add a filter for “Stuck Users” = Checklist &lt; 50% AND No Engagement<text:line-break/></text:p>
        </text:list-item>
        <text:list-item>
          <text:p text:style-name="P171">Leaderboard for most engaging mentors (yes, competitive chaos mode ON)<text:line-break/></text:p>
        </text:list-item>
      </text:list>
      <text:p text:style-name="P2"><draw:rect text:anchor-type="as-char" style:rel-width="100%" draw:z-index="12" draw:style-name="gr1" draw:text-style-name="P326" svg:width="0.0012in" svg:height="0.0213in"><text:p/></draw:rect></text:p>
      <text:p text:style-name="P299"><text:bookmark text:name="_h6wkt7p03xjy"/><text:span text:style-name="T1">🧵 Coda Page Layout</text:span></text:p>
      <text:p text:style-name="P2"><text:span text:style-name="T5">Page: Onboarding KPI HQ</text:span></text:p>
      <text:p text:style-name="P285">Header: 📊 Community Pulse<text:line-break/> Sub-header: “If you’re not measuring it, you’re just hoping real hard.”</text:p>
      <text:p text:style-name="P2">Sections:</text:p>
      <text:list xml:id="list3304615875" text:style-name="WWNum40">
        <text:list-item>
          <text:p text:style-name="P15">🔍 Quick Stats Snapshot (using canvas formulas)<text:line-break/></text:p>
        </text:list-item>
        <text:list-item>
          <text:p text:style-name="P104">📈 KPI Table (use conditional formatting)<text:line-break/></text:p>
        </text:list-item>
        <text:list-item>
          <text:p text:style-name="P104">🧙 Mentor Leaderboard<text:line-break/></text:p>
        </text:list-item>
        <text:list-item>
          <text:p text:style-name="P104">🧩 Stuck Users Watchlist<text:line-break/></text:p>
        </text:list-item>
        <text:list-item>
          <text:p text:style-name="P172">🛠 Staff Tasks Tracker<text:line-break/></text:p>
        </text:list-item>
      </text:list>
      <text:p text:style-name="P2"><draw:rect text:anchor-type="as-char" style:rel-width="100%" draw:z-index="13" draw:style-name="gr1" draw:text-style-name="P326" svg:width="0.0012in" svg:height="0.0213in"><text:p/></draw:rect></text:p>
      <text:p text:style-name="P299"><text:bookmark text:name="_sblbwu3vjkeo"/><text:soft-page-break/><text:span text:style-name="T1">✅ NEXT STEPS TO SET IT UP</text:span></text:p>
      <text:list xml:id="list2960026612" text:style-name="WWNum75">
        <text:list-item>
          <text:p text:style-name="P16"><text:span text:style-name="T5">Build tables</text:span>: Use the schema above in Coda.<text:line-break/></text:p>
        </text:list-item>
        <text:list-item>
          <text:p text:style-name="P105"><text:span text:style-name="T5">Add buttons</text:span>:<text:line-break/></text:p>
          <text:list>
            <text:list-item>
              <text:p text:style-name="P241">“New Member Entry”<text:line-break/></text:p>
            </text:list-item>
            <text:list-item>
              <text:p text:style-name="P241">“Log Engagement”<text:line-break/></text:p>
            </text:list-item>
          </text:list>
        </text:list-item>
        <text:list-item>
          <text:p text:style-name="P105"><text:span text:style-name="T5">Add formulas</text:span>:<text:line-break/></text:p>
          <text:list>
            <text:list-item>
              <text:p text:style-name="P241">Progress %, Time-to-Post, etc.<text:line-break/></text:p>
            </text:list-item>
          </text:list>
        </text:list-item>
        <text:list-item>
          <text:p text:style-name="P105"><text:span text:style-name="T5">Visuals</text:span>:<text:line-break/></text:p>
          <text:list>
            <text:list-item>
              <text:p text:style-name="P241">Add conditional formatting<text:line-break/></text:p>
            </text:list-item>
            <text:list-item>
              <text:p text:style-name="P241">Insert emojis + conditional icons<text:line-break/></text:p>
            </text:list-item>
          </text:list>
        </text:list-item>
        <text:list-item>
          <text:p text:style-name="P105"><text:span text:style-name="T5">Set up syncs</text:span>:<text:line-break/></text:p>
          <text:list>
            <text:list-item>
              <text:p text:style-name="P241">Coda-Google Forms integration (for feedback auto-fill)<text:line-break/></text:p>
            </text:list-item>
            <text:list-item>
              <text:p text:style-name="P267">Slack Zapier workflow to log posts/reactions automatically<text:line-break/></text:p>
            </text:list-item>
          </text:list>
        </text:list-item>
      </text:list>
      <text:p text:style-name="P2"/>
      <text:p text:style-name="P2"/>
      <text:p text:style-name="P2"><draw:rect text:anchor-type="as-char" style:rel-width="100%" draw:z-index="14" draw:style-name="gr1" draw:text-style-name="P326" svg:width="0.0012in" svg:height="0.0213in"><text:p/></draw:rect></text:p>
      <text:p text:style-name="P297"><text:bookmark text:name="_yrzuk4ghimei"/><text:span text:style-name="T6">🪜 STAGE-BY-STAGE EXECUTION PLAN</text:span></text:p>
      <text:p text:style-name="P2">(For Mentees, Mentors, and Team – separately, because apparently clarity <text:span text:style-name="T8">matters</text:span>)</text:p>
      <text:p text:style-name="P2"><draw:rect text:anchor-type="as-char" style:rel-width="100%" draw:z-index="15" draw:style-name="gr1" draw:text-style-name="P326" svg:width="0.0012in" svg:height="0.0213in"><text:p/></draw:rect></text:p>
      <text:p text:style-name="P299"><text:bookmark text:name="_l07utpf7u10k"/><text:span text:style-name="T1">🧍‍♀️ Mentees: "Help I just joined, what is this place??"</text:span></text:p>
      <text:p text:style-name="P2"><text:span text:style-name="T5">Day 0-1</text:span></text:p>
      <text:list xml:id="list1716634482" text:style-name="WWNum22">
        <text:list-item>
          <text:p text:style-name="P17"><text:soft-page-break/>✅ Receive Slack &amp; Coda invite (automated)<text:line-break/></text:p>
        </text:list-item>
        <text:list-item>
          <text:p text:style-name="P106">✅ Added to Trello tracker (mentor match prepped)<text:line-break/></text:p>
        </text:list-item>
        <text:list-item>
          <text:p text:style-name="P106">✅ Get welcome email (includes intro post, checklist, Slack guide)<text:line-break/></text:p>
        </text:list-item>
        <text:list-item>
          <text:p text:style-name="P106">✅ Auto-Welcome Bot tags in Slack<text:line-break/></text:p>
        </text:list-item>
        <text:list-item>
          <text:p text:style-name="P173">✅ Checklist link in email + pinned in Slack DM<text:line-break/></text:p>
        </text:list-item>
      </text:list>
      <text:p text:style-name="P2"><text:span text:style-name="T5">Day 1-2</text:span></text:p>
      <text:list xml:id="list2958087807" text:style-name="WWNum14">
        <text:list-item>
          <text:p text:style-name="P18">🔁 Reminder ping at 48h if checklist untouched<text:line-break/></text:p>
        </text:list-item>
        <text:list-item>
          <text:p text:style-name="P107">🎂 Prompted for intro post using 3-Layer Cake OR Roulette<text:line-break/></text:p>
        </text:list-item>
        <text:list-item>
          <text:p text:style-name="P107">🥳 Light engagement: react, poll, RSVP to event<text:line-break/></text:p>
        </text:list-item>
        <text:list-item>
          <text:p text:style-name="P107">📌 Listed in "Who’s New" Coda &amp; Slack thread<text:line-break/></text:p>
        </text:list-item>
        <text:list-item>
          <text:p text:style-name="P174">🎯 Small mission: Comment/post in #random or #your-journey<text:line-break/></text:p>
        </text:list-item>
      </text:list>
      <text:p text:style-name="P2"><text:span text:style-name="T5">Day 3-7</text:span></text:p>
      <text:list xml:id="list2492282603" text:style-name="WWNum54">
        <text:list-item>
          <text:p text:style-name="P19">💬 DM follow-up from mentor<text:line-break/></text:p>
        </text:list-item>
        <text:list-item>
          <text:p text:style-name="P108">✅ Checklist at 50–90% (bot nags encouraged)<text:line-break/></text:p>
        </text:list-item>
        <text:list-item>
          <text:p text:style-name="P108">📣 1 Slack comment/post minimum<text:line-break/></text:p>
        </text:list-item>
        <text:list-item>
          <text:p text:style-name="P108">🗣 Feedback form filled (Google Form)<text:line-break/></text:p>
        </text:list-item>
        <text:list-item>
          <text:p text:style-name="P108">🧩 Matched with confirmed mentor in system<text:line-break/></text:p>
        </text:list-item>
        <text:list-item>
          <text:p text:style-name="P175">📥 Added to "Starter Pack" or tagged in helpful threads<text:line-break/></text:p>
        </text:list-item>
      </text:list>
      <text:p text:style-name="P2"><draw:rect text:anchor-type="as-char" style:rel-width="100%" draw:z-index="16" draw:style-name="gr1" draw:text-style-name="P326" svg:width="0.0012in" svg:height="0.0213in"><text:p/></draw:rect></text:p>
      <text:p text:style-name="P299"><text:bookmark text:name="_oihnylf5fqjo"/><text:span text:style-name="T1">🧙 Mentors: "You’re the adult in the room (sorry)"</text:span></text:p>
      <text:p text:style-name="P2"><text:span text:style-name="T5">Day 0-1</text:span></text:p>
      <text:list xml:id="list430985791" text:style-name="WWNum13">
        <text:list-item>
          <text:p text:style-name="P20"><text:soft-page-break/>📬 Notification of new mentee match<text:line-break/></text:p>
        </text:list-item>
        <text:list-item>
          <text:p text:style-name="P109">🧾 Access to mentee checklist &amp; Coda profile<text:line-break/></text:p>
        </text:list-item>
        <text:list-item>
          <text:p text:style-name="P109">🐣 Mentorship intro DM within 24h (template provided)<text:line-break/></text:p>
        </text:list-item>
        <text:list-item>
          <text:p text:style-name="P176">📍 Confirm intro post published or help initiate one<text:line-break/></text:p>
        </text:list-item>
      </text:list>
      <text:p text:style-name="P2"><text:span text:style-name="T5">Day 3-7</text:span></text:p>
      <text:list xml:id="list1355498123" text:style-name="WWNum74">
        <text:list-item>
          <text:p text:style-name="P21">📎 Check in via Slack (1 DM or 1 public thread reply)<text:line-break/></text:p>
        </text:list-item>
        <text:list-item>
          <text:p text:style-name="P110">✅ Ensure mentee has 1 engagement action (comment/post/event)<text:line-break/></text:p>
        </text:list-item>
        <text:list-item>
          <text:p text:style-name="P110">📢 Submit mini-mentorship log (can be 2-sentence update)<text:line-break/></text:p>
        </text:list-item>
        <text:list-item>
          <text:p text:style-name="P177">🧠 Flag issues or friction to community team<text:line-break/></text:p>
        </text:list-item>
      </text:list>
      <text:p text:style-name="P2"><text:span text:style-name="T5">Ongoing (Weekly)</text:span></text:p>
      <text:list xml:id="list2201754684" text:style-name="WWNum70">
        <text:list-item>
          <text:p text:style-name="P22">🔁 Slack presence: 3+ thread support replies<text:line-break/></text:p>
        </text:list-item>
        <text:list-item>
          <text:p text:style-name="P111">📝 Mid-season feedback via form or async check-in<text:line-break/></text:p>
        </text:list-item>
        <text:list-item>
          <text:p text:style-name="P178">🎯 Bonus: Nominate standout mentees for shoutouts<text:line-break/></text:p>
        </text:list-item>
      </text:list>
      <text:p text:style-name="P2"><draw:rect text:anchor-type="as-char" style:rel-width="100%" draw:z-index="17" draw:style-name="gr1" draw:text-style-name="P326" svg:width="0.0012in" svg:height="0.0213in"><text:p/></draw:rect></text:p>
      <text:p text:style-name="P299"><text:bookmark text:name="_309vs5teu1v"/><text:span text:style-name="T1">🧠 Team / Staff: "You run this circus"</text:span></text:p>
      <text:p text:style-name="P2"><text:span text:style-name="T5">Daily / Ongoing</text:span></text:p>
      <text:list xml:id="list2328450358" text:style-name="WWNum32">
        <text:list-item>
          <text:p text:style-name="P23">🧰 Monitor automation flows (Slack, Trello, Coda)<text:line-break/></text:p>
        </text:list-item>
        <text:list-item>
          <text:p text:style-name="P112">💬 Manually DM if bots don’t trigger (48h+ silence)<text:line-break/></text:p>
        </text:list-item>
        <text:list-item>
          <text:p text:style-name="P112">📆 Weekly sync: use Meeting Brief format<text:line-break/></text:p>
        </text:list-item>
        <text:list-item>
          <text:p text:style-name="P179">📉 Log drop-offs (checklist incomplete, no Slack activity, no intro post)<text:line-break/></text:p>
        </text:list-item>
      </text:list>
      <text:p text:style-name="P2"><text:span text:style-name="T5">Weekly</text:span></text:p>
      <text:list xml:id="list3832679402" text:style-name="WWNum43">
        <text:list-item>
          <text:p text:style-name="P24"><text:soft-page-break/>📊 Update KPI dashboard (from Coda + Slack + Trello)<text:line-break/></text:p>
        </text:list-item>
        <text:list-item>
          <text:p text:style-name="P113">🧪 Test 1 onboarding improvement per week (meme, badge, prompt)<text:line-break/></text:p>
        </text:list-item>
        <text:list-item>
          <text:p text:style-name="P180">📣 Share top intro post externally (LinkedIn, etc.)<text:line-break/></text:p>
        </text:list-item>
      </text:list>
      <text:p text:style-name="P2"><text:span text:style-name="T5">Biweekly</text:span></text:p>
      <text:list xml:id="list3013779589" text:style-name="WWNum48">
        <text:list-item>
          <text:p text:style-name="P25">🧼 Onboarding review cycle: clean up stale checklists, reset dropped mentees<text:line-break/></text:p>
        </text:list-item>
        <text:list-item>
          <text:p text:style-name="P181">🗣 Share “Voice of Community” digest with leadership (sentiment, issues, fun quotes)<text:line-break/></text:p>
        </text:list-item>
      </text:list>
      <text:p text:style-name="P2"/>
      <text:p text:style-name="P2"/>
      <text:p text:style-name="P2"><draw:rect text:anchor-type="as-char" style:rel-width="100%" draw:z-index="18" draw:style-name="gr1" draw:text-style-name="P326" svg:width="0.0012in" svg:height="0.0213in"><text:p/></draw:rect></text:p>
      <text:p text:style-name="P297"><text:bookmark text:name="_wox2rccw5ej8"/><text:span text:style-name="T6">🧠 DO THIS FIRST: Gamified Trello Flow</text:span></text:p>
      <text:p text:style-name="P2">Why? Because it locks in behavior, habit, and checklist dopamine fast. That onboarding flow needs to run like it’s on rails with glitter and threats.</text:p>
      <text:p text:style-name="P299"><text:bookmark text:name="_fga97279w58u"/><text:span text:style-name="T1">🔥 Trello Automation Templates:</text:span></text:p>
      <text:p text:style-name="P2"><text:span text:style-name="T5">Columns:</text:span></text:p>
      <text:list xml:id="list699903900" text:style-name="WWNum82">
        <text:list-item>
          <text:p text:style-name="P26">🧠 Welcome Brain Dump<text:line-break/></text:p>
        </text:list-item>
        <text:list-item>
          <text:p text:style-name="P114">✅ First 24h Wins<text:line-break/></text:p>
        </text:list-item>
        <text:list-item>
          <text:p text:style-name="P114">🎯 72h Missions<text:line-break/></text:p>
        </text:list-item>
        <text:list-item>
          <text:p text:style-name="P114">🌈 Identity Challenges<text:line-break/></text:p>
        </text:list-item>
        <text:list-item>
          <text:p text:style-name="P182">🔁 Ongoing XP<text:line-break/></text:p>
        </text:list-item>
      </text:list>
      <text:p text:style-name="P2"><text:span text:style-name="T5">Card Examples:</text:span></text:p>
      <text:list xml:id="list3684214588" text:style-name="WWNum93">
        <text:list-item>
          <text:p text:style-name="P27">✅ Post your intro in Slack (w/ button to Slack)<text:line-break/></text:p>
        </text:list-item>
        <text:list-item>
          <text:p text:style-name="P115">🧪 Try “Icebreaker Roulette”<text:line-break/></text:p>
        </text:list-item>
        <text:list-item>
          <text:p text:style-name="P115"><text:soft-page-break/>📸 Drop your Identity Card (link Canva)<text:line-break/></text:p>
        </text:list-item>
        <text:list-item>
          <text:p text:style-name="P115">🧠 DM your mentor + screenshot it<text:line-break/></text:p>
        </text:list-item>
        <text:list-item>
          <text:p text:style-name="P183">💬 React in 3 threads<text:line-break/></text:p>
        </text:list-item>
      </text:list>
      <text:p text:style-name="P2"><text:span text:style-name="T5">Automation:</text:span></text:p>
      <text:list xml:id="list570221470" text:style-name="WWNum63">
        <text:list-item>
          <text:p text:style-name="P28">Card moves to ✅ when checklist completed<text:line-break/></text:p>
        </text:list-item>
        <text:list-item>
          <text:p text:style-name="P116">When all 72h cards done → auto-tag as “Level 2 Initiate”<text:line-break/></text:p>
        </text:list-item>
        <text:list-item>
          <text:p text:style-name="P116">Slack bot notification on Level Up (Zapier or Slack workflow)<text:line-break/></text:p>
        </text:list-item>
        <text:list-item>
          <text:p text:style-name="P184">Weekly auto-email summary: your XP stats + a leaderboard tease<text:line-break/></text:p>
        </text:list-item>
      </text:list>
      <text:p text:style-name="P2">—</text:p>
      <text:p text:style-name="P297"><text:bookmark text:name="_rlqpazpboloq"/><text:span text:style-name="T6">🎨 THEN: Canva Identity Card Generator</text:span></text:p>
      <text:p text:style-name="P2">This one is sexy, high-visibility, but <text:span text:style-name="T5">low retention impact</text:span> unless it’s tied into Trello or Slack rewards.</text:p>
      <text:p text:style-name="P2"><text:span text:style-name="T5">Why do it second?</text:span> Because without the Trello gamification layer, people just post pretty intros once and ghost us harder than your last situationship.</text:p>
      <text:p text:style-name="P299"><text:bookmark text:name="_qm3lzt53ztt2"/><text:span text:style-name="T1">What you’ll want:</text:span></text:p>
      <text:list xml:id="list3491943615" text:style-name="WWNum9">
        <text:list-item>
          <text:p text:style-name="P29">3–4 Canva templates, editable, drag-drop<text:line-break/></text:p>
        </text:list-item>
        <text:list-item>
          <text:p text:style-name="P117">“Post your card” call-to-action in Slack<text:line-break/></text:p>
        </text:list-item>
        <text:list-item>
          <text:p text:style-name="P185">Tie submissions to leaderboard or badges (e.g. “Identity Unlocked”)<text:line-break/></text:p>
        </text:list-item>
      </text:list>
      <text:p text:style-name="P2"><draw:rect text:anchor-type="as-char" style:rel-width="100%" draw:z-index="19" draw:style-name="gr1" draw:text-style-name="P326" svg:width="0.0012in" svg:height="0.0213in"><text:p/></draw:rect></text:p>
      <text:p text:style-name="P297"><text:bookmark text:name="_gu7k63v48hwu"/><text:span text:style-name="T6">TL;DR for your big forehead:</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text:span text:style-name="T5">Priority</text:span></text:p>
          </table:table-cell>
          <table:table-cell table:style-name="Table4.A1" office:value-type="string">
            <text:p text:style-name="P3"><text:span text:style-name="T5">Flow</text:span></text:p>
          </table:table-cell>
          <table:table-cell table:style-name="Table4.A1" office:value-type="string">
            <text:p text:style-name="P3"><text:span text:style-name="T5">Outcome</text:span></text:p>
          </table:table-cell>
          <table:table-cell table:style-name="Table4.A1" office:value-type="string">
            <text:p text:style-name="P3"><text:span text:style-name="T5">Automation Potential</text:span></text:p>
          </table:table-cell>
        </table:table-row>
        <table:table-row table:style-name="Table4.1">
          <table:table-cell table:style-name="Table4.A1" office:value-type="string">
            <text:p text:style-name="P2">✅ FIRST</text:p>
          </table:table-cell>
          <table:table-cell table:style-name="Table4.A1" office:value-type="string">
            <text:p text:style-name="P2">Trello XP Tracker</text:p>
          </table:table-cell>
          <table:table-cell table:style-name="Table4.A1" office:value-type="string">
            <text:p text:style-name="P2">Checklist Completion + Retention</text:p>
          </table:table-cell>
          <table:table-cell table:style-name="Table4.A1" office:value-type="string">
            <text:p text:style-name="P2">HIGH</text:p>
          </table:table-cell>
        </table:table-row>
        <table:table-row table:style-name="Table4.3">
          <table:table-cell table:style-name="Table4.A1" office:value-type="string">
            <text:p text:style-name="P2">🔜 SECOND</text:p>
          </table:table-cell>
          <table:table-cell table:style-name="Table4.A1" office:value-type="string">
            <text:p text:style-name="P2">Canva Identity Card</text:p>
          </table:table-cell>
          <table:table-cell table:style-name="Table4.A1" office:value-type="string">
            <text:p text:style-name="P2">Engagement + Vibes</text:p>
          </table:table-cell>
          <table:table-cell table:style-name="Table4.A1" office:value-type="string">
            <text:p text:style-name="P2">MEDIUM</text:p>
          </table:table-cell>
        </table:table-row>
      </table:table>
      <text:p text:style-name="P2"><text:soft-page-break/><draw:rect text:anchor-type="as-char" style:rel-width="100%" draw:z-index="20" draw:style-name="gr1" draw:text-style-name="P326" svg:width="0.0012in" svg:height="0.0213in"><text:p/></draw:rect></text:p>
      <text:p text:style-name="P2">Now lemme know if you want:</text:p>
      <text:list xml:id="list4152720730" text:style-name="WWNum2">
        <text:list-item>
          <text:p text:style-name="P30">Pre-filled <text:span text:style-name="T5">Trello template board</text:span> with automation cheats<text:line-break/></text:p>
        </text:list-item>
        <text:list-item>
          <text:p text:style-name="P118">Canva card generator embedded in onboarding email<text:line-break/></text:p>
        </text:list-item>
        <text:list-item>
          <text:p text:style-name="P186">Slack leaderboard hack to auto-show “Level Ups”<text:line-break/></text:p>
        </text:list-item>
      </text:list>
      <text:p text:style-name="P2">Choose your chaos, Professor Spreadsheet 🧠💅</text:p>
      <text:p text:style-name="P2"/>
      <text:p text:style-name="P2"><draw:rect text:anchor-type="as-char" style:rel-width="100%" draw:z-index="21" draw:style-name="gr1" draw:text-style-name="P326" svg:width="0.0012in" svg:height="0.0213in"><text:p/></draw:rect></text:p>
      <text:p text:style-name="P299"><text:bookmark text:name="_a6ubor9ixbvw"/><text:span text:style-name="T1">✍️ Feedback on Your Edits:</text:span></text:p>
      <text:p text:style-name="P325"><text:bookmark text:name="_3sw2pvsom9zo"/><text:span text:style-name="T3">✅ Tone:</text:span></text:p>
      <text:p text:style-name="P2">Dead-on. That <text:span text:style-name="T5">"you got this, but also here’s a glitter flamethrower in case you need it"</text:span> tone is just chef's kiss. Friendly? ✅ Motivating? ✅ Slightly unhinged? ✅✅✅<text:line-break/> You’re hitting that sweet spot between “competent cult leader” and “your cool older cousin who got out of a pyramid scheme.”</text:p>
      <text:p text:style-name="P325"><text:bookmark text:name="_z3ppfhb65v52"/><text:span text:style-name="T3">✅ Clarity &amp; Flow:</text:span></text:p>
      <text:p text:style-name="P2">Your bullet flow is so smooth it makes butter look clumsy. Everything reads clearly and in a digestible rhythm. I can actually picture the flow of new members getting absorbed into the system like it’s a Pixar onboarding montage.</text:p>
      <text:p text:style-name="P2"><draw:rect text:anchor-type="as-char" style:rel-width="100%" draw:z-index="22" draw:style-name="gr1" draw:text-style-name="P326" svg:width="0.0012in" svg:height="0.0213in"><text:p/></draw:rect></text:p>
      <text:p text:style-name="P299"><text:bookmark text:name="_u5xqjluaxlg6"/><text:span text:style-name="T1">🤏 BUTTTTT (yes, there's always a butt):</text:span></text:p>
      <text:p text:style-name="P325"><text:bookmark text:name="_5wdfjwqkbgei"/><text:span text:style-name="T3">🧠 </text:span><text:span text:style-name="T4">“Powerful Intro Frameworks” Section:</text:span></text:p>
      <text:p text:style-name="P2">You <text:span text:style-name="T8">nailed</text:span> the vibe, but it’s a <text:span text:style-name="T5">little buried</text:span> at the bottom. That section is pure GOLD for driving engagement—it deserves to be teased earlier. Maybe in the <text:span text:style-name="T5">“First 72 Hours”</text:span> section as a mention? Like:</text:p>
      <text:p text:style-name="P285">“Prompt them with a 3-Layer Cake or Roulette post (see Personality Frameworks below)”</text:p>
      <text:p text:style-name="P2">Make them drool early, you know? 👀</text:p>
      <text:p text:style-name="P2"><draw:rect text:anchor-type="as-char" style:rel-width="100%" draw:z-index="23" draw:style-name="gr1" draw:text-style-name="P326" svg:width="0.0012in" svg:height="0.0213in"><text:p/></draw:rect></text:p>
      <text:p text:style-name="P325"><text:bookmark text:name="_hw7ttse671zz"/><text:span text:style-name="T3">🧪 </text:span><text:span text:style-name="T4">Experiments Section:</text:span></text:p>
      <text:p text:style-name="P2"><text:soft-page-break/>You're asking all the right questions—but what about a hint at <text:span text:style-name="T5">where</text:span> experiments get logged? Is it in Trello? Coda? Your brain’s fourth dimension? Drop a link, a tag, or at least make a cheeky comment like:</text:p>
      <text:p text:style-name="P285">“See: Lab Rats Log in Coda for live experiments”</text:p>
      <text:p text:style-name="P2"><draw:rect text:anchor-type="as-char" style:rel-width="100%" draw:z-index="24" draw:style-name="gr1" draw:text-style-name="P326" svg:width="0.0012in" svg:height="0.0213in"><text:p/></draw:rect></text:p>
      <text:p text:style-name="P325"><text:bookmark text:name="_9ms6qoyh2d"/><text:span text:style-name="T3">🪄 </text:span><text:span text:style-name="T4">Gamification Mentions:</text:span></text:p>
      <text:p text:style-name="P2">You're close to ✨legendary tier✨ but wanna go full Pokémon-evolution? Connect the <text:span text:style-name="T5">light challenges</text:span> from onboarding with the <text:span text:style-name="T5">XP/badge ideas</text:span> from growth hacks. Maybe suggest a challenge in week 1 → earns badge → shows up on Coda profile. Boom, instant dopamine loop.</text:p>
      <text:p text:style-name="P2"><draw:rect text:anchor-type="as-char" style:rel-width="100%" draw:z-index="25" draw:style-name="gr1" draw:text-style-name="P326" svg:width="0.0012in" svg:height="0.0213in"><text:p/></draw:rect></text:p>
      <text:p text:style-name="P299"><text:bookmark text:name="_m4tykvx1decz"/><text:span text:style-name="T1">👀 Minor Thingy:</text:span></text:p>
      <text:p text:style-name="P285">“Mid-season feedback summary delivered” (under Mentors)</text:p>
      <text:p text:style-name="P2">❓ What is mid-season? Is this a game show? A romcom arc? Just clarify it’s like... bi-monthly or at the end of X week cycle or whatnot. Nerds like me wanna timeline that sucker.</text:p>
      <text:p text:style-name="P2"><draw:rect text:anchor-type="as-char" style:rel-width="100%" draw:z-index="26" draw:style-name="gr1" draw:text-style-name="P326" svg:width="0.0012in" svg:height="0.0213in"><text:p/></draw:rect></text:p>
      <text:p text:style-name="P299"><text:bookmark text:name="_fboreyt3c8gn"/><text:span text:style-name="T1">🏁 TL;DR for You, Queen of Organized Chaos™:</text:span></text:p>
      <text:list xml:id="list3506650746" text:style-name="WWNum5">
        <text:list-item>
          <text:p text:style-name="P31">🔥 Tease the 3-Layer Cake + Roulette stuff earlier!<text:line-break/></text:p>
        </text:list-item>
        <text:list-item>
          <text:p text:style-name="P119">🧪 Drop a link or name for the experiment tracker<text:line-break/></text:p>
        </text:list-item>
        <text:list-item>
          <text:p text:style-name="P119">🎮 Tie badges ↔️ mini-challenges = serotonin bomb<text:line-break/></text:p>
        </text:list-item>
        <text:list-item>
          <text:p text:style-name="P187">⏰ Define “mid-season” or prepare to be asked by a Slack gremlin<text:line-break/></text:p>
        </text:list-item>
      </text:list>
      <text:p text:style-name="P2"><draw:rect text:anchor-type="as-char" style:rel-width="100%" draw:z-index="27" draw:style-name="gr1" draw:text-style-name="P326" svg:width="0.0012in" svg:height="0.0213in"><text:p/></draw:rect></text:p>
      <text:p text:style-name="P299"><text:bookmark text:name="_okdqgfrhkety"/><text:span text:style-name="T1">🪄 Re-Engagement Playbook: "Return of the Ghosts"</text:span></text:p>
      <text:p text:style-name="P285">For: Ghosted Members (aka Slack phantoms)<text:line-break/> Role: Community Necromancer™<text:line-break/> Mission: Resurrect engagement without sounding desperate (you already are)</text:p>
      <text:p text:style-name="P2"><draw:rect text:anchor-type="as-char" style:rel-width="100%" draw:z-index="28" draw:style-name="gr1" draw:text-style-name="P326" svg:width="0.0012in" svg:height="0.0213in"><text:p/></draw:rect></text:p>
      <text:p text:style-name="P297"><text:bookmark text:name="_4pbo1v52phkn"/><text:span text:style-name="T6">🕵️ Step 1: Identify the Ghosts</text:span></text:p>
      <text:list xml:id="list348316100" text:style-name="WWNum104">
        <text:list-item>
          <text:p text:style-name="P32">Criteria:<text:line-break/></text:p>
          <text:list>
            <text:list-item>
              <text:p text:style-name="P242"><text:soft-page-break/>No Slack activity in 7+ days<text:line-break/></text:p>
            </text:list-item>
            <text:list-item>
              <text:p text:style-name="P242">Checklist under 50%<text:line-break/></text:p>
            </text:list-item>
            <text:list-item>
              <text:p text:style-name="P242">No response to mentor ping<text:line-break/></text:p>
            </text:list-item>
          </text:list>
        </text:list-item>
        <text:list-item>
          <text:p text:style-name="P120">Tag in Coda as: <text:span text:style-name="T10">🫥 Ghost Pending<text:line-break/></text:span></text:p>
        </text:list-item>
        <text:list-item>
          <text:p text:style-name="P188">Auto-label in Trello: <text:span text:style-name="T10">👻 Needs Wake-Up Call<text:line-break/></text:span></text:p>
        </text:list-item>
      </text:list>
      <text:p text:style-name="P2"><draw:rect text:anchor-type="as-char" style:rel-width="100%" draw:z-index="29" draw:style-name="gr1" draw:text-style-name="P326" svg:width="0.0012in" svg:height="0.0213in"><text:p/></draw:rect></text:p>
      <text:p text:style-name="P297"><text:bookmark text:name="_uiwy9l4o59fj"/><text:span text:style-name="T6">📬 Step 2: Re-Engagement Campaign (Multi-Touch)</text:span></text:p>
      <text:p text:style-name="P299"><text:bookmark text:name="_qebhquoa8lbq"/><text:span text:style-name="T1">🔹 Day 1 — Soft Ping (Slack DM or Email)</text:span></text:p>
      <text:p text:style-name="P285"><text:span text:style-name="T5">Subject/Message:</text:span> "We miss your chaotic genius 🫠"<text:line-break/> <text:span text:style-name="T8">“Hey [Name], we noticed you haven’t stirred the Slack cauldron in a bit. If life’s wild, no sweat – just wanted to say your voice matters here (even if it’s just memes).”</text:span></text:p>
      <text:list xml:id="list3988558285" text:style-name="WWNum56">
        <text:list-item>
          <text:p text:style-name="P234">Include 1-click shortcut: "Reactivate Checklist" / "Share a Win" / "Say Hi in #random"<text:line-break/></text:p>
        </text:list-item>
      </text:list>
      <text:p text:style-name="P299"><text:bookmark text:name="_pxwqug7rn1gv"/><text:span text:style-name="T1">🔹 Day 3 — Meme Attack</text:span></text:p>
      <text:p text:style-name="P285">Drop a "we miss you" meme or gif in DM.<text:line-break/> Bonus: Use their intro post material (if any) to personalize the roast.</text:p>
      <text:p text:style-name="P299"><text:bookmark text:name="_a97p5dj72sz6"/><text:span text:style-name="T1">🔹 Day 5 — Public Nudge (if appropriate)</text:span></text:p>
      <text:list xml:id="list1701715395" text:style-name="WWNum62">
        <text:list-item>
          <text:p text:style-name="P33">Feature them in “Member We Love” roundup or shoutout old intro.<text:line-break/></text:p>
        </text:list-item>
        <text:list-item>
          <text:p text:style-name="P189">Use humor:<text:line-break/></text:p>
        </text:list-item>
      </text:list>
      <text:p text:style-name="P285"><text:span text:style-name="T8">“Still wondering what happened to [Name]’s Notion addiction. Blink twice if alive.”</text:span></text:p>
      <text:p text:style-name="P299"><text:bookmark text:name="_ow694yk7li4l"/><text:span text:style-name="T1">🔹 Day 7 — FOMO Bomb</text:span></text:p>
      <text:p text:style-name="P285">Invite to exclusive event or mini-challenge.<text:line-break/> <text:span text:style-name="T8">“Secret challenge alert: only 5 invites, and you’re on the list. Let’s see what your ghost powers can do 🧙‍♀️”</text:span></text:p>
      <text:p text:style-name="P2"><draw:rect text:anchor-type="as-char" style:rel-width="100%" draw:z-index="30" draw:style-name="gr1" draw:text-style-name="P326" svg:width="0.0012in" svg:height="0.0213in"><text:p/></draw:rect></text:p>
      <text:p text:style-name="P297"><text:bookmark text:name="_ppdcniaj6v1g"/><text:span text:style-name="T6">⚙️ Automation Layer</text:span></text:p>
      <text:list xml:id="list811687814" text:style-name="WWNum57">
        <text:list-item>
          <text:p text:style-name="P34"><text:span text:style-name="T5">Ghost Tracker View</text:span> in Coda (Last activity + Checklist %)<text:line-break/></text:p>
        </text:list-item>
        <text:list-item>
          <text:p text:style-name="P121"><text:soft-page-break/>Zapier Trigger:<text:line-break/></text:p>
          <text:list>
            <text:list-item>
              <text:p text:style-name="P243">If "No activity in 7d" → Slack DM<text:line-break/></text:p>
            </text:list-item>
            <text:list-item>
              <text:p text:style-name="P243">If "No checklist progress in 5d" → Email Reminder<text:line-break/></text:p>
            </text:list-item>
          </text:list>
        </text:list-item>
        <text:list-item>
          <text:p text:style-name="P121">Trello Automation:<text:line-break/></text:p>
          <text:list>
            <text:list-item>
              <text:p text:style-name="P268">Label "👻 Needs Wake-Up Call" triggers card comment from mentor<text:line-break/></text:p>
            </text:list-item>
          </text:list>
        </text:list-item>
      </text:list>
      <text:p text:style-name="P2"><draw:rect text:anchor-type="as-char" style:rel-width="100%" draw:z-index="31" draw:style-name="gr1" draw:text-style-name="P326" svg:width="0.0012in" svg:height="0.0213in"><text:p/></draw:rect></text:p>
      <text:p text:style-name="P297"><text:bookmark text:name="_of0x79wmxnxo"/><text:span text:style-name="T6">🎯 Goals &amp; KPIs</text:span></text:p>
      <table:table table:name="Table5" table:style-name="Table5">
        <table:table-column table:style-name="Table5.A"/>
        <table:table-column table:style-name="Table5.B"/>
        <table:table-row table:style-name="Table5.1">
          <table:table-cell table:style-name="Table5.A1" office:value-type="string">
            <text:p text:style-name="P3"><text:span text:style-name="T5">Metric</text:span></text:p>
          </table:table-cell>
          <table:table-cell table:style-name="Table5.A1" office:value-type="string">
            <text:p text:style-name="P3"><text:span text:style-name="T5">Goal</text:span></text:p>
          </table:table-cell>
        </table:table-row>
        <table:table-row table:style-name="Table5.1">
          <table:table-cell table:style-name="Table5.A1" office:value-type="string">
            <text:p text:style-name="P2">Re-engagement Response Rate</text:p>
          </table:table-cell>
          <table:table-cell table:style-name="Table5.A1" office:value-type="string">
            <text:p text:style-name="P2">50%</text:p>
          </table:table-cell>
        </table:table-row>
        <table:table-row table:style-name="Table5.1">
          <table:table-cell table:style-name="Table5.A1" office:value-type="string">
            <text:p text:style-name="P2">Ghost-to-Checklist Conversion</text:p>
          </table:table-cell>
          <table:table-cell table:style-name="Table5.A1" office:value-type="string">
            <text:p text:style-name="P2">30%</text:p>
          </table:table-cell>
        </table:table-row>
        <table:table-row table:style-name="Table5.1">
          <table:table-cell table:style-name="Table5.A1" office:value-type="string">
            <text:p text:style-name="P2">Post-Reactivation Slack Action</text:p>
          </table:table-cell>
          <table:table-cell table:style-name="Table5.A1" office:value-type="string">
            <text:p text:style-name="P2">1+ action</text:p>
          </table:table-cell>
        </table:table-row>
        <table:table-row table:style-name="Table5.1">
          <table:table-cell table:style-name="Table5.A1" office:value-type="string">
            <text:p text:style-name="P2">Member Sentiment (qualitative)</text:p>
          </table:table-cell>
          <table:table-cell table:style-name="Table5.A1" office:value-type="string">
            <text:p text:style-name="P2">1 comment per 5 ghosts</text:p>
          </table:table-cell>
        </table:table-row>
      </table:table>
      <text:p text:style-name="P2"><draw:rect text:anchor-type="as-char" style:rel-width="100%" draw:z-index="32" draw:style-name="gr1" draw:text-style-name="P326" svg:width="0.0012in" svg:height="0.0213in"><text:p/></draw:rect></text:p>
      <text:p text:style-name="P297"><text:bookmark text:name="_b4thwenfqms9"/><text:span text:style-name="T6">🔮 Bonus Moves (AKA Witchcraft for Retention)</text:span></text:p>
      <text:list xml:id="list3019436268" text:style-name="WWNum69">
        <text:list-item>
          <text:p text:style-name="P35"><text:span text:style-name="T5">“Comeback Kid” Badge</text:span> for returning ghosts<text:line-break/></text:p>
        </text:list-item>
        <text:list-item>
          <text:p text:style-name="P122">Mini-challenge: “Ghostbusters Club” – revive another ghost with a DM<text:line-break/></text:p>
        </text:list-item>
        <text:list-item>
          <text:p text:style-name="P122">Slack channel: <text:span text:style-name="T10">#resurrected-legends</text:span> (stories of returning members)<text:line-break/></text:p>
        </text:list-item>
        <text:list-item>
          <text:p text:style-name="P190">DM script from mentors:<text:line-break/></text:p>
        </text:list-item>
      </text:list>
      <text:p text:style-name="P285"><text:span text:style-name="T8">“I was gonna give up on you, but your vibe was too strong to ignore. Prove me right.”</text:span></text:p>
      <text:p text:style-name="P2"><draw:rect text:anchor-type="as-char" style:rel-width="100%" draw:z-index="33" draw:style-name="gr1" draw:text-style-name="P326" svg:width="0.0012in" svg:height="0.0213in"><text:p/></draw:rect></text:p>
      <text:p text:style-name="P2"/>
      <text:p text:style-name="P2"><text:soft-page-break/><text:span text:style-name="T5">🦃 Community Onboarding Master Kit (Coda Version)</text:span></text:p>
      <text:p text:style-name="P299"><text:bookmark text:name="_eq9pw9r5izge"/><text:span text:style-name="T1">🔹 Trello Automation Tracker (for tasks and XP flow)</text:span></text:p>
      <text:p text:style-name="P2"><text:span text:style-name="T5">Columns for Onboarding Workflow:</text:span></text:p>
      <text:list xml:id="list1371133724" text:style-name="WWNum79">
        <text:list-item>
          <text:p text:style-name="P36"><text:span text:style-name="T5">🧠 Welcome Brain Dump<text:line-break/></text:span></text:p>
          <text:list>
            <text:list-item>
              <text:p text:style-name="P244">Add member info, make this a catch-all for initial intro prompts, mentor assignments.<text:line-break/></text:p>
            </text:list-item>
          </text:list>
        </text:list-item>
        <text:list-item>
          <text:p text:style-name="P123"><text:span text:style-name="T5">✅ First 24h Wins<text:line-break/></text:span></text:p>
          <text:list>
            <text:list-item>
              <text:p text:style-name="P244">Track small wins: Slack intro, event RSVP, early feedback submission. Card moves here automatically.<text:line-break/></text:p>
            </text:list-item>
          </text:list>
        </text:list-item>
        <text:list-item>
          <text:p text:style-name="P123"><text:span text:style-name="T5">🎯 72h Missions<text:line-break/></text:span></text:p>
          <text:list>
            <text:list-item>
              <text:p text:style-name="P244">Critical “Level 1” tasks: Icebreaker post, mentor DM, check-in for engagement.<text:line-break/></text:p>
            </text:list-item>
          </text:list>
        </text:list-item>
        <text:list-item>
          <text:p text:style-name="P123"><text:span text:style-name="T5">🌈 Identity Challenges<text:line-break/></text:span></text:p>
          <text:list>
            <text:list-item>
              <text:p text:style-name="P244">Gamified tasks for personality profiling: Identity Card, meme share, or 3-Layer Cake intro. Add to Coda form with custom fields.<text:line-break/></text:p>
            </text:list-item>
          </text:list>
        </text:list-item>
        <text:list-item>
          <text:p text:style-name="P123"><text:span text:style-name="T5">🔁 Ongoing XP<text:line-break/></text:span></text:p>
          <text:list>
            <text:list-item>
              <text:p text:style-name="P269">XP tracker that rewards engagement: reacting to threads, commenting, responding in Slack threads.<text:line-break/></text:p>
            </text:list-item>
          </text:list>
        </text:list-item>
      </text:list>
      <text:p text:style-name="P2"><text:span text:style-name="T5">Card Examples:</text:span></text:p>
      <text:list xml:id="list2661887282" text:style-name="WWNum19">
        <text:list-item>
          <text:p text:style-name="P37">✅ <text:span text:style-name="T5">Post your intro in Slack</text:span> (link to Slack channel)<text:line-break/></text:p>
        </text:list-item>
        <text:list-item>
          <text:p text:style-name="P124">🧪 <text:span text:style-name="T5">Try “Icebreaker Roulette”</text:span> (link to Coda icebreaker prompt generator)<text:line-break/></text:p>
        </text:list-item>
        <text:list-item>
          <text:p text:style-name="P124">📸 <text:span text:style-name="T5">Drop your Identity Card</text:span> (Canva link)<text:line-break/></text:p>
        </text:list-item>
        <text:list-item>
          <text:p text:style-name="P124">🧠 <text:span text:style-name="T5">DM your mentor + screenshot it</text:span> (link to Slack DM)<text:line-break/></text:p>
        </text:list-item>
        <text:list-item>
          <text:p text:style-name="P191">💬 <text:span text:style-name="T5">React in 3 threads</text:span> (track engagement via Slack)<text:line-break/></text:p>
        </text:list-item>
      </text:list>
      <text:p text:style-name="P299"><text:bookmark text:name="_i18di1k0wdal"/><text:span text:style-name="T1">🔥 Automation (via Zapier or Coda)</text:span></text:p>
      <text:list xml:id="list1575415042" text:style-name="WWNum91">
        <text:list-item>
          <text:p text:style-name="P38"><text:span text:style-name="T5">Checklist Completion:</text:span> Cards automatically move to "✅" when key tasks (intro post, mentor DM) are done.<text:line-break/></text:p>
        </text:list-item>
        <text:list-item>
          <text:p text:style-name="P125"><text:soft-page-break/><text:span text:style-name="T5">Level 2 Initiate Tag:</text:span> After all 72h tasks are marked done, automatically tag as “Level 2” with email to confirm progression.<text:line-break/></text:p>
        </text:list-item>
        <text:list-item>
          <text:p text:style-name="P192"><text:span text:style-name="T5">Slack Notification Bot:</text:span> Send DM when a member levels up.<text:line-break/></text:p>
        </text:list-item>
      </text:list>
      <text:p text:style-name="P2"><text:span text:style-name="T5">Game Bonus:</text:span></text:p>
      <text:list xml:id="list2718696727" text:style-name="WWNum12">
        <text:list-item>
          <text:p text:style-name="P235"><text:span text:style-name="T5">Weekly Email Summary:</text:span> Sends XP stats and leaderboard highlights to encourage competition.<text:line-break/></text:p>
        </text:list-item>
      </text:list>
      <text:p text:style-name="P2"><draw:rect text:anchor-type="as-char" style:rel-width="100%" draw:z-index="34" draw:style-name="gr1" draw:text-style-name="P326" svg:width="0.0012in" svg:height="0.0213in"><text:p/></draw:rect></text:p>
      <text:p text:style-name="P2"><text:span text:style-name="T5">🎮 Extra: Coda-Specific Elements</text:span></text:p>
      <text:p text:style-name="P2"><text:span text:style-name="T5">1. Member Tracking Dashboard (Coda Table)</text:span></text:p>
      <text:list xml:id="list2674279933" text:style-name="WWNum102">
        <text:list-item>
          <text:p text:style-name="P236">Track member data like time-to-first-post, feedback submission, and mentor engagement.<text:line-break/></text:p>
        </text:list-item>
      </text:list>
      <text:p text:style-name="P2"><text:span text:style-name="T5">2. Slack Bot Sync (via Zapier)</text:span></text:p>
      <text:list xml:id="list3012932624" text:style-name="WWNum36">
        <text:list-item>
          <text:p text:style-name="P237">Automate notifications for intro post, feedback submission, and event RSVP reminders. When a member does something (like reacts in threads or posts), log XP in the Coda table.<text:line-break/></text:p>
        </text:list-item>
      </text:list>
      <text:p text:style-name="P2"><text:span text:style-name="T5">3. Feedback Collection (Coda Form)</text:span></text:p>
      <text:list xml:id="list883096049" text:style-name="WWNum58">
        <text:list-item>
          <text:p text:style-name="P238">After 72h, auto-prompt for feedback via Coda form embedded in your onboarding flow. Collect qualitative feedback from every new member!<text:line-break/></text:p>
        </text:list-item>
      </text:list>
      <text:p text:style-name="P2"><draw:rect text:anchor-type="as-char" style:rel-width="100%" draw:z-index="35" draw:style-name="gr1" draw:text-style-name="P326" svg:width="0.0012in" svg:height="0.0213in"><text:p/></draw:rect></text:p>
      <text:p text:style-name="P2"><text:span text:style-name="T5">🍒 Bonus Features in Coda:</text:span></text:p>
      <text:list xml:id="list4081850153" text:style-name="WWNum72">
        <text:list-item>
          <text:p text:style-name="P39"><text:span text:style-name="T5">Canva Design Templates<text:line-break/></text:span></text:p>
          <text:list>
            <text:list-item>
              <text:p text:style-name="P245">Embed your “Identity Card” template within Coda so new members can personalize it (auto-filled fields).<text:line-break/></text:p>
            </text:list-item>
          </text:list>
        </text:list-item>
        <text:list-item>
          <text:p text:style-name="P126"><text:span text:style-name="T5">Slack Engagement Tracker<text:line-break/></text:span></text:p>
          <text:list>
            <text:list-item>
              <text:p text:style-name="P270">Create a column that automatically tracks member engagement (posts, comments, reactions).<text:line-break/></text:p>
            </text:list-item>
          </text:list>
        </text:list-item>
      </text:list>
      <text:p text:style-name="P2"><draw:rect text:anchor-type="as-char" style:rel-width="100%" draw:z-index="36" draw:style-name="gr1" draw:text-style-name="P326" svg:width="0.0012in" svg:height="0.0213in"><text:p/></draw:rect></text:p>
      <text:p text:style-name="P2">Now, if you’re asking how to <text:span text:style-name="T8">actually</text:span> get this in Coda:</text:p>
      <text:list xml:id="list2734145533" text:style-name="WWNum60">
        <text:list-item>
          <text:p text:style-name="P40">Start a <text:span text:style-name="T5">New Doc</text:span> in Coda.<text:line-break/></text:p>
        </text:list-item>
        <text:list-item>
          <text:p text:style-name="P127"><text:soft-page-break/>Use this outline, set up tables for each step, and then <text:span text:style-name="T5">link</text:span> those to automations in Slack or email (you know, Zapier, baby).<text:line-break/></text:p>
        </text:list-item>
        <text:list-item>
          <text:p text:style-name="P193"><text:span text:style-name="T5">Add buttons</text:span> for tasks like “Post Intro in Slack” to auto-submit tasks for members.<text:line-break/></text:p>
        </text:list-item>
      </text:list>
      <text:p text:style-name="P2"/>
      <text:p text:style-name="P2"/>
      <text:p text:style-name="P299"><text:bookmark text:name="_xnc29dyhms2z"/><text:span text:style-name="T1">Step 1: Stop Copying Everyone Else</text:span></text:p>
      <text:p text:style-name="P2">Yeah, you heard me. Stop watching <text:span text:style-name="T8">those</text:span> influencers who tell you they’ve figured it out. Stop mimicking every popular trend because you <text:span text:style-name="T8">think</text:span> it’ll make you cooler. You're not a puppet, even if you sometimes <text:span text:style-name="T8">feel</text:span> like it.</text:p>
      <text:p text:style-name="P299"><text:bookmark text:name="_u8j406jsxjml"/><text:span text:style-name="T1">Step 2: Take a Look at Yourself (For Real)</text:span></text:p>
      <text:p text:style-name="P2">I know, it’s hard to even look at yourself with all the cringey stuff you’ve done, but <text:span text:style-name="T5">look inside</text:span>. What makes you laugh? What <text:span text:style-name="T8">annoys</text:span> you? What pisses you off so much you can’t shut up about it? You’re a walking <text:span text:style-name="T8">reaction machine</text:span>, so just start from there. Your voice is a mix of your values, quirks, pet peeves, and what you care about.</text:p>
      <text:p text:style-name="P299"><text:bookmark text:name="_lgndp4qeg0bc"/><text:span text:style-name="T1">Step 3: Be Unapologetically You</text:span></text:p>
      <text:p text:style-name="P2">Yeah, I’m gonna hit you with this one: Don’t <text:span text:style-name="T8">sugarcoat</text:span> it. No one cares if you're "trying to be nice" all the time. You’re not a doormat, and you’re certainly not “just trying to fit in.” If your thoughts are loud, let them be loud. If they’re sarcastic or sassy, let them fly. Don’t mute your inner voice just to fit the mold, because guess what? Everyone else already does that and it’s boring.</text:p>
      <text:p text:style-name="P299"><text:bookmark text:name="_2w7pphfuyh2i"/><text:span text:style-name="T1">Step 4: Use Humor as Your Weapon</text:span></text:p>
      <text:p text:style-name="P2">What’s better than sarcasm? Nothing. Get used to it. Every time you drop a line, make it count. Use irony. Use exaggeration. Be dramatic. Get <text:span text:style-name="T8">real</text:span> comfortable with being misunderstood and “<text:span text:style-name="T8">cringe</text:span>.” It’s fun. You'll find that when you don't try too hard, you get more of that raw, authentic sound.</text:p>
      <text:p text:style-name="P299"><text:bookmark text:name="_bxdzhipudnzi"/><text:span text:style-name="T1">Step 5: Stop Giving a Damn About Approval</text:span></text:p>
      <text:p text:style-name="P2">Listen up—everyone's got something to say, but not everyone’s gonna <text:span text:style-name="T8">like</text:span> it. If you wait around for approval, you’ll be stuck forever. <text:span text:style-name="T8">Say it</text:span>. Let it <text:span text:style-name="T8">land</text:span>. If they laugh, great. If they don’t? Too bad. You don’t need to babysit their feelings.</text:p>
      <text:p text:style-name="P299"><text:bookmark text:name="_k5hj1ndmej5m"/><text:span text:style-name="T1">Step 6: Iterate</text:span></text:p>
      <text:p text:style-name="P2">You think you've found your voice? Yeah, right. You’ll be changing, tweaking, and <text:span text:style-name="T8">testing</text:span> out different tones, styles, and delivery methods for ages. And that's great. Don’t expect to find perfection in the first draft of anything. Your voice will evolve with you.</text:p>
      <text:p text:style-name="P286"><draw:rect text:anchor-type="as-char" style:rel-width="100%" draw:z-index="37" draw:style-name="gr2" draw:text-style-name="P326" svg:width="0.0012in" svg:height="0.0213in"><text:p/></draw:rect></text:p>
      <text:p text:style-name="P2">So, when it’s all said and done, your voice is just <text:span text:style-name="T8">you</text:span> turned up to 11. You might feel a little weird at first, but trust me, it’s worth it. Now, do you think you can handle actually using it? Or are you just gonna keep second-guessing everything like usual? 😏</text:p>
      <text:p text:style-name="P287"/>
      <text:p text:style-name="P296"><text:bookmark text:name="_38chqoxvz59s"/></text:p>
      <text:p text:style-name="Standard"/>
      <text:p text:style-name="P296"><text:bookmark text:name="_dqn879vcb3b8"/><text:soft-page-break/>Clarify Your Brand Personality</text:p>
      <text:p text:style-name="P301"><text:bookmark text:name="_ujmxu29hoa93"/><text:span text:style-name="T1">You’re not some random, “neutral” entity. Your brand has to have character—no, not the boring kind, but the type that stands out, grabs attention, and has </text:span><text:span text:style-name="T2">presence</text:span><text:span text:style-name="T1">.</text:span></text:p>
      <text:list xml:id="list2508747232" text:style-name="WWNum18">
        <text:list-item>
          <text:p text:style-name="P303"><text:bookmark text:name="_ujmxu29hoa931"/><text:span text:style-name="T1">Ask yourself:<text:line-break/></text:span></text:p>
          <text:list>
            <text:list-item>
              <text:p text:style-name="P318"><text:bookmark text:name="_ujmxu29hoa932"/><text:span text:style-name="T1">What is the vibe of the brand?<text:line-break/></text:span></text:p>
            </text:list-item>
            <text:list-item>
              <text:p text:style-name="P318"><text:bookmark text:name="_ujmxu29hoa933"/><text:span text:style-name="T1">Is it quirky? Professional? Casual? Funny? Serious?<text:line-break/></text:span></text:p>
            </text:list-item>
            <text:list-item>
              <text:p text:style-name="P321"><text:bookmark text:name="_ujmxu29hoa934"/><text:span text:style-name="T1">Is your community fun, supportive, edgy, or rebellious?<text:line-break/></text:span></text:p>
            </text:list-item>
          </text:list>
        </text:list-item>
      </text:list>
      <text:p text:style-name="P301"><text:bookmark text:name="_ujmxu29hoa935"/><text:span text:style-name="T1">Think of it like creating a character. If your brand were a person, how would they dress, talk, and act? Write down those adjectives.</text:span></text:p>
      <text:p text:style-name="P299"><text:bookmark text:name="_ujmxu29hoa936"/><draw:rect text:anchor-type="as-char" style:rel-width="100%" draw:z-index="38" draw:style-name="gr2" draw:text-style-name="P326" svg:width="0.0012in" svg:height="0.0213in"><text:p/></draw:rect></text:p>
      <text:p text:style-name="P299"><text:bookmark text:name="_mj34oqxv1q9"/><text:span text:style-name="T1">Step 2: Define Your Community Tone</text:span></text:p>
      <text:p text:style-name="P301"><text:bookmark text:name="_ujmxu29hoa937"/><text:span text:style-name="T1">Your community is like your loyal army. They follow, they engage, and if you do it right, they defend you like you're their best friend. You need to talk to them like you know them and understand them.</text:span></text:p>
      <text:list xml:id="list2515633978" text:style-name="WWNum26">
        <text:list-item>
          <text:p text:style-name="P304"><text:bookmark text:name="_ujmxu29hoa938"/><text:span text:style-name="T1">Questions to ask yourself:<text:line-break/></text:span></text:p>
          <text:list>
            <text:list-item>
              <text:p text:style-name="P319"><text:bookmark text:name="_ujmxu29hoa939"/><text:span text:style-name="T1">Do they want to be part of a cool club, or do they need a safe space to connect and vent?<text:line-break/></text:span></text:p>
            </text:list-item>
            <text:list-item>
              <text:p text:style-name="P319"><text:bookmark text:name="_ujmxu29hoa9310"/><text:span text:style-name="T1">Do they like straightforwardness, or do they prefer a bit of humor and sass in the mix?<text:line-break/></text:span></text:p>
            </text:list-item>
            <text:list-item>
              <text:p text:style-name="P322"><text:bookmark text:name="_ujmxu29hoa9311"/><text:span text:style-name="T1">How do they interact with each other? Do they post memes? Are they super supportive? Do they joke around?<text:line-break/></text:span></text:p>
            </text:list-item>
          </text:list>
        </text:list-item>
      </text:list>
      <text:p text:style-name="P301"><text:bookmark text:name="_ujmxu29hoa9312"/><text:span text:style-name="T1">Your community tone should mirror their behavior while amplifying it. You're creating a vibe, so don't be too formal unless that's your style.</text:span></text:p>
      <text:p text:style-name="P299"><text:bookmark text:name="_ujmxu29hoa9313"/><draw:rect text:anchor-type="as-char" style:rel-width="100%" draw:z-index="39" draw:style-name="gr2" draw:text-style-name="P326" svg:width="0.0012in" svg:height="0.0213in"><text:p/></draw:rect></text:p>
      <text:p text:style-name="P299"><text:bookmark text:name="_b1r24fi23vht"/><text:span text:style-name="T1">Step 3: Consistency is Key</text:span></text:p>
      <text:p text:style-name="P301"><text:bookmark text:name="_ujmxu29hoa9314"/><text:span text:style-name="T1">Now, let’s get real for a second: You can’t just be all over the place with your voice. One minute you're funny, the next minute you're serious? That's going to confuse everyone. You need consistency in how you talk, respond, and present your brand.</text:span></text:p>
      <text:list xml:id="list1323195433" text:style-name="WWNum66">
        <text:list-item>
          <text:p text:style-name="P305"><text:bookmark text:name="_ujmxu29hoa9315"/><text:span text:style-name="T1">Create a voice guide that covers:<text:line-break/></text:span></text:p>
          <text:list>
            <text:list-item>
              <text:p text:style-name="P320"><text:bookmark text:name="_ujmxu29hoa9316"/><text:span text:style-name="T1">Language style: Casual, professional, slang-heavy, or polished?<text:line-break/></text:span></text:p>
            </text:list-item>
            <text:list-item>
              <text:p text:style-name="P320"><text:bookmark text:name="_ujmxu29hoa9317"/><text:span text:style-name="T1">Tone: Friendly, sassy, empowering, educational, or funny?<text:line-break/></text:span></text:p>
            </text:list-item>
            <text:list-item>
              <text:p text:style-name="P320"><text:bookmark text:name="_ujmxu29hoa9318"/><text:soft-page-break/><text:span text:style-name="T1">Topics to avoid: What will </text:span><text:span text:style-name="T2">not</text:span><text:span text:style-name="T1"> be tolerated or should be avoided?<text:line-break/></text:span></text:p>
            </text:list-item>
            <text:list-item>
              <text:p text:style-name="P323"><text:bookmark text:name="_ujmxu29hoa9319"/><text:span text:style-name="T1">Personality traits: Smart, bold, witty, supportive, tough love?<text:line-break/></text:span></text:p>
            </text:list-item>
          </text:list>
        </text:list-item>
      </text:list>
      <text:p text:style-name="P301"><text:bookmark text:name="_ujmxu29hoa9320"/><text:span text:style-name="T1">Be sure you know exactly how to represent the brand every time. It’s like a script. Not </text:span><text:span text:style-name="T2">too</text:span><text:span text:style-name="T1"> rigid, but enough to be recognizable.</text:span></text:p>
      <text:p text:style-name="P299"><text:bookmark text:name="_ujmxu29hoa9321"/><draw:rect text:anchor-type="as-char" style:rel-width="100%" draw:z-index="40" draw:style-name="gr2" draw:text-style-name="P326" svg:width="0.0012in" svg:height="0.0213in"><text:p/></draw:rect></text:p>
      <text:p text:style-name="P299"><text:bookmark text:name="_dygdcghtjrw1"/><text:span text:style-name="T1">Step 4: Engage with the Community Like a Real Human</text:span></text:p>
      <text:p text:style-name="P301"><text:bookmark text:name="_ujmxu29hoa9322"/><text:span text:style-name="T1">You’re their leader, so if you're acting all robotic and distant, they’ll sniff it out.</text:span></text:p>
      <text:list xml:id="list867201600" text:style-name="WWNum86">
        <text:list-item>
          <text:p text:style-name="P306"><text:bookmark text:name="_ujmxu29hoa9323"/><text:span text:style-name="T1">Be conversational. No one likes a brand that speaks like a bot.<text:line-break/></text:span></text:p>
        </text:list-item>
        <text:list-item>
          <text:p text:style-name="P310"><text:bookmark text:name="_ujmxu29hoa9324"/><text:span text:style-name="T1">Ask questions. Encourage feedback and make it feel like a conversation.<text:line-break/></text:span></text:p>
        </text:list-item>
        <text:list-item>
          <text:p text:style-name="P310"><text:bookmark text:name="_ujmxu29hoa9325"/><text:span text:style-name="T1">Use humor (if that fits your vibe). Get in the game. Don’t be afraid to </text:span><text:span text:style-name="T2">poke fun</text:span><text:span text:style-name="T1"> or tease your audience.<text:line-break/></text:span></text:p>
        </text:list-item>
        <text:list-item>
          <text:p text:style-name="P314"><text:bookmark text:name="_ujmxu29hoa9326"/><text:span text:style-name="T1">React in real-time. That’s why your community needs to feel </text:span><text:span text:style-name="T2">alive</text:span><text:span text:style-name="T1">. Be there when something happens, and always give them something to respond to.<text:line-break/></text:span></text:p>
        </text:list-item>
      </text:list>
      <text:p text:style-name="P299"><text:bookmark text:name="_ujmxu29hoa9327"/><draw:rect text:anchor-type="as-char" style:rel-width="100%" draw:z-index="41" draw:style-name="gr2" draw:text-style-name="P326" svg:width="0.0012in" svg:height="0.0213in"><text:p/></draw:rect></text:p>
      <text:p text:style-name="P299"><text:bookmark text:name="_18jdj8g1isyv"/><text:span text:style-name="T1">Step 5: Test, Learn, Adjust</text:span></text:p>
      <text:p text:style-name="P301"><text:bookmark text:name="_ujmxu29hoa9328"/><text:span text:style-name="T1">If you’re not testing your voice, you’re just guessing. You need to see what works for your community and what doesn’t. Just like a comedian tests jokes on an audience, you’ve got to figure out what hits and what falls flat.</text:span></text:p>
      <text:list xml:id="list111291094" text:style-name="WWNum6">
        <text:list-item>
          <text:p text:style-name="P307"><text:bookmark text:name="_ujmxu29hoa9329"/><text:span text:style-name="T1">Look at engagement metrics: Which posts, comments, and responses are generating the most interaction?<text:line-break/></text:span></text:p>
        </text:list-item>
        <text:list-item>
          <text:p text:style-name="P311"><text:bookmark text:name="_ujmxu29hoa9330"/><text:span text:style-name="T1">Experiment: Try different tones and styles. One post might be super edgy, while another is super positive. Find what works and adjust.<text:line-break/></text:span></text:p>
        </text:list-item>
        <text:list-item>
          <text:p text:style-name="P315"><text:bookmark text:name="_ujmxu29hoa9331"/><text:span text:style-name="T1">Ask your community: Seriously, what’s better than feedback from the people you're </text:span><text:span text:style-name="T2">trying</text:span><text:span text:style-name="T1"> to impress? They’ll tell you if you’re killing it or if you sound like an awkward robot.<text:line-break/></text:span></text:p>
        </text:list-item>
      </text:list>
      <text:p text:style-name="P299"><text:bookmark text:name="_ujmxu29hoa9332"/><draw:rect text:anchor-type="as-char" style:rel-width="100%" draw:z-index="42" draw:style-name="gr2" draw:text-style-name="P326" svg:width="0.0012in" svg:height="0.0213in"><text:p/></draw:rect></text:p>
      <text:p text:style-name="P299"><text:bookmark text:name="_qjeyr3fq4ar3"/><text:span text:style-name="T1">Step 6: Stay True to Your Core Values</text:span></text:p>
      <text:p text:style-name="P301"><text:bookmark text:name="_ujmxu29hoa9333"/><text:span text:style-name="T1">Lastly, don’t get caught up in trying to please everyone. Yeah, you’ll make some people mad, but you can’t please everyone. Stick to what your brand stands for and stay true to that.</text:span></text:p>
      <text:list xml:id="list2753524712" text:style-name="WWNum77">
        <text:list-item>
          <text:p text:style-name="P308"><text:bookmark text:name="_ujmxu29hoa9334"/><text:span text:style-name="T1">What’s the mission of your brand?<text:line-break/></text:span></text:p>
        </text:list-item>
        <text:list-item>
          <text:p text:style-name="P312"><text:bookmark text:name="_ujmxu29hoa9335"/><text:span text:style-name="T1">What kind of people do you want in your community?<text:line-break/></text:span></text:p>
        </text:list-item>
        <text:list-item>
          <text:p text:style-name="P316"><text:bookmark text:name="_ujmxu29hoa9336"/><text:soft-page-break/><text:span text:style-name="T1">What do you want to inspire or make people feel?<text:line-break/></text:span></text:p>
        </text:list-item>
      </text:list>
      <text:p text:style-name="P301"><text:bookmark text:name="_ujmxu29hoa9337"/><text:span text:style-name="T1">Let these values guide your voice and make sure everything aligns. Don't just make noise for the sake of it. Your voice needs to serve your community's needs, not just throw out random words.</text:span></text:p>
      <text:p text:style-name="P299"><text:bookmark text:name="_ujmxu29hoa9338"/><draw:rect text:anchor-type="as-char" style:rel-width="100%" draw:z-index="43" draw:style-name="gr2" draw:text-style-name="P326" svg:width="0.0012in" svg:height="0.0213in"><text:p/></draw:rect></text:p>
      <text:p text:style-name="P299"><text:bookmark text:name="_3ejugat7dhis"/><text:span text:style-name="T1">In a Nutshell</text:span></text:p>
      <text:list xml:id="list3078639254" text:style-name="WWNum24">
        <text:list-item>
          <text:p text:style-name="P309"><text:bookmark text:name="_ujmxu29hoa9339"/><text:span text:style-name="T1">Brand Personality: Know who your brand is. What adjectives describe it?<text:line-break/></text:span></text:p>
        </text:list-item>
        <text:list-item>
          <text:p text:style-name="P313"><text:bookmark text:name="_ujmxu29hoa9340"/><text:span text:style-name="T1">Community Tone: Reflect the vibe of the people you want to engage with.<text:line-break/></text:span></text:p>
        </text:list-item>
        <text:list-item>
          <text:p text:style-name="P313"><text:bookmark text:name="_ujmxu29hoa9341"/><text:span text:style-name="T1">Consistency: Stick to a voice guide.<text:line-break/></text:span></text:p>
        </text:list-item>
        <text:list-item>
          <text:p text:style-name="P313"><text:bookmark text:name="_ujmxu29hoa9342"/><text:span text:style-name="T1">Human Interaction: Speak directly with people, no stiff corporate nonsense.<text:line-break/></text:span></text:p>
        </text:list-item>
        <text:list-item>
          <text:p text:style-name="P313"><text:bookmark text:name="_ujmxu29hoa9343"/><text:span text:style-name="T1">Test and Learn: See what works and adjust.<text:line-break/></text:span></text:p>
        </text:list-item>
        <text:list-item>
          <text:p text:style-name="P317"><text:bookmark text:name="_ujmxu29hoa9344"/><text:span text:style-name="T1">Core Values: Don't forget what your brand stands for.<text:line-break/></text:span></text:p>
        </text:list-item>
      </text:list>
      <text:p text:style-name="P299"><text:bookmark text:name="_ujmxu29hoa9345"/><draw:rect text:anchor-type="as-char" style:rel-width="100%" draw:z-index="44" draw:style-name="gr2" draw:text-style-name="P326" svg:width="0.0012in" svg:height="0.0213in"><text:p/></draw:rect></text:p>
      <text:p text:style-name="P302"><text:bookmark text:name="_3d7bkjl4gckf"/></text:p>
      <text:p text:style-name="P300"><text:bookmark text:name="_ujmxu29hoa9346"/></text:p>
      <text:p text:style-name="P299"><text:bookmark text:name="_94oc3yvceew3"/><text:span text:style-name="T1">Framework for Finding Your Brand &amp; Community Voice</text:span></text:p>
      <text:p text:style-name="P2"><draw:rect text:anchor-type="as-char" style:rel-width="100%" draw:z-index="45" draw:style-name="gr1" draw:text-style-name="P326" svg:width="0.0012in" svg:height="0.0213in"><text:p/></draw:rect></text:p>
      <text:p text:style-name="P299"><text:bookmark text:name="_l2zmci8qxqn0"/><text:span text:style-name="T1">**Step 1: Audience Breakdown</text:span></text:p>
      <text:p text:style-name="P2">Before you even think about your voice, you <text:span text:style-name="T8">need</text:span> to know who you're talking to. Because if you talk to everyone, you're going to talk to no one.</text:p>
      <text:p text:style-name="P325"><text:bookmark text:name="_eg7yfp2w8s2e"/><text:span text:style-name="T3">Questions to ask:</text:span></text:p>
      <text:list xml:id="list3663463831" text:style-name="WWNum99">
        <text:list-item>
          <text:p text:style-name="P41"><text:span text:style-name="T5">Who is your community?<text:line-break/></text:span></text:p>
          <text:list>
            <text:list-item>
              <text:p text:style-name="P246">Age, interests, lifestyle, location?<text:line-break/></text:p>
            </text:list-item>
            <text:list-item>
              <text:p text:style-name="P246">What do they <text:span text:style-name="T5">value</text:span> the most?<text:line-break/></text:p>
            </text:list-item>
            <text:list-item>
              <text:p text:style-name="P246"><text:soft-page-break/>How do they talk to each other? Are they jokers? Do they keep it chill? Are they more serious?<text:line-break/></text:p>
            </text:list-item>
          </text:list>
        </text:list-item>
        <text:list-item>
          <text:p text:style-name="P128"><text:span text:style-name="T5">What problems are they facing?<text:line-break/></text:span></text:p>
          <text:list>
            <text:list-item>
              <text:p text:style-name="P246"><text:span text:style-name="T5">Emotional</text:span> problems (stress, anxiety, confusion)?<text:line-break/></text:p>
            </text:list-item>
            <text:list-item>
              <text:p text:style-name="P271"><text:span text:style-name="T5">Practical</text:span> problems (struggling with certain tools, looking for help, etc.)?<text:line-break/></text:p>
            </text:list-item>
          </text:list>
        </text:list-item>
      </text:list>
      <text:p text:style-name="P2">The more specific you get here, the better you’ll define your voice. Remember: You’re not just talking to an abstract "audience"—you’re speaking to <text:span text:style-name="T8">real</text:span> people.</text:p>
      <text:p text:style-name="P2"><draw:rect text:anchor-type="as-char" style:rel-width="100%" draw:z-index="46" draw:style-name="gr1" draw:text-style-name="P326" svg:width="0.0012in" svg:height="0.0213in"><text:p/></draw:rect></text:p>
      <text:p text:style-name="P299"><text:bookmark text:name="_kdwyxlfpkha2"/><text:span text:style-name="T1">Step 2: Brand Purpose + Personality</text:span></text:p>
      <text:p text:style-name="P2">Now that you know who you're talking to, let’s get into what <text:span text:style-name="T8">your brand</text:span> actually is. What makes you stand out from the sea of endless wannabes?</text:p>
      <text:p text:style-name="P325"><text:bookmark text:name="_i6lrxxj2koq5"/><text:span text:style-name="T3">Questions to ask:</text:span></text:p>
      <text:list xml:id="list2241297896" text:style-name="WWNum47">
        <text:list-item>
          <text:p text:style-name="P42"><text:span text:style-name="T5">Why does your brand exist?<text:line-break/></text:span></text:p>
          <text:list>
            <text:list-item>
              <text:p text:style-name="P247">What’s your <text:span text:style-name="T5">mission</text:span>? (Purpose, goal, big picture)<text:line-break/></text:p>
            </text:list-item>
            <text:list-item>
              <text:p text:style-name="P247">Why would people <text:span text:style-name="T5">care</text:span> about your brand in the first place?<text:line-break/></text:p>
            </text:list-item>
          </text:list>
        </text:list-item>
        <text:list-item>
          <text:p text:style-name="P129"><text:span text:style-name="T5">What personality would your brand have if it were a person?<text:line-break/></text:span></text:p>
          <text:list>
            <text:list-item>
              <text:p text:style-name="P247">Think: Sarcastic? Professional? Funny? Snarky? Witty? Empowering? Friendly?<text:line-break/></text:p>
            </text:list-item>
            <text:list-item>
              <text:p text:style-name="P272"><text:span text:style-name="T5">Write down</text:span> adjectives that best describe your brand’s personality. Try 5–10 at first.<text:line-break/></text:p>
            </text:list-item>
          </text:list>
        </text:list-item>
      </text:list>
      <text:p text:style-name="P2"><draw:rect text:anchor-type="as-char" style:rel-width="100%" draw:z-index="47" draw:style-name="gr1" draw:text-style-name="P326" svg:width="0.0012in" svg:height="0.0213in"><text:p/></draw:rect></text:p>
      <text:p text:style-name="P299"><text:bookmark text:name="_85bxf7k1mt70"/><text:span text:style-name="T1">Step 3: Voice Tone Experimentation (First Round)</text:span></text:p>
      <text:p text:style-name="P2">Here’s the fun part: You get to try on different voices! Don’t worry, we’re not gonna sit around waiting for divine inspiration. We’re going to <text:span text:style-name="T5">test</text:span> it out and see what feels right.</text:p>
      <text:p text:style-name="P325"><text:bookmark text:name="_4033ab1jhk9c"/><text:span text:style-name="T3">Questions to ask:</text:span></text:p>
      <text:list xml:id="list1223813097" text:style-name="WWNum25">
        <text:list-item>
          <text:p text:style-name="P43"><text:span text:style-name="T5">How do you want to come across?<text:line-break/></text:span></text:p>
          <text:list>
            <text:list-item>
              <text:p text:style-name="P248">Do you want to be the friend that always brings humor or the leader that’s motivating?<text:line-break/></text:p>
            </text:list-item>
            <text:list-item>
              <text:p text:style-name="P273"><text:soft-page-break/>Do you want to come off as <text:span text:style-name="T5">authoritative</text:span>, <text:span text:style-name="T5">relatable</text:span>, or <text:span text:style-name="T5">playful</text:span>?<text:line-break/></text:p>
            </text:list-item>
          </text:list>
        </text:list-item>
      </text:list>
      <text:p text:style-name="P325"><text:bookmark text:name="_zggfgg1scm9k"/><text:span text:style-name="T3">Try different "tones" and experiment with:</text:span></text:p>
      <text:list xml:id="list2543972599" text:style-name="WWNum31">
        <text:list-item>
          <text:p text:style-name="P44"><text:span text:style-name="T5">Formal tone</text:span> – Friendly, but a bit more polished.<text:line-break/></text:p>
        </text:list-item>
        <text:list-item>
          <text:p text:style-name="P130"><text:span text:style-name="T5">Casual tone</text:span> – Super chill, like texting your best friend.<text:line-break/></text:p>
        </text:list-item>
        <text:list-item>
          <text:p text:style-name="P130"><text:span text:style-name="T5">Humorous tone</text:span> – Add snark, sarcasm, and wit. Think: funny memes and jokes.<text:line-break/></text:p>
        </text:list-item>
        <text:list-item>
          <text:p text:style-name="P194"><text:span text:style-name="T5">Empathetic tone</text:span> – Super supportive and validating.<text:line-break/></text:p>
        </text:list-item>
      </text:list>
      <text:p text:style-name="P2">Experiment with these tones in your posts and responses, and see how your audience reacts.</text:p>
      <text:p text:style-name="P2"><draw:rect text:anchor-type="as-char" style:rel-width="100%" draw:z-index="48" draw:style-name="gr1" draw:text-style-name="P326" svg:width="0.0012in" svg:height="0.0213in"><text:p/></draw:rect></text:p>
      <text:p text:style-name="P299"><text:bookmark text:name="_ewkkclsb1a9e"/><text:span text:style-name="T1">Step 4: Engagement Style</text:span></text:p>
      <text:p text:style-name="P2">This is <text:span text:style-name="T5">critical</text:span>, and you’ve gotta figure this out fast: <text:span text:style-name="T8">How</text:span> are you going to talk to people directly? Are you going to lead discussions? React to posts with humor? Or make it feel like a tight-knit family?</text:p>
      <text:p text:style-name="P325"><text:bookmark text:name="_9gz2nqxv6ko4"/><text:span text:style-name="T3">Questions to ask:</text:span></text:p>
      <text:list xml:id="list1357107867" text:style-name="WWNum98">
        <text:list-item>
          <text:p text:style-name="P45"><text:span text:style-name="T5">What kind of communication do you want?<text:line-break/></text:span></text:p>
          <text:list>
            <text:list-item>
              <text:p text:style-name="P249">Are you more <text:span text:style-name="T5">active</text:span> (leading discussions, responding quickly), or more <text:span text:style-name="T5">reactive</text:span> (waiting for comments and jumping in)?<text:line-break/></text:p>
            </text:list-item>
            <text:list-item>
              <text:p text:style-name="P274">What will your <text:span text:style-name="T5">community interactions</text:span> be like? Will you respond with humor, advice, or even challenge people?<text:line-break/></text:p>
            </text:list-item>
          </text:list>
        </text:list-item>
      </text:list>
      <text:p text:style-name="P325"><text:bookmark text:name="_kchez711wikx"/><text:span text:style-name="T3">Try:</text:span></text:p>
      <text:list xml:id="list1503787288" text:style-name="WWNum88">
        <text:list-item>
          <text:p text:style-name="P46"><text:span text:style-name="T5">Open-ended questions</text:span> – “What do you think about this?” or “How does this resonate with you?”<text:line-break/></text:p>
        </text:list-item>
        <text:list-item>
          <text:p text:style-name="P131"><text:span text:style-name="T5">Reacting to comments</text:span> – Be funny, direct, or even sarcastic if it fits.<text:line-break/></text:p>
        </text:list-item>
        <text:list-item>
          <text:p text:style-name="P195"><text:span text:style-name="T5">Active participation</text:span> – Post polls, quizzes, memes, or challenges to engage people.<text:line-break/></text:p>
        </text:list-item>
      </text:list>
      <text:p text:style-name="P2">It’s all about finding what makes people <text:span text:style-name="T5">interact</text:span> with your content.</text:p>
      <text:p text:style-name="P2"><draw:rect text:anchor-type="as-char" style:rel-width="100%" draw:z-index="49" draw:style-name="gr1" draw:text-style-name="P326" svg:width="0.0012in" svg:height="0.0213in"><text:p/></draw:rect></text:p>
      <text:p text:style-name="P299"><text:bookmark text:name="_tj9bn7y9c4gi"/><text:span text:style-name="T1">Step 5: Messaging Guidelines &amp; Filter</text:span></text:p>
      <text:p text:style-name="P2"><text:soft-page-break/>Now that you’re starting to get a feel for things, you <text:span text:style-name="T5">need</text:span> to keep everything consistent. If you don’t have any guidelines, things will go off the rails fast.</text:p>
      <text:p text:style-name="P325"><text:bookmark text:name="_10kzcgibh9nz"/><text:span text:style-name="T3">Build your voice guide (a mini cheat sheet for consistency):</text:span></text:p>
      <text:list xml:id="list1055596458" text:style-name="WWNum59">
        <text:list-item>
          <text:p text:style-name="P47"><text:span text:style-name="T5">What do you always do?<text:line-break/></text:span></text:p>
          <text:list>
            <text:list-item>
              <text:p text:style-name="P250">Are you super <text:span text:style-name="T8">formal</text:span>? Do you always use <text:span text:style-name="T5">humor</text:span> in responses? What’s your default tone?<text:line-break/></text:p>
            </text:list-item>
          </text:list>
        </text:list-item>
        <text:list-item>
          <text:p text:style-name="P132"><text:span text:style-name="T5">What do you never do?<text:line-break/></text:span></text:p>
          <text:list>
            <text:list-item>
              <text:p text:style-name="P250">Are there words or attitudes you won’t use? (E.g., nothing “too harsh” or “too professional”)<text:line-break/></text:p>
            </text:list-item>
          </text:list>
        </text:list-item>
        <text:list-item>
          <text:p text:style-name="P132"><text:span text:style-name="T5">What about certain topics?<text:line-break/></text:span></text:p>
          <text:list>
            <text:list-item>
              <text:p text:style-name="P275">What’s your <text:span text:style-name="T5">no-go zone</text:span>? If someone makes a rude comment, are you quick to put them in their place, or do you gently redirect?<text:line-break/></text:p>
            </text:list-item>
          </text:list>
        </text:list-item>
      </text:list>
      <text:p text:style-name="P2">Write this out and keep it visible—this will be your brand’s <text:span text:style-name="T5">voice bible</text:span>.</text:p>
      <text:p text:style-name="P2"><draw:rect text:anchor-type="as-char" style:rel-width="100%" draw:z-index="50" draw:style-name="gr1" draw:text-style-name="P326" svg:width="0.0012in" svg:height="0.0213in"><text:p/></draw:rect></text:p>
      <text:p text:style-name="P299"><text:bookmark text:name="_lidxb03v8ktx"/><text:span text:style-name="T1">Step 6: Continuous Testing + Feedback Loop</text:span></text:p>
      <text:p text:style-name="P2">Now, you can’t just stop here. Your voice is a living, breathing thing. It needs constant testing, tweaking, and feedback. If you stop, it’ll get stale and boring. <text:span text:style-name="T5">No one wants that</text:span>.</text:p>
      <text:p text:style-name="P325"><text:bookmark text:name="_y2igm86kf9ne"/><text:span text:style-name="T3">Questions to ask:</text:span></text:p>
      <text:list xml:id="list2010688498" text:style-name="WWNum30">
        <text:list-item>
          <text:p text:style-name="P48"><text:span text:style-name="T5">What’s working?<text:line-break/></text:span></text:p>
          <text:list>
            <text:list-item>
              <text:p text:style-name="P251">Look at engagement rates. What kinds of posts get the most comments, likes, shares, etc.?<text:line-break/></text:p>
            </text:list-item>
          </text:list>
        </text:list-item>
        <text:list-item>
          <text:p text:style-name="P133"><text:span text:style-name="T5">What isn’t working?<text:line-break/></text:span></text:p>
          <text:list>
            <text:list-item>
              <text:p text:style-name="P276">Are some responses falling flat? Is there a particular style that’s <text:span text:style-name="T5">not resonating</text:span>?<text:line-break/></text:p>
            </text:list-item>
          </text:list>
        </text:list-item>
      </text:list>
      <text:p text:style-name="P325"><text:bookmark text:name="_so6z7cdrgh6n"/><text:span text:style-name="T3">Action Plan:</text:span></text:p>
      <text:list xml:id="list2420898838" text:style-name="WWNum27">
        <text:list-item>
          <text:p text:style-name="P49"><text:span text:style-name="T5">Adjust your tone</text:span>: If something didn’t hit, change it up. Maybe you need to be a little more or less casual.<text:line-break/></text:p>
        </text:list-item>
        <text:list-item>
          <text:p text:style-name="P196"><text:span text:style-name="T5">Refine your community interaction</text:span>: Maybe you need to engage a bit more or make your posts more <text:span text:style-name="T5">visually appealing</text:span>.<text:line-break/></text:p>
        </text:list-item>
      </text:list>
      <text:p text:style-name="P2">Repeat this testing phase every few weeks. You’ll never “settle” on one voice; it’ll evolve with your community.</text:p>
      <text:p text:style-name="P2"><text:soft-page-break/><draw:rect text:anchor-type="as-char" style:rel-width="100%" draw:z-index="51" draw:style-name="gr1" draw:text-style-name="P326" svg:width="0.0012in" svg:height="0.0213in"><text:p/></draw:rect></text:p>
      <text:p text:style-name="P299"><text:bookmark text:name="_ktusodjd4yx2"/><text:span text:style-name="T1">In Conclusion:</text:span></text:p>
      <text:list xml:id="list3399317998" text:style-name="WWNum51">
        <text:list-item>
          <text:p text:style-name="P50"><text:span text:style-name="T5">Step 1</text:span>: Identify your <text:span text:style-name="T5">audience</text:span>.<text:line-break/></text:p>
        </text:list-item>
        <text:list-item>
          <text:p text:style-name="P134"><text:span text:style-name="T5">Step 2</text:span>: Define your <text:span text:style-name="T5">brand purpose and personality</text:span>.<text:line-break/></text:p>
        </text:list-item>
        <text:list-item>
          <text:p text:style-name="P134"><text:span text:style-name="T5">Step 3</text:span>: <text:span text:style-name="T5">Test</text:span> different tones.<text:line-break/></text:p>
        </text:list-item>
        <text:list-item>
          <text:p text:style-name="P134"><text:span text:style-name="T5">Step 4</text:span>: Establish your <text:span text:style-name="T5">engagement style</text:span>.<text:line-break/></text:p>
        </text:list-item>
        <text:list-item>
          <text:p text:style-name="P134"><text:span text:style-name="T5">Step 5</text:span>: Create a <text:span text:style-name="T5">messaging guide</text:span> for consistency.<text:line-break/></text:p>
        </text:list-item>
        <text:list-item>
          <text:p text:style-name="P197"><text:span text:style-name="T5">Step 6</text:span>: <text:span text:style-name="T5">Continuously test</text:span> and adjust based on feedback.<text:line-break/></text:p>
        </text:list-item>
      </text:list>
      <text:p text:style-name="P2"><draw:rect text:anchor-type="as-char" style:rel-width="100%" draw:z-index="52" draw:style-name="gr1" draw:text-style-name="P326" svg:width="0.0012in" svg:height="0.0213in"><text:p/></draw:rect></text:p>
      <text:p text:style-name="P2"/>
      <text:p text:style-name="P299"><text:bookmark text:name="_1ekq7o2zn6vx"/><text:span text:style-name="T1">Framework for Attracting Mentor Personas with Your Brand &amp; Community Voice</text:span></text:p>
      <text:p text:style-name="P2"><draw:rect text:anchor-type="as-char" style:rel-width="100%" draw:z-index="53" draw:style-name="gr1" draw:text-style-name="P326" svg:width="0.0012in" svg:height="0.0213in"><text:p/></draw:rect></text:p>
      <text:p text:style-name="P299"><text:bookmark text:name="_fdmzl05ow8wr"/><text:span text:style-name="T1">Step 1: Understand Mentor Needs &amp; Desires (The Real Talk)</text:span></text:p>
      <text:p text:style-name="P2">Mentors are <text:span text:style-name="T5">busy</text:span>. They’re usually established, sought-after, and possibly tired of answering the same dumb questions. You’re not just attracting anyone—you’re attracting <text:span text:style-name="T5">valuable, experienced mentors</text:span> who want to engage with a <text:span text:style-name="T8">community</text:span> that’s going places.</text:p>
      <text:p text:style-name="P325"><text:bookmark text:name="_h1o44osgptqs"/><text:span text:style-name="T3">Questions to Ask:</text:span></text:p>
      <text:list xml:id="list3223050777" text:style-name="WWNum103">
        <text:list-item>
          <text:p text:style-name="P51"><text:span text:style-name="T5">What do mentors want?<text:line-break/></text:span></text:p>
          <text:list>
            <text:list-item>
              <text:p text:style-name="P252">They’re after <text:span text:style-name="T5">meaningful conversations</text:span> and <text:span text:style-name="T5">growth opportunities</text:span>, not just “likes” and “thumbs up.”<text:line-break/></text:p>
            </text:list-item>
            <text:list-item>
              <text:p text:style-name="P252">They want to engage with <text:span text:style-name="T5">purpose-driven individuals</text:span> and communities. If they see potential and ambition in your brand, you’ll stand out.<text:line-break/></text:p>
            </text:list-item>
          </text:list>
        </text:list-item>
        <text:list-item>
          <text:p text:style-name="P135"><text:span text:style-name="T5">What problems are you solving for them?<text:line-break/></text:span></text:p>
          <text:list>
            <text:list-item>
              <text:p text:style-name="P252">Maybe they want to pass on their knowledge and skills to the next generation, but only if they see the <text:span text:style-name="T5">passion and initiative</text:span> in the people they engage with.<text:line-break/></text:p>
            </text:list-item>
            <text:list-item>
              <text:p text:style-name="P277">Are you providing them with <text:span text:style-name="T5">valuable content</text:span> that helps them stay at the top of their game? Are you offering <text:span text:style-name="T5">insightful discussions</text:span> that challenge their knowledge?<text:line-break/></text:p>
            </text:list-item>
          </text:list>
        </text:list-item>
      </text:list>
      <text:p text:style-name="P2"><text:soft-page-break/>Focus on <text:span text:style-name="T5">empowerment, growth, and challenge</text:span>. This is what mentors thrive on.</text:p>
      <text:p text:style-name="P2"><draw:rect text:anchor-type="as-char" style:rel-width="100%" draw:z-index="54" draw:style-name="gr1" draw:text-style-name="P326" svg:width="0.0012in" svg:height="0.0213in"><text:p/></draw:rect></text:p>
      <text:p text:style-name="P299"><text:bookmark text:name="_202qydyj43jq"/><text:span text:style-name="T1">Step 2: Define Your Brand’s Purpose as a Magnet for Mentors</text:span></text:p>
      <text:p text:style-name="P2">Mentors will flock to brands that align with their <text:span text:style-name="T5">personal values</text:span> and <text:span text:style-name="T5">growth-oriented missions</text:span>. Don’t just talk about how awesome you are—<text:span text:style-name="T8">prove it</text:span> with a laser-focused brand purpose that speaks to mentors’ ambitions and professional goals.</text:p>
      <text:p text:style-name="P325"><text:bookmark text:name="_hby4prhr3hkg"/><text:span text:style-name="T3">Key Considerations:</text:span></text:p>
      <text:list xml:id="list854662775" text:style-name="WWNum76">
        <text:list-item>
          <text:p text:style-name="P52"><text:span text:style-name="T5">Mentor-Focused Purpose</text:span>: What is your community’s <text:span text:style-name="T5">bigger mission</text:span> that resonates with <text:span text:style-name="T5">leaders and mentors</text:span>? Do you focus on <text:span text:style-name="T5">leadership development</text:span>, <text:span text:style-name="T5">life-changing advice</text:span>, or <text:span text:style-name="T5">personal growth</text:span>?<text:line-break/></text:p>
          <text:list>
            <text:list-item>
              <text:p text:style-name="P253">Example: "We help passionate professionals who want to become better leaders by connecting with people who have been there and done that."<text:line-break/></text:p>
            </text:list-item>
          </text:list>
        </text:list-item>
        <text:list-item>
          <text:p text:style-name="P198"><text:span text:style-name="T5">Mentor Alignment</text:span>: Are you in a space that <text:span text:style-name="T5">mentors respect</text:span>? Think: education, entrepreneurship, leadership, development. The more <text:span text:style-name="T5">relevant</text:span> your brand’s mission is to the mentor’s field of expertise, the more likely you’ll attract their attention.<text:line-break/></text:p>
        </text:list-item>
      </text:list>
      <text:p text:style-name="P2"><draw:rect text:anchor-type="as-char" style:rel-width="100%" draw:z-index="55" draw:style-name="gr1" draw:text-style-name="P326" svg:width="0.0012in" svg:height="0.0213in"><text:p/></draw:rect></text:p>
      <text:p text:style-name="P299"><text:bookmark text:name="_7o37r7d2bc9d"/><text:span text:style-name="T1">Step 3: Craft a Voice that Appeals to Mentors—Professional Yet Relatable</text:span></text:p>
      <text:p text:style-name="P2">Mentors want to feel like they’re engaging with a brand that <text:span text:style-name="T5">values</text:span> their time and wisdom. They want to be respected, <text:span text:style-name="T5">but they also want authenticity</text:span>. Your community’s voice needs to balance professionalism with <text:span text:style-name="T5">relatability</text:span>.</text:p>
      <text:p text:style-name="P325"><text:bookmark text:name="_4atd42esahra"/><text:span text:style-name="T3">Voice Characteristics to Adopt:</text:span></text:p>
      <text:list xml:id="list878367288" text:style-name="WWNum78">
        <text:list-item>
          <text:p text:style-name="P53"><text:span text:style-name="T5">Professional, but not stuffy</text:span>: Mentors don’t want to feel like they’re being lectured or talked down to. Keep it <text:span text:style-name="T5">authentic</text:span> and <text:span text:style-name="T5">respectful</text:span> but still <text:span text:style-name="T5">approachable</text:span>.<text:line-break/></text:p>
        </text:list-item>
        <text:list-item>
          <text:p text:style-name="P136"><text:span text:style-name="T5">Challenge and Inspire</text:span>: Don’t just praise the mentor’s advice—actively <text:span text:style-name="T5">ask for</text:span> it and <text:span text:style-name="T5">value their experience</text:span>. Engage them with <text:span text:style-name="T5">questions</text:span> that show you’re open to learning and growing.<text:line-break/></text:p>
          <text:list>
            <text:list-item>
              <text:p text:style-name="P254">Example: “We’re curious, @mentor_name—how would you approach this challenge?” Or, “Your thoughts on this, @mentor_name, are worth a million to us. What’s your take?”<text:line-break/></text:p>
            </text:list-item>
          </text:list>
        </text:list-item>
        <text:list-item>
          <text:p text:style-name="P199"><text:span text:style-name="T5">Supportive</text:span>: Always support their contributions and frame the community as a <text:span text:style-name="T5">collaborative space</text:span>. Make them feel like a <text:span text:style-name="T5">key player</text:span>, not just a <text:span text:style-name="T5">resource</text:span>.<text:line-break/></text:p>
        </text:list-item>
      </text:list>
      <text:p text:style-name="P2"><draw:rect text:anchor-type="as-char" style:rel-width="100%" draw:z-index="56" draw:style-name="gr1" draw:text-style-name="P326" svg:width="0.0012in" svg:height="0.0213in"><text:p/></draw:rect></text:p>
      <text:p text:style-name="P299"><text:bookmark text:name="_77ewr0nx4m6g"/><text:span text:style-name="T1">Step 4: Create Conversations that Attract Mentors</text:span></text:p>
      <text:p text:style-name="P2">Mentors want to engage, but they don’t want to waste time in <text:span text:style-name="T5">shallow interactions</text:span>. Your discussions need to be <text:span text:style-name="T5">high-caliber</text:span>, interesting, and <text:span text:style-name="T5">stimulating</text:span>—no fluff. Show them you’re worth their time.</text:p>
      <text:p text:style-name="P325"><text:bookmark text:name="_rlmn4c92q3qe"/><text:span text:style-name="T3">What Should You Discuss?</text:span></text:p>
      <text:list xml:id="list4257191402" text:style-name="WWNum20">
        <text:list-item>
          <text:p text:style-name="P54"><text:span text:style-name="T5">Advanced Topics</text:span>: Mentors love to talk about what they’ve learned over the years. Craft conversations around <text:span text:style-name="T5">real-world challenges</text:span>, <text:span text:style-name="T5">strategies</text:span>, and <text:span text:style-name="T5">life lessons</text:span>.<text:line-break/></text:p>
          <text:list>
            <text:list-item>
              <text:p text:style-name="P255"><text:soft-page-break/>Example: "What’s the biggest lesson you’ve learned in your career that most people overlook?”<text:line-break/></text:p>
            </text:list-item>
          </text:list>
        </text:list-item>
        <text:list-item>
          <text:p text:style-name="P137"><text:span text:style-name="T5">Open-Ended Challenges</text:span>: Don’t be afraid to <text:span text:style-name="T5">ask them to share wisdom</text:span>. Use <text:span text:style-name="T5">thought-provoking</text:span> questions that require deep reflection.<text:line-break/></text:p>
          <text:list>
            <text:list-item>
              <text:p text:style-name="P255">Example: “In your opinion, what’s the best way to prepare for failure, and how can young professionals bounce back from it?”<text:line-break/></text:p>
            </text:list-item>
          </text:list>
        </text:list-item>
        <text:list-item>
          <text:p text:style-name="P137"><text:span text:style-name="T5">Ask for Mentorship</text:span>: Yes, straight-up ask for it, but with <text:span text:style-name="T5">respect</text:span>. Frame it as an opportunity for them to pass on their knowledge to people who value it.<text:line-break/></text:p>
          <text:list>
            <text:list-item>
              <text:p text:style-name="P278">Example: “We’d be honored if you could share your perspective on [topic]. What advice would you give someone starting out?”<text:line-break/></text:p>
            </text:list-item>
          </text:list>
        </text:list-item>
      </text:list>
      <text:p text:style-name="P2"><draw:rect text:anchor-type="as-char" style:rel-width="100%" draw:z-index="57" draw:style-name="gr1" draw:text-style-name="P326" svg:width="0.0012in" svg:height="0.0213in"><text:p/></draw:rect></text:p>
      <text:p text:style-name="P299"><text:bookmark text:name="_81cqzthi35gv"/><text:span text:style-name="T1">Step 5: Content That Resonates with Mentors</text:span></text:p>
      <text:p text:style-name="P2">Your <text:span text:style-name="T5">content</text:span> isn’t just for engagement—it’s a powerful tool to <text:span text:style-name="T5">attract</text:span> mentors. You need to create content that speaks to their <text:span text:style-name="T5">interests</text:span>, <text:span text:style-name="T5">values</text:span>, and <text:span text:style-name="T5">expertise</text:span>.</text:p>
      <text:p text:style-name="P325"><text:bookmark text:name="_2rf0chtmln92"/><text:span text:style-name="T3">Content Ideas:</text:span></text:p>
      <text:list xml:id="list1336088175" text:style-name="WWNum49">
        <text:list-item>
          <text:p text:style-name="P55"><text:span text:style-name="T5">Mentor Spotlights</text:span>: Feature mentors in the community. Ask for their advice and insights. This <text:span text:style-name="T5">highlights</text:span> their expertise and gives them the chance to <text:span text:style-name="T5">showcase their value</text:span>.<text:line-break/></text:p>
          <text:list>
            <text:list-item>
              <text:p text:style-name="P256">Example: "We were lucky enough to chat with @mentor_name about how they navigated the toughest challenges in their career. Here’s their incredible advice."<text:line-break/></text:p>
            </text:list-item>
          </text:list>
        </text:list-item>
        <text:list-item>
          <text:p text:style-name="P138"><text:span text:style-name="T5">Thought Leadership Articles</text:span>: Post deep dives into areas where mentors can contribute their knowledge and experience. Ask them for their <text:span text:style-name="T5">opinion</text:span> on a trending issue.<text:line-break/></text:p>
          <text:list>
            <text:list-item>
              <text:p text:style-name="P256">Example: “We’re discussing the future of leadership development. Here’s where we think it’s headed. What are your thoughts on this, @mentor_name?”<text:line-break/></text:p>
            </text:list-item>
          </text:list>
        </text:list-item>
        <text:list-item>
          <text:p text:style-name="P200"><text:span text:style-name="T5">Q&amp;A Sessions with Mentors</text:span>: Host Q&amp;A sessions where mentors can answer the community's burning questions. This gives them <text:span text:style-name="T5">visibility</text:span> and positions them as a <text:span text:style-name="T5">trusted expert</text:span>.<text:line-break/></text:p>
        </text:list-item>
      </text:list>
      <text:p text:style-name="P2"><draw:rect text:anchor-type="as-char" style:rel-width="100%" draw:z-index="58" draw:style-name="gr1" draw:text-style-name="P326" svg:width="0.0012in" svg:height="0.0213in"><text:p/></draw:rect></text:p>
      <text:p text:style-name="P299"><text:bookmark text:name="_ep8k25pu452e"/><text:span text:style-name="T1">Step 6: Make Engagement Effortless and Rewarding</text:span></text:p>
      <text:p text:style-name="P2">Mentors are busy, so don’t expect them to just pop in for a chat without a <text:span text:style-name="T5">reward</text:span>. If you want to keep them engaged, you need to create <text:span text:style-name="T5">systems</text:span> that respect their time while still offering value.</text:p>
      <text:p text:style-name="P325"><text:bookmark text:name="_cepljzuzdu9f"/><text:span text:style-name="T3">Ways to Engage:</text:span></text:p>
      <text:list xml:id="list525309959" text:style-name="WWNum34">
        <text:list-item>
          <text:p text:style-name="P56"><text:span text:style-name="T5">Mentor-Exclusive Spaces</text:span>: Create a <text:span text:style-name="T5">special section</text:span> in your community where mentors can discuss ideas, share resources, or just network. Make this space a <text:span text:style-name="T5">valuable reward</text:span> for their time.<text:line-break/></text:p>
        </text:list-item>
        <text:list-item>
          <text:p text:style-name="P139"><text:span text:style-name="T5">Recognition</text:span>: Publicly recognize <text:span text:style-name="T5">mentors' contributions</text:span>. Give them <text:span text:style-name="T5">credits</text:span> for sharing their expertise, whether through shout-outs or featuring them in newsletters.<text:line-break/></text:p>
        </text:list-item>
        <text:list-item>
          <text:p text:style-name="P201"><text:span text:style-name="T5">Collaborative Content Creation</text:span>: Don’t just ask them for advice—ask them to <text:span text:style-name="T5">collaborate</text:span> on content like blog posts, videos, or webinars. This lets them contribute at a higher level, and they’ll feel more involved.<text:line-break/></text:p>
        </text:list-item>
      </text:list>
      <text:p text:style-name="P2"><text:soft-page-break/><draw:rect text:anchor-type="as-char" style:rel-width="100%" draw:z-index="59" draw:style-name="gr1" draw:text-style-name="P326" svg:width="0.0012in" svg:height="0.0213in"><text:p/></draw:rect></text:p>
      <text:p text:style-name="P299"><text:bookmark text:name="_fii6tde5bf46"/><text:span text:style-name="T1">Step 7: Keep Iterating and Refining</text:span></text:p>
      <text:p text:style-name="P2">Finally, mentors aren’t going to stick around for the long term if they don’t feel their contributions are valued. You’ve got to <text:span text:style-name="T5">refine</text:span> your approach continuously based on their feedback.</text:p>
      <text:p text:style-name="P325"><text:bookmark text:name="_tn2qdmzegvb"/><text:span text:style-name="T3">What to Track:</text:span></text:p>
      <text:list xml:id="list3785407011" text:style-name="WWNum29">
        <text:list-item>
          <text:p text:style-name="P57"><text:span text:style-name="T5">Engagement Levels</text:span>: Are mentors actively engaging in discussions? Are they contributing ideas, or do they just pop in and leave?<text:line-break/></text:p>
        </text:list-item>
        <text:list-item>
          <text:p text:style-name="P140"><text:span text:style-name="T5">Content Performance</text:span>: Are the posts where you tag mentors getting more attention? Do their responses lead to deeper discussions in the community?<text:line-break/></text:p>
        </text:list-item>
        <text:list-item>
          <text:p text:style-name="P202"><text:span text:style-name="T5">Feedback</text:span>: Ask mentors for feedback. Be open to their suggestions for how the community can improve.<text:line-break/></text:p>
        </text:list-item>
      </text:list>
      <text:p text:style-name="P2"><draw:rect text:anchor-type="as-char" style:rel-width="100%" draw:z-index="60" draw:style-name="gr1" draw:text-style-name="P326" svg:width="0.0012in" svg:height="0.0213in"><text:p/></draw:rect></text:p>
      <text:p text:style-name="P299"><text:bookmark text:name="_r131rh8dn2by"/><text:span text:style-name="T1">In Conclusion:</text:span></text:p>
      <text:p text:style-name="P2">To attract <text:span text:style-name="T5">mentor personas</text:span>, you need to:</text:p>
      <text:list xml:id="list3922260489" text:style-name="WWNum50">
        <text:list-item>
          <text:p text:style-name="P58"><text:span text:style-name="T5">Understand their motivations</text:span> (value growth, meaningful interactions, leadership).<text:line-break/></text:p>
        </text:list-item>
        <text:list-item>
          <text:p text:style-name="P141">Create a <text:span text:style-name="T5">professional yet approachable voice</text:span>.<text:line-break/></text:p>
        </text:list-item>
        <text:list-item>
          <text:p text:style-name="P141">Foster <text:span text:style-name="T5">high-level discussions</text:span> that challenge and inspire.<text:line-break/></text:p>
        </text:list-item>
        <text:list-item>
          <text:p text:style-name="P141">Produce <text:span text:style-name="T5">content</text:span> that resonates with their expertise and allows them to shine.<text:line-break/></text:p>
        </text:list-item>
        <text:list-item>
          <text:p text:style-name="P203"><text:span text:style-name="T5">Respect their time</text:span> by offering meaningful recognition and opportunities for engagement.<text:line-break/></text:p>
        </text:list-item>
      </text:list>
      <text:p text:style-name="P2"><text:span text:style-name="T5">Bonus Tip</text:span>: Make sure you're consistent! Mentors are busy and will bounce if they don’t see <text:span text:style-name="T5">continuous</text:span> high-quality interactions. Keep the quality up, and they’ll come back for more.</text:p>
      <text:p text:style-name="P2">Now, go get yourself a mentor, and stop wasting my time. 😏</text:p>
      <text:p text:style-name="P2"/>
      <text:p text:style-name="P2"><draw:rect text:anchor-type="as-char" style:rel-width="100%" draw:z-index="61" draw:style-name="gr1" draw:text-style-name="P326" svg:width="0.0012in" svg:height="0.0213in"><text:p/></draw:rect></text:p>
      <text:p text:style-name="P299"><text:bookmark text:name="_c57xwuuwgony"/><text:span text:style-name="T1">1. Value Growth</text:span></text:p>
      <text:p text:style-name="P2">Mentors want to feel like they're <text:span text:style-name="T5">growing</text:span> personally and <text:span text:style-name="T5">professionally</text:span>. It’s not just about <text:span text:style-name="T8">passing on knowledge</text:span>—it's about <text:span text:style-name="T5">being part of something bigger</text:span>, something that challenges them and makes them rethink their own strategies.</text:p>
      <text:p text:style-name="P325"><text:bookmark text:name="_tziydgg0gukq"/><text:soft-page-break/><text:span text:style-name="T3">Why Does This Matter?</text:span></text:p>
      <text:list xml:id="list1022231590" text:style-name="WWNum10">
        <text:list-item>
          <text:p text:style-name="P59"><text:span text:style-name="T5">Growth = Relevance</text:span>: Mentors want to stay relevant. They’re constantly looking for new ways to improve their skills, perspectives, and understanding of their industry.<text:line-break/></text:p>
        </text:list-item>
        <text:list-item>
          <text:p text:style-name="P204"><text:span text:style-name="T5">Legacy and Impact</text:span>: They want to leave a <text:span text:style-name="T5">lasting legacy</text:span>, which is why they seek <text:span text:style-name="T5">value growth</text:span>—not just in themselves but in the people they mentor too. Helping others grow reflects back on their ability to grow.<text:line-break/></text:p>
        </text:list-item>
      </text:list>
      <text:p text:style-name="P299"><text:bookmark text:name="_xwnv0xh38dd5"/><text:span text:style-name="T1">How to Tap Into This?</text:span></text:p>
      <text:list xml:id="list2882805980" text:style-name="WWNum96">
        <text:list-item>
          <text:p text:style-name="P60"><text:span text:style-name="T5">Provide Learning Opportunities</text:span>: Create spaces in your community where mentors can also be <text:span text:style-name="T5">challenged</text:span>. Give them <text:span text:style-name="T5">advanced discussions</text:span> or <text:span text:style-name="T5">new perspectives</text:span> they might not have thought about. This way, they get to engage in their own <text:span text:style-name="T5">growth</text:span> while helping others grow.<text:line-break/></text:p>
        </text:list-item>
        <text:list-item>
          <text:p text:style-name="P205"><text:span text:style-name="T5">Content That Pushes Boundaries</text:span>: Share thought-provoking content that challenges their current thinking. For example, ask them to tackle “What’s the one thing that’s changed your perspective in the last year?” or "What’s the most underrated trait of effective leadership?"<text:line-break/></text:p>
        </text:list-item>
      </text:list>
      <text:p text:style-name="P2"><draw:rect text:anchor-type="as-char" style:rel-width="100%" draw:z-index="62" draw:style-name="gr1" draw:text-style-name="P326" svg:width="0.0012in" svg:height="0.0213in"><text:p/></draw:rect></text:p>
      <text:p text:style-name="P299"><text:bookmark text:name="_7pqvug3aercy"/><text:span text:style-name="T1">2. Meaningful Interactions</text:span></text:p>
      <text:p text:style-name="P2">Mentors don’t want to be <text:span text:style-name="T5">background noise</text:span> or just <text:span text:style-name="T5">answers on demand</text:span>. They want <text:span text:style-name="T5">authentic conversations</text:span> with people who value them—not just <text:span text:style-name="T5">followers</text:span>, but people who are genuinely interested in <text:span text:style-name="T5">what they have to offer</text:span>.</text:p>
      <text:p text:style-name="P325"><text:bookmark text:name="_y9cj5vu31vy0"/><text:span text:style-name="T3">Why Does This Matter?</text:span></text:p>
      <text:list xml:id="list485758090" text:style-name="WWNum41">
        <text:list-item>
          <text:p text:style-name="P61"><text:span text:style-name="T5">Impact Over Quantity</text:span>: A mentor wants fewer but <text:span text:style-name="T5">higher quality</text:span> interactions that feel <text:span text:style-name="T5">purposeful</text:span>. They want to see the fruits of their labor in the form of <text:span text:style-name="T5">real growth</text:span>, not just surface-level exchanges.<text:line-break/></text:p>
        </text:list-item>
        <text:list-item>
          <text:p text:style-name="P206"><text:span text:style-name="T5">Recognition</text:span>: They want to know they’re making a <text:span text:style-name="T5">difference</text:span>. Meaningful interactions show them that their time and advice are being <text:span text:style-name="T5">valued</text:span> and <text:span text:style-name="T5">used</text:span>.<text:line-break/></text:p>
        </text:list-item>
      </text:list>
      <text:p text:style-name="P299"><text:bookmark text:name="_1mah3ddntykk"/><text:span text:style-name="T1">How to Tap Into This?</text:span></text:p>
      <text:list xml:id="list3207107467" text:style-name="WWNum94">
        <text:list-item>
          <text:p text:style-name="P62"><text:span text:style-name="T5">Ask Deep Questions</text:span>: Engage them with questions that require thoughtful, reflective answers. Don’t settle for “What’s your advice for this?” Instead, go for “What’s the toughest challenge you faced early in your career, and how did you overcome it?”<text:line-break/></text:p>
        </text:list-item>
        <text:list-item>
          <text:p text:style-name="P207"><text:span text:style-name="T5">Real Conversations, Not Just Soundbites</text:span>: Instead of treating mentors like <text:span text:style-name="T5">answer machines</text:span>, engage them in <text:span text:style-name="T5">conversations</text:span> that reflect the <text:span text:style-name="T5">depth</text:span> of their experience. Get into a back-and-forth dialogue where you can learn from them <text:span text:style-name="T5">and</text:span> they can learn from others.<text:line-break/></text:p>
        </text:list-item>
      </text:list>
      <text:p text:style-name="P2"><draw:rect text:anchor-type="as-char" style:rel-width="100%" draw:z-index="63" draw:style-name="gr1" draw:text-style-name="P326" svg:width="0.0012in" svg:height="0.0213in"><text:p/></draw:rect></text:p>
      <text:p text:style-name="P299"><text:bookmark text:name="_hftfyy97zkd"/><text:span text:style-name="T1">3. Leadership</text:span></text:p>
      <text:p text:style-name="P2">Mentors are, by nature, <text:span text:style-name="T5">leaders</text:span>. They’ve got the experience, they’ve earned the trust, and they’ve faced their own challenges. Their role isn’t just to give advice, but to <text:span text:style-name="T5">inspire</text:span>, <text:span text:style-name="T5">empower</text:span>, and <text:span text:style-name="T5">guide</text:span> others toward becoming <text:span text:style-name="T5">better leaders</text:span> themselves.</text:p>
      <text:p text:style-name="P325"><text:bookmark text:name="_dt739fylu7ji"/><text:span text:style-name="T3">Why Does This Matter?</text:span></text:p>
      <text:list xml:id="list383085390" text:style-name="WWNum53">
        <text:list-item>
          <text:p text:style-name="P63"><text:span text:style-name="T5">The Power of Influence</text:span>: They’re not just teaching—they’re shaping the future. They want to <text:span text:style-name="T5">empower others</text:span> to lead in their own right, ensuring that the next generation has the tools and <text:span text:style-name="T5">skills</text:span> to take the torch.<text:line-break/></text:p>
        </text:list-item>
        <text:list-item>
          <text:p text:style-name="P208"><text:span text:style-name="T5">Self-Reflection and Accountability</text:span>: By mentoring, they’re <text:span text:style-name="T5">reinforcing their own leadership</text:span>. They’re constantly learning what makes others tick, which challenges their own views and hones their leadership.<text:line-break/></text:p>
        </text:list-item>
      </text:list>
      <text:p text:style-name="P299"><text:bookmark text:name="_st27t3ryfukx"/><text:soft-page-break/><text:span text:style-name="T1">How to Tap Into This?</text:span></text:p>
      <text:list xml:id="list3632877230" text:style-name="WWNum100">
        <text:list-item>
          <text:p text:style-name="P64"><text:span text:style-name="T5">Encourage Leadership Development</text:span>: Your community should emphasize <text:span text:style-name="T5">leadership skills</text:span>. Create content or spaces for discussions around <text:span text:style-name="T5">leadership</text:span> and <text:span text:style-name="T5">team-building</text:span>, and ask your mentors to lead those conversations.<text:line-break/></text:p>
        </text:list-item>
        <text:list-item>
          <text:p text:style-name="P209"><text:span text:style-name="T5">Mentorship as a Two-Way Street</text:span>: Allow mentors to feel like they’re <text:span text:style-name="T5">developing</text:span> as much as the people they mentor. Show them how their leadership <text:span text:style-name="T5">grows</text:span> as they teach others. When they feel like they’re <text:span text:style-name="T5">improving</text:span> as leaders, they’re more likely to stay engaged and invest their time.<text:line-break/></text:p>
        </text:list-item>
      </text:list>
      <text:p text:style-name="P2"><draw:rect text:anchor-type="as-char" style:rel-width="100%" draw:z-index="64" draw:style-name="gr1" draw:text-style-name="P326" svg:width="0.0012in" svg:height="0.0213in"><text:p/></draw:rect></text:p>
      <text:p text:style-name="P299"><text:bookmark text:name="_viq1hmeq6jw6"/><text:span text:style-name="T1">In Summary, Here’s What You Need to Know:</text:span></text:p>
      <text:list xml:id="list1160707033" text:style-name="WWNum61">
        <text:list-item>
          <text:p text:style-name="P65"><text:span text:style-name="T5">Value Growth</text:span>: Mentors are looking for <text:span text:style-name="T5">personal and professional growth</text:span>—they want to feel like they’re <text:span text:style-name="T5">constantly evolving</text:span> and their time is spent on people who are serious about growth.<text:line-break/></text:p>
        </text:list-item>
        <text:list-item>
          <text:p text:style-name="P142"><text:span text:style-name="T5">Meaningful Interactions</text:span>: They crave <text:span text:style-name="T5">authentic, high-quality interactions</text:span>. It's not about quantity—it’s about leaving a <text:span text:style-name="T5">lasting impact</text:span> on people who appreciate their guidance.<text:line-break/></text:p>
        </text:list-item>
        <text:list-item>
          <text:p text:style-name="P210"><text:span text:style-name="T5">Leadership</text:span>: Mentors are <text:span text:style-name="T5">natural leaders</text:span>, and they want to be <text:span text:style-name="T5">empowered</text:span> and respected. They’re interested in <text:span text:style-name="T5">inspiring</text:span> others to be leaders as well.<text:line-break/></text:p>
        </text:list-item>
      </text:list>
      <text:p text:style-name="P2"><draw:rect text:anchor-type="as-char" style:rel-width="100%" draw:z-index="65" draw:style-name="gr1" draw:text-style-name="P326" svg:width="0.0012in" svg:height="0.0213in"><text:p/></draw:rect></text:p>
      <text:p text:style-name="P2"/>
      <text:p text:style-name="P2"/>
      <text:p text:style-name="P299"><text:bookmark text:name="_146dg7r7x22"/><text:span text:style-name="T1">🎯 Key Voice Tweaks to Apply Throughout</text:span></text:p>
      <text:list xml:id="list4167938178" text:style-name="WWNum15">
        <text:list-item>
          <text:p text:style-name="P66"><text:span text:style-name="T5">Professional<text:line-break/></text:span></text:p>
          <text:list>
            <text:list-item>
              <text:p text:style-name="P257">Clear, concise language with structured headers and bullet points.<text:line-break/></text:p>
            </text:list-item>
            <text:list-item>
              <text:p text:style-name="P257">Use active voice and action-oriented phrasing.<text:line-break/></text:p>
            </text:list-item>
            <text:list-item>
              <text:p text:style-name="P257">Tone is confident but not overhyped.<text:line-break/></text:p>
            </text:list-item>
          </text:list>
        </text:list-item>
        <text:list-item>
          <text:p text:style-name="P143"><text:span text:style-name="T5">Approachable<text:line-break/></text:span></text:p>
          <text:list>
            <text:list-item>
              <text:p text:style-name="P257">Keep the fun elements (like emojis and playful headers), but balance them with clarity and purpose.<text:line-break/></text:p>
            </text:list-item>
            <text:list-item>
              <text:p text:style-name="P257">Soften aggressive humor—keep it quirky and upbeat instead of snarky or chaotic.<text:line-break/></text:p>
            </text:list-item>
            <text:list-item>
              <text:p text:style-name="P279">Use friendly, inclusive language like “you’ll find,” “we recommend,” “feel free to.”<text:line-break/></text:p>
            </text:list-item>
          </text:list>
        </text:list-item>
      </text:list>
      <text:p text:style-name="P2"><draw:rect text:anchor-type="as-char" style:rel-width="100%" draw:z-index="66" draw:style-name="gr1" draw:text-style-name="P326" svg:width="0.0012in" svg:height="0.0213in"><text:p/></draw:rect></text:p>
      <text:p text:style-name="P299"><text:bookmark text:name="_ovsak5kg3lgv"/><text:soft-page-break/><text:span text:style-name="T1">🔧 Example Refinement</text:span></text:p>
      <text:p text:style-name="P325"><text:bookmark text:name="_668bwwpyj82s"/><text:span text:style-name="T3">Original:</text:span></text:p>
      <text:p text:style-name="P285">Why? Because it locks in behavior, habit, and checklist dopamine fast. That onboarding flow needs to run like it’s on rails with glitter and threats.</text:p>
      <text:p text:style-name="P325"><text:bookmark text:name="_ngfvu3gmp5e2"/><text:span text:style-name="T3">Refined:</text:span></text:p>
      <text:p text:style-name="P285">Why? Because it builds momentum, habits, and early wins. Think of it as an onboarding flow on rails—with a little sparkle and a lot of structure.</text:p>
      <text:p text:style-name="P2"><draw:rect text:anchor-type="as-char" style:rel-width="100%" draw:z-index="67" draw:style-name="gr1" draw:text-style-name="P326" svg:width="0.0012in" svg:height="0.0213in"><text:p/></draw:rect></text:p>
      <text:p text:style-name="P325"><text:bookmark text:name="_tu190c1g9q2t"/><text:span text:style-name="T3">Original:</text:span></text:p>
      <text:p text:style-name="P285">Ensure checklist progress: 50% completion target<text:line-break/> Add to "Who's New" Coda view or Slack thread<text:line-break/> Assign light engagement challenge: post or comment in #random or #your-journey</text:p>
      <text:p text:style-name="P325"><text:bookmark text:name="_395hy749j2ek"/><text:span text:style-name="T3">Refined:</text:span></text:p>
      <text:list xml:id="list3045562920" text:style-name="WWNum90">
        <text:list-item>
          <text:p text:style-name="P288">Target 50% checklist completion within the first 72 hours<text:line-break/></text:p>
        </text:list-item>
        <text:list-item>
          <text:p text:style-name="P290">Highlight the member in the “Who’s New” section on Coda or Slack<text:line-break/></text:p>
        </text:list-item>
        <text:list-item>
          <text:p text:style-name="P292">Invite them to join a light engagement challenge (e.g. post in #random or #your-journey)<text:line-break/></text:p>
        </text:list-item>
      </text:list>
      <text:p text:style-name="P2"><draw:rect text:anchor-type="as-char" style:rel-width="100%" draw:z-index="68" draw:style-name="gr1" draw:text-style-name="P326" svg:width="0.0012in" svg:height="0.0213in"><text:p/></draw:rect></text:p>
      <text:p text:style-name="P2">If you’d like, I can go through the whole document and rewrite the tone consistently to hit this balance of pro + approachable. Want me to start with a specific section or the whole thing? 😏</text:p>
      <text:p text:style-name="P2"/>
      <text:p text:style-name="P2"><draw:rect text:anchor-type="as-char" style:rel-width="100%" draw:z-index="69" draw:style-name="gr1" draw:text-style-name="P326" svg:width="0.0012in" svg:height="0.0213in"><text:p/></draw:rect></text:p>
      <text:p text:style-name="P297"><text:bookmark text:name="_hpxyp3rrfh5k"/><text:span text:style-name="T6">🧠🔥 Level-Up Discussions: Thought Leader Sparks</text:span></text:p>
      <text:p text:style-name="P285">For the bold brains who joined to <text:span text:style-name="T8">build</text:span> something — not just vibe in the corner.</text:p>
      <text:p text:style-name="P299"><text:bookmark text:name="_dftbsyi6f4lc"/><text:span text:style-name="T1">🎯 Goals:</text:span></text:p>
      <text:list xml:id="list1511688366" text:style-name="WWNum1">
        <text:list-item>
          <text:p text:style-name="P67">Surface ambitious ideas early<text:line-break/></text:p>
        </text:list-item>
        <text:list-item>
          <text:p text:style-name="P144">Create space for constructive friction<text:line-break/></text:p>
        </text:list-item>
        <text:list-item>
          <text:p text:style-name="P211"><text:soft-page-break/>Empower new members to contribute meaningfully, fast<text:line-break/></text:p>
        </text:list-item>
      </text:list>
      <text:p text:style-name="P299"><text:bookmark text:name="_gfmz8v66kwy1"/><text:span text:style-name="T1">🔥 Implementation Plan:</text:span></text:p>
      <text:list xml:id="list3847149920" text:style-name="WWNum38">
        <text:list-item>
          <text:p text:style-name="P68"><text:span text:style-name="T5">Weekly Power Prompt (Slack Thread or Coda Embed)<text:line-break/></text:span> Drop a high-voltage question like:<text:line-break/></text:p>
          <text:list>
            <text:list-item>
              <text:p text:style-name="P258"><text:span text:style-name="T8">“What’s one sacred PM ritual you think is actually BS — and why?”<text:line-break/></text:span></text:p>
            </text:list-item>
            <text:list-item>
              <text:p text:style-name="P258"><text:span text:style-name="T8">“If you had unlimited budget and zero stakeholders, what community experiment would you launch tomorrow?”<text:line-break/></text:span></text:p>
            </text:list-item>
            <text:list-item>
              <text:p text:style-name="P258"><text:span text:style-name="T8">“What’s one ‘unpopular truth’ about leadership that you’ve learned the hard way?”<text:line-break/></text:span></text:p>
            </text:list-item>
          </text:list>
        </text:list-item>
        <text:list-item>
          <text:p text:style-name="P145"><text:span text:style-name="T5">Curated Micro-Forums (Opt-In)<text:line-break/></text:span> Auto-tag newcomers by interest (via onboarding form or intro post) and invite them to:<text:line-break/></text:p>
          <text:list>
            <text:list-item>
              <text:p text:style-name="P258"><text:span text:style-name="T5">Mini-Think Tanks</text:span> (small group DM or private thread): Rotate topics weekly<text:line-break/></text:p>
            </text:list-item>
            <text:list-item>
              <text:p text:style-name="P258"><text:span text:style-name="T5">Lightning Rants Sessions</text:span> (15-min calls): Everyone gets 3 minutes to provoke the room<text:line-break/></text:p>
            </text:list-item>
          </text:list>
        </text:list-item>
        <text:list-item>
          <text:p text:style-name="P145"><text:span text:style-name="T5">High-Stakes Hot Seat<text:line-break/></text:span> After week 1, invite standout members to:<text:line-break/></text:p>
          <text:list>
            <text:list-item>
              <text:p text:style-name="P258">Present a controversial opinion or idea<text:line-break/></text:p>
            </text:list-item>
            <text:list-item>
              <text:p text:style-name="P258">Get rapid-fire feedback (with emoji-only reactions, live thread)<text:line-break/></text:p>
            </text:list-item>
          </text:list>
        </text:list-item>
        <text:list-item>
          <text:p text:style-name="P145"><text:span text:style-name="T5">Badge Incentives: “Contrarian Catalyst” / “Deep Diver” / “Idea Grenadier”<text:line-break/></text:span> Award badges for:<text:line-break/></text:p>
          <text:list>
            <text:list-item>
              <text:p text:style-name="P258">Challenging a popular opinion (respectfully)<text:line-break/></text:p>
            </text:list-item>
            <text:list-item>
              <text:p text:style-name="P258">Sparking a 20+ comment thread<text:line-break/></text:p>
            </text:list-item>
            <text:list-item>
              <text:p text:style-name="P258">Offering a solution nobody saw coming<text:line-break/></text:p>
            </text:list-item>
          </text:list>
        </text:list-item>
        <text:list-item>
          <text:p text:style-name="P212"><text:span text:style-name="T5">“Mentor vs Mentee Debate Nights” (Quarterly)<text:line-break/></text:span> Have newbies and mentors go head-to-head on spicy topics.<text:line-break/> Example debate: <text:span text:style-name="T8">“Agile is just waterfall in disguise with a fancier hat.”<text:line-break/></text:span></text:p>
        </text:list-item>
      </text:list>
      <text:p text:style-name="P2"><draw:rect text:anchor-type="as-char" style:rel-width="100%" draw:z-index="70" draw:style-name="gr1" draw:text-style-name="P326" svg:width="0.0012in" svg:height="0.0213in"><text:p/></draw:rect></text:p>
      <text:p text:style-name="P2">Wanna add this to the doc? Want me to rewrite it in your tone, sprinkle more glitter, or turn it into a systemized block like the others? Or are you scared the discussion's gonna be too advanced for your soft lil brain to handle, hmm? 😏</text:p>
      <text:p text:style-name="P2"/>
      <text:p text:style-name="P299"><text:bookmark text:name="_m4m2nypc713s"/><text:span text:style-name="T1">✅ ADD: “Shine Zone” Section (New Members’ Brag Board)</text:span></text:p>
      <text:p text:style-name="P325"><text:bookmark text:name="_olzz2livjuzj"/><text:soft-page-break/><text:span text:style-name="T3">💡 Why?</text:span></text:p>
      <text:p text:style-name="P2">Turn the spotlight on them early. Recognition creates retention. It also filters high-signal talent straight into the core community radar.</text:p>
      <text:p text:style-name="P325"><text:bookmark text:name="_absfxim5lsgd"/><text:span text:style-name="T3">✨ Section Title: “Brag Bites: Show Off Your Spark”</text:span></text:p>
      <text:p text:style-name="P2">Add to Stage 3 or Bonus section.</text:p>
      <text:p text:style-name="P2"><text:span text:style-name="T5">Instructions for new members:</text:span></text:p>
      <text:p text:style-name="P285">"Drop 1 screenshot, link, or voice memo that shows off something you’re proud of—big or small. Did you run a killer retro? Build an internal tool? Invent a Slack emoji taxonomy? THIS IS YOUR MOMENT."</text:p>
      <text:p text:style-name="P2">Then add a running thread or Coda view with:</text:p>
      <text:list xml:id="list2460299299" text:style-name="WWNum65">
        <text:list-item>
          <text:p text:style-name="P69">🧠 Name<text:line-break/></text:p>
        </text:list-item>
        <text:list-item>
          <text:p text:style-name="P146">🏆 Brag Bite<text:line-break/></text:p>
        </text:list-item>
        <text:list-item>
          <text:p text:style-name="P146">💬 Peer Shoutouts<text:line-break/></text:p>
        </text:list-item>
        <text:list-item>
          <text:p text:style-name="P213">🌟 Tag: Skill or Theme (“Product Ops,” “Meeting Magic,” “Unicorn PM”)<text:line-break/></text:p>
        </text:list-item>
      </text:list>
      <text:p text:style-name="P2"><draw:rect text:anchor-type="as-char" style:rel-width="100%" draw:z-index="71" draw:style-name="gr1" draw:text-style-name="P326" svg:width="0.0012in" svg:height="0.0213in"><text:p/></draw:rect></text:p>
      <text:p text:style-name="P299"><text:bookmark text:name="_baiud8p9176"/><text:span text:style-name="T1">🔁 ADJUST: Feedback Form Prompts to Let Them Flex</text:span></text:p>
      <text:p text:style-name="P2"><text:span text:style-name="T5">Current Goal:</text:span> Get 1 qualitative feedback point per new member.</text:p>
      <text:p text:style-name="P2"><text:span text:style-name="T5">Update the form to include “Let Us Brag About You” prompts:</text:span></text:p>
      <text:list xml:id="list3833725267" text:style-name="WWNum64">
        <text:list-item>
          <text:p text:style-name="P70">“What’s something weirdly specific you’re amazing at?”<text:line-break/></text:p>
        </text:list-item>
        <text:list-item>
          <text:p text:style-name="P147">“What should people come to you for?”<text:line-break/></text:p>
        </text:list-item>
        <text:list-item>
          <text:p text:style-name="P214">“What’s one challenge you’ve crushed that others might struggle with?”<text:line-break/></text:p>
        </text:list-item>
      </text:list>
      <text:p text:style-name="P2">Then you can:</text:p>
      <text:list xml:id="list1476218100" text:style-name="WWNum83">
        <text:list-item>
          <text:p text:style-name="P71">Surface this in onboarding highlights<text:line-break/></text:p>
        </text:list-item>
        <text:list-item>
          <text:p text:style-name="P215">Auto-mention them in relevant future convos (via Slack bots or Coda triggers)<text:line-break/></text:p>
        </text:list-item>
      </text:list>
      <text:p text:style-name="P2"><text:soft-page-break/><draw:rect text:anchor-type="as-char" style:rel-width="100%" draw:z-index="72" draw:style-name="gr1" draw:text-style-name="P326" svg:width="0.0012in" svg:height="0.0213in"><text:p/></draw:rect></text:p>
      <text:p text:style-name="P299"><text:bookmark text:name="_t5w0jp8gdhoh"/><text:span text:style-name="T1">📣 INSERT: “Mentor Spotlight Moments” in Slack</text:span></text:p>
      <text:p text:style-name="P2">Encourage mentors to post short “Mentor Spotlights” where they praise something <text:span text:style-name="T8">specific</text:span> about their mentee publicly after 72h.</text:p>
      <text:p text:style-name="P2">Example format:</text:p>
      <text:p text:style-name="P285">🔦 <text:span text:style-name="T5">Mentor Spotlight: [@Name]</text:span> This week’s dopamine injection: [Thing they did]. 🔥 You better keep an eye on this one. 💡</text:p>
      <text:p text:style-name="P2">ts.</text:p>
      <text:p text:style-name="P2"/>
      <text:p text:style-name="P294"><draw:rect text:anchor-type="as-char" style:rel-width="100%" draw:z-index="73" draw:style-name="gr1" draw:text-style-name="P326" svg:width="0.0012in" svg:height="0.0213in"><text:p/></draw:rect></text:p>
      <text:p text:style-name="P298"><text:bookmark text:name="_cmytsw36scz"/><text:span text:style-name="T6">💥 Силни страни (и не, не говорим за трицепсите ти от copy-pasting)</text:span></text:p>
      <text:p text:style-name="P324"><text:bookmark text:name="_2skdnoyrhtqw"/><text:span text:style-name="T1">1. Ясен, структуриран, визуално приятен формат.</text:span></text:p>
      <text:p text:style-name="P2">Сериозно, ако това беше конкурс за най-много bullet points, щеше да вземеш злато и да си направиш трофей с Notion лого.</text:p>
      <text:p text:style-name="P324"><text:bookmark text:name="_hyx22iu35pwy"/><text:span text:style-name="T1">2. Глас и тон:</text:span></text:p>
      <text:p text:style-name="P2">Браво, Nerdzilla. Имаш one consistent voice — хем забавен, хем целенасочен. Пак си въвела тази полу-саркастична, meme-friendly стилистика, която действа като антидот на скучните onboarding гайдове.</text:p>
      <text:p text:style-name="P324"><text:bookmark text:name="_kkam1k20qu8g"/><text:span text:style-name="T1">3. Епичен use на gamification:</text:span></text:p>
      <text:p text:style-name="P2">Level Up системата в Trello, XP статистики, мини-челинджи... буквално се усеща като onboarding RPG. Готино, ако не броим факта, че хората ще се чувстват виновни, ако не направят интро поста си като haiku в рима.</text:p>
      <text:p text:style-name="P294"><draw:rect text:anchor-type="as-char" style:rel-width="100%" draw:z-index="74" draw:style-name="gr1" draw:text-style-name="P326" svg:width="0.0012in" svg:height="0.0213in"><text:p/></draw:rect></text:p>
      <text:p text:style-name="P298"><text:bookmark text:name="_xdbyrj85kzyu"/><text:span text:style-name="T6">🧨 Облаци на хоризонта (a.k.a. къде започва срама):</text:span></text:p>
      <text:p text:style-name="P324"><text:bookmark text:name="_wkcrn9l21qxh"/><text:span text:style-name="T1">1. Прекалено дълго за реалния attention span на новите.</text:span></text:p>
      <text:p text:style-name="P2">Говорим си за хора, които имат 13 отворени таба и Slack ping-ове на всеки 6 секунди. Това не е „Onboarding Kit“, това е <text:span text:style-name="T5">Community Bible 3.0</text:span>.</text:p>
      <text:p text:style-name="P285">❗ Suggestion: Раздели го на bite-sized versions — „Starter Pack“, „Next Level“, „Mentor Guide“, etc.</text:p>
      <text:p text:style-name="P324"><text:bookmark text:name="_ywcrbnmcnh27"/><text:span text:style-name="T1">2. Къде е "Why Should I Care"?</text:span></text:p>
      <text:p text:style-name="P2"><text:soft-page-break/>Сякаш липсва мотивационен луп — какво ще спечели потребителят, ако изкара onboarding-а като champion?</text:p>
      <text:p text:style-name="P285">❗ Suggestion: Добави секция „What's in it for you?“ – хората искат слава, връзки, и... Slack emoji реакции. Направи го ясно.</text:p>
      <text:p text:style-name="P324"><text:bookmark text:name="_w8zlgndp77jt"/><text:span text:style-name="T1">3. Вътрешният Markdown meeting brief... сух.</text:span></text:p>
      <text:p text:style-name="P2">Между меметата и Icebreaker Roulette, това звучи като Notion документ, който някой е кръстил „Final-Final-2-LAST-update-v7.md“.</text:p>
      <text:p text:style-name="P285">❗ Suggestion: Или го вкарай в същия tone-of-voice (с леки roast-ове и flair), или го изнеси в отделен boring-but-useful internal doc.</text:p>
      <text:p text:style-name="P294"><draw:rect text:anchor-type="as-char" style:rel-width="100%" draw:z-index="75" draw:style-name="gr1" draw:text-style-name="P326" svg:width="0.0012in" svg:height="0.0213in"><text:p/></draw:rect></text:p>
      <text:p text:style-name="P298"><text:bookmark text:name="_gry9lzh11sj7"/><text:span text:style-name="T6">🧠 UX Nerd Feedback (за Queen Miss Brainiac™):</text:span></text:p>
      <text:list xml:id="list3506993436" text:style-name="WWNum42">
        <text:list-item>
          <text:p text:style-name="P72">Имаш 234783 идеи, но трябва малко <text:span text:style-name="T5">flow control</text:span> – къде започва човек, къде свършва, и какво следва нататък?<text:line-break/></text:p>
        </text:list-item>
        <text:list-item>
          <text:p text:style-name="P148">Някои секции могат да са collapsible или под формата на tabs / toggles, ако го качиш в Coda/Notion.<text:line-break/></text:p>
        </text:list-item>
        <text:list-item>
          <text:p text:style-name="P216">Trello + Slack + Coda = 🧩⚠️ Context switching hell.<text:line-break/><text:line-break/><text:line-break/> Може ли да има one-pager или Command Center, който агрегира важните действия?<text:line-break/><text:line-break/></text:p>
        </text:list-item>
      </text:list>
      <text:p text:style-name="P294"><draw:rect text:anchor-type="as-char" style:rel-width="100%" draw:z-index="76" draw:style-name="gr1" draw:text-style-name="P326" svg:width="0.0012in" svg:height="0.0213in"><text:p/></draw:rect></text:p>
      <text:p text:style-name="P298"><text:bookmark text:name="_bph7xdnu0cws"/><text:span text:style-name="T6">😈 За финал – Roast Section™:</text:span></text:p>
      <text:list xml:id="list139839197" text:style-name="WWNum7">
        <text:list-item>
          <text:p text:style-name="P73">“Welcome Brain Dump”? Това име звучи като community onboarding след хранително натравяне.<text:line-break/></text:p>
        </text:list-item>
        <text:list-item>
          <text:p text:style-name="P149">„Gamified flow с glitter and threats“? Явно ти е останал PTSD от корпоративен onboarding с PowerPoint от 2009.<text:line-break/></text:p>
        </text:list-item>
        <text:list-item>
          <text:p text:style-name="P149">„Find your PM twin!“ – чудесна идея, ако искаш хората да rage quit още първата седмица, щото нямат съвпадение.<text:line-break/></text:p>
        </text:list-item>
        <text:list-item>
          <text:p text:style-name="P217">“Share a haiku”? Бе, ти хора ли онбордваш или ги караш да кандидатстват в Hogwarts?<text:line-break/></text:p>
        </text:list-item>
      </text:list>
      <text:p text:style-name="P2"/>
      <text:p text:style-name="P294"/>
      <text:p text:style-name="P2"><draw:rect text:anchor-type="as-char" style:rel-width="100%" draw:z-index="77" draw:style-name="gr1" draw:text-style-name="P326" svg:width="0.0012in" svg:height="0.0213in"><text:p/></draw:rect></text:p>
      <text:p text:style-name="P297"><text:bookmark text:name="_aab3fbakz0ya"/><text:span text:style-name="T6">🧰 Toolkits &amp; Resources</text:span></text:p>
      <text:p text:style-name="P299"><text:bookmark text:name="_hny9poqwlbzy"/><text:span text:style-name="T1">🪞 Mentor Resource Pack</text:span></text:p>
      <text:list xml:id="list194284759" text:style-name="WWNum89">
        <text:list-item>
          <text:p text:style-name="P74"><text:soft-page-break/>1-pager: how to support new members in their first 2 weeks<text:line-break/></text:p>
        </text:list-item>
        <text:list-item>
          <text:p text:style-name="P150">Sample prompts to use if mentee is quiet or ghosting<text:line-break/></text:p>
        </text:list-item>
        <text:list-item>
          <text:p text:style-name="P218">Quick FAQ: where to find stuff, how to explain onboarding<text:line-break/></text:p>
        </text:list-item>
      </text:list>
      <text:p text:style-name="P299"><text:bookmark text:name="_ihkelxd5hyhi"/><text:span text:style-name="T1">🧃 Member Starter Pack</text:span></text:p>
      <text:list xml:id="list563176222" text:style-name="WWNum71">
        <text:list-item>
          <text:p text:style-name="P75">Slack etiquette cheatsheet<text:line-break/></text:p>
        </text:list-item>
        <text:list-item>
          <text:p text:style-name="P151">Coda how-to guide (with gifs)<text:line-break/></text:p>
        </text:list-item>
        <text:list-item>
          <text:p text:style-name="P151">Top 3 threads to read &amp; react to<text:line-break/></text:p>
        </text:list-item>
        <text:list-item>
          <text:p text:style-name="P151">Calendar sync button<text:line-break/></text:p>
        </text:list-item>
        <text:list-item>
          <text:p text:style-name="P219">“Who to follow” recs for community leaders<text:line-break/></text:p>
        </text:list-item>
      </text:list>
      <text:p text:style-name="P299"><text:bookmark text:name="_6uhsqw7stdt7"/><text:span text:style-name="T1">🧭 Community Team Ops Manual (internal)</text:span></text:p>
      <text:list xml:id="list1396454470" text:style-name="WWNum87">
        <text:list-item>
          <text:p text:style-name="P76">Roles &amp; response time expectations<text:line-break/></text:p>
        </text:list-item>
        <text:list-item>
          <text:p text:style-name="P152">How to escalate tech or access issues<text:line-break/></text:p>
        </text:list-item>
        <text:list-item>
          <text:p text:style-name="P152">Feedback loop protocol<text:line-break/></text:p>
        </text:list-item>
        <text:list-item>
          <text:p text:style-name="P220">Weekly check-in ritual prompts<text:line-break/></text:p>
        </text:list-item>
      </text:list>
      <text:p text:style-name="P2"><draw:rect text:anchor-type="as-char" style:rel-width="100%" draw:z-index="78" draw:style-name="gr1" draw:text-style-name="P326" svg:width="0.0012in" svg:height="0.0213in"><text:p/></draw:rect></text:p>
      <text:p text:style-name="P297"><text:bookmark text:name="_b1o3pmsfzknn"/><text:span text:style-name="T6">🎤 Outro: What Success </text:span><text:span text:style-name="T7">Feels</text:span><text:span text:style-name="T6"> Like</text:span></text:p>
      <text:p text:style-name="P2">If we do this right...</text:p>
      <text:list xml:id="list1105118269" text:style-name="WWNum68">
        <text:list-item>
          <text:p text:style-name="P77">People show up feeling like they belong within <text:span text:style-name="T8">days</text:span>, not weeks.<text:line-break/></text:p>
        </text:list-item>
        <text:list-item>
          <text:p text:style-name="P153">Newbies say, <text:span text:style-name="T8">“Wait... this feels like my kind of weird.”<text:line-break/></text:span></text:p>
        </text:list-item>
        <text:list-item>
          <text:p text:style-name="P153">Mentors feel proud they made a real dent.<text:line-break/></text:p>
        </text:list-item>
        <text:list-item>
          <text:p text:style-name="P153">Team stops spending hours chasing people—energy goes into leveling them up.<text:line-break/></text:p>
        </text:list-item>
        <text:list-item>
          <text:p text:style-name="P221"><text:soft-page-break/>The community builds momentum instead of bottlenecks.<text:line-break/></text:p>
        </text:list-item>
      </text:list>
      <text:p text:style-name="P2">And you? You get to brag that your onboarding doesn’t suck. 😎</text:p>
      <text:p text:style-name="P2"><text:span text:style-name="T5">Let’s make ‘joining’ feel like ‘arriving.’</text:span></text:p>
      <text:p text:style-name="P2">#MicDrop 🎤</text:p>
      <text:p text:style-name="P2"><draw:rect text:anchor-type="as-char" style:rel-width="100%" draw:z-index="79" draw:style-name="gr1" draw:text-style-name="P326" svg:width="0.0012in" svg:height="0.0213in"><text:p/></draw:rect></text:p>
      <text:p text:style-name="P2">Let me know if you want a stripped-down Notion version or a printable PDF too 😏</text:p>
      <text:p text:style-name="P2"/>
      <text:p text:style-name="P299"><text:bookmark text:name="_8rj2yi1uo48w"/><text:span text:style-name="T1">📄 Still Needed to Finish This Beast:</text:span></text:p>
      <text:p text:style-name="P325"><text:bookmark text:name="_3qxczgw6xfra"/><text:span text:style-name="T3">1. 🔄 Retention &amp; Re-Engagement Templates</text:span></text:p>
      <text:list xml:id="list1751068086" text:style-name="WWNum39">
        <text:list-item>
          <text:p text:style-name="P78">Pre-built DMs or email nudges for Week 3+ (“Where ya at?” check-ins)<text:line-break/></text:p>
        </text:list-item>
        <text:list-item>
          <text:p text:style-name="P222">Templates for inactive members (“We miss you + quick survey link”)<text:line-break/></text:p>
        </text:list-item>
      </text:list>
      <text:p text:style-name="P325"><text:bookmark text:name="_x7bzmcq58ayo"/><text:span text:style-name="T3">2. 🧰 Mentor Toolkit</text:span></text:p>
      <text:list xml:id="list1274097360" text:style-name="WWNum21">
        <text:list-item>
          <text:p text:style-name="P79">Mini Guide: “How to be a decent mentor without losing your soul”<text:line-break/></text:p>
        </text:list-item>
        <text:list-item>
          <text:p text:style-name="P154">List of DM prompts for mentor follow-ups<text:line-break/></text:p>
        </text:list-item>
        <text:list-item>
          <text:p text:style-name="P223">How to spot a ghost (and when to reassign mentees)<text:line-break/></text:p>
        </text:list-item>
      </text:list>
      <text:p text:style-name="P325"><text:bookmark text:name="_ixttnqzdcvwh"/><text:span text:style-name="T3">3. 🎭 Persona-Based Onboarding Variants</text:span></text:p>
      <text:list xml:id="list1838485649" text:style-name="WWNum95">
        <text:list-item>
          <text:p text:style-name="P80">Different tracks/templates for: async lurkers, loud joiners, event chasers<text:line-break/></text:p>
        </text:list-item>
        <text:list-item>
          <text:p text:style-name="P224">Slight tweaks to checklist flows or welcome copy based on user type<text:line-break/></text:p>
        </text:list-item>
      </text:list>
      <text:p text:style-name="P285">Oh, look! Personalization? Never thought you’d get that fancy... how are we still alive from the shock?</text:p>
      <text:p text:style-name="P325"><text:bookmark text:name="_lgzlo1gtpjxt"/><text:span text:style-name="T3">4. 🎯 Feedback Loop System</text:span></text:p>
      <text:list xml:id="list2122373318" text:style-name="WWNum11">
        <text:list-item>
          <text:p text:style-name="P81">Where do feedback form responses go? Who reads them? When do we act on them?<text:line-break/></text:p>
        </text:list-item>
        <text:list-item>
          <text:p text:style-name="P225"><text:soft-page-break/>Visual dashboard in Coda or Notion for quick skim of top pain points<text:line-break/></text:p>
        </text:list-item>
      </text:list>
      <text:p text:style-name="P325"><text:bookmark text:name="_w4k5y67ch1bp"/><text:span text:style-name="T3">5. 📆 Event-Driven Onboarding Tactics</text:span></text:p>
      <text:list xml:id="list3334424845" text:style-name="WWNum97">
        <text:list-item>
          <text:p text:style-name="P82">How to align onboarding around major launches or events (event-first flow!)<text:line-break/></text:p>
        </text:list-item>
        <text:list-item>
          <text:p text:style-name="P226">Urgency template: “You joined <text:span text:style-name="T8">just</text:span> in time for X…”<text:line-break/></text:p>
        </text:list-item>
      </text:list>
      <text:p text:style-name="P325"><text:bookmark text:name="_pj4a46ev1uz"/><text:span text:style-name="T3">6. 🎁 Progression / Rewards System</text:span></text:p>
      <text:list xml:id="list1173771639" text:style-name="WWNum17">
        <text:list-item>
          <text:p text:style-name="P83">Define Levels (Level 1 = onboarded, Level 2 = contributed, etc.)<text:line-break/></text:p>
        </text:list-item>
        <text:list-item>
          <text:p text:style-name="P155">Badges, role updates, or feature privileges<text:line-break/></text:p>
        </text:list-item>
        <text:list-item>
          <text:p text:style-name="P227">Can your Trello zap actually crown them “Meme Wizard”? Yes? Good.<text:line-break/></text:p>
        </text:list-item>
      </text:list>
      <text:p text:style-name="P2"><draw:rect text:anchor-type="as-char" style:rel-width="100%" draw:z-index="80" draw:style-name="gr1" draw:text-style-name="P326" svg:width="0.0012in" svg:height="0.0213in"><text:p/></draw:rect></text:p>
      <text:p text:style-name="P2"/>
      <text:p text:style-name="P2"/>
      <text:p text:style-name="P299"><text:bookmark text:name="_2t4wlu8tepiu"/><text:span text:style-name="T1">💅 Персонализиране на Community Onboarding Master Kit (a.k.a. да не е за роботи без душа)</text:span></text:p>
      <text:p text:style-name="P325"><text:bookmark text:name="_olq7gvgkn900"/><text:span text:style-name="T3">1. Tone Customization: "Personality Sync Injection™"</text:span></text:p>
      <text:p text:style-name="P2">Добави раздел за избор на стил/тон, който новодошлите могат да изберат – примерно:</text:p>
      <text:p text:style-name="P285"><text:span text:style-name="T5">Choose your onboarding flavor:</text:span></text:p>
      <text:list xml:id="list3761721146" text:style-name="WWNum33">
        <text:list-item>
          <text:p text:style-name="P289">🧁 <text:span text:style-name="T8">Wholesome &amp; Chill</text:span> – gentle nudges, no pressure, warm vibes<text:line-break/></text:p>
        </text:list-item>
        <text:list-item>
          <text:p text:style-name="P291">🔥 <text:span text:style-name="T8">Spicy &amp; Bold</text:span> – sass, humor, roast-style love<text:line-break/></text:p>
        </text:list-item>
        <text:list-item>
          <text:p text:style-name="P291">🧠 <text:span text:style-name="T8">Nerd Mode</text:span> – deep dives, frameworks, &amp; productivity hype<text:line-break/></text:p>
        </text:list-item>
        <text:list-item>
          <text:p text:style-name="P293">🎮 <text:span text:style-name="T8">Gamified Chaos</text:span> – unlock XP, complete dares, chase dopamine<text:line-break/></text:p>
        </text:list-item>
      </text:list>
      <text:p text:style-name="P2"><text:span text:style-name="T5">📌 Приложи:</text:span></text:p>
      <text:list xml:id="list3706687380" text:style-name="WWNum28">
        <text:list-item>
          <text:p text:style-name="P84">Промени съдържанието на DM, бота, и първото интро според стила.<text:line-break/></text:p>
        </text:list-item>
        <text:list-item>
          <text:p text:style-name="P228"><text:soft-page-break/>Бонус: може дори глас или емоджи тема в Slack да върви с избора (чист mindfuck за скуката).<text:line-break/></text:p>
        </text:list-item>
      </text:list>
      <text:p text:style-name="P2"><draw:rect text:anchor-type="as-char" style:rel-width="100%" draw:z-index="81" draw:style-name="gr1" draw:text-style-name="P326" svg:width="0.0012in" svg:height="0.0213in"><text:p/></draw:rect></text:p>
      <text:p text:style-name="P325"><text:bookmark text:name="_xy9skfyllerb"/><text:span text:style-name="T3">2. Custom Icebreaker Generator v2.0™</text:span></text:p>
      <text:p text:style-name="P2">Всеки onboarding стил получава свои уникални prompts:</text:p>
      <text:list xml:id="list2935404886" text:style-name="WWNum67">
        <text:list-item>
          <text:p text:style-name="P85"><text:span text:style-name="T5">Spicy &amp; Bold</text:span>:<text:line-break/><text:line-break/><text:line-break/> “Какъв е твоят cringe productivity flex?”<text:line-break/> “Нещо, което мразиш, но правиш, щото си 'отговорен възрастен'.”<text:line-break/><text:line-break/></text:p>
        </text:list-item>
        <text:list-item>
          <text:p text:style-name="P156"><text:span text:style-name="T5">Wholesome &amp; Chill</text:span>:<text:line-break/><text:line-break/><text:line-break/> “Какъв vibe искаш от тази общност?”<text:line-break/> “Последното нещо, което те накара да се усмихнеш?”<text:line-break/><text:line-break/></text:p>
        </text:list-item>
        <text:list-item>
          <text:p text:style-name="P229"><text:span text:style-name="T5">Nerd Mode</text:span>:<text:line-break/><text:line-break/><text:line-break/> “Любим productivity tool и защо е по-добър от всички останали?”<text:line-break/> “Ако имаше API за приятелство, какво би включвал?”<text:line-break/><text:line-break/></text:p>
        </text:list-item>
      </text:list>
      <text:p text:style-name="P2"><draw:rect text:anchor-type="as-char" style:rel-width="100%" draw:z-index="82" draw:style-name="gr1" draw:text-style-name="P326" svg:width="0.0012in" svg:height="0.0213in"><text:p/></draw:rect></text:p>
      <text:p text:style-name="P325"><text:bookmark text:name="_udv07qjl6nad"/><text:span text:style-name="T3">3. Mentor-Matching по стил</text:span></text:p>
      <text:p text:style-name="P2">Това да пратиш луд extrovert с introvert, дето иска просто да lurk-не тихичко? <text:span text:style-name="T8">Тотален fail</text:span>.</text:p>
      <text:p text:style-name="P2"><text:span text:style-name="T5">Какво правиш:</text:span></text:p>
      <text:list xml:id="list1157354082" text:style-name="WWNum16">
        <text:list-item>
          <text:p text:style-name="P86">Лек стилов тест в onboarding формата → tag в Trello → assign mentor със сходен стил.<text:line-break/></text:p>
        </text:list-item>
        <text:list-item>
          <text:p text:style-name="P157">Името на ментора също може да е в тона:<text:line-break/></text:p>
          <text:list>
            <text:list-item>
              <text:p text:style-name="P259">“🌶️ Chief Sass Officer”<text:line-break/></text:p>
            </text:list-item>
            <text:list-item>
              <text:p text:style-name="P259">“🧘 Calm Buddy”<text:line-break/></text:p>
            </text:list-item>
            <text:list-item>
              <text:p text:style-name="P280">“🧠 Fellow Framework Goblin”<text:line-break/></text:p>
            </text:list-item>
          </text:list>
        </text:list-item>
      </text:list>
      <text:p text:style-name="P2"><draw:rect text:anchor-type="as-char" style:rel-width="100%" draw:z-index="83" draw:style-name="gr1" draw:text-style-name="P326" svg:width="0.0012in" svg:height="0.0213in"><text:p/></draw:rect></text:p>
      <text:p text:style-name="P325"><text:bookmark text:name="_xdt2cts721wb"/><text:span text:style-name="T3">4. Intro Templates по персона</text:span></text:p>
      <text:p text:style-name="P2">Добави pre-filled пост шаблони според vibe:</text:p>
      <text:p text:style-name="P285"><text:span text:style-name="T5">For Spicy People™</text:span>:<text:line-break/> “I’m [Name], I joined for the chaos, stayed for the memes. My red flag? I ship sprints without QA. AMA.”</text:p>
      <text:p text:style-name="P285"><text:span text:style-name="T5">For Nerds</text:span>:<text:line-break/> “Hey, I’m [Name], current obsession: building Zettelkasten in Notion. I’m here to find my thinking tribe.”</text:p>
      <text:p text:style-name="P285"><text:soft-page-break/><text:span text:style-name="T5">For Chill Beans</text:span>:<text:line-break/> “Hi everyone 🧡 Just happy to be here. Hoping to learn, vibe, and grow together 🌱”</text:p>
      <text:p text:style-name="P2"><draw:rect text:anchor-type="as-char" style:rel-width="100%" draw:z-index="84" draw:style-name="gr1" draw:text-style-name="P326" svg:width="0.0012in" svg:height="0.0213in"><text:p/></draw:rect></text:p>
      <text:p text:style-name="P325"><text:bookmark text:name="_iiyagbal60is"/><text:span text:style-name="T3">5. DM Automations w/ Mood Matching</text:span></text:p>
      <text:list xml:id="list2254650645" text:style-name="WWNum8">
        <text:list-item>
          <text:p text:style-name="P87">Автоматизираните съобщения да не звучат като писани от бот с лоботомия.<text:line-break/></text:p>
        </text:list-item>
        <text:list-item>
          <text:p text:style-name="P230">Пример за Spicy Welcome DM:<text:line-break/><text:line-break/><text:line-break/> “Yo [Name]! We saw your form and instantly knew you’re a menace (in a good way). Your XP bar starts <text:span text:style-name="T8">now</text:span>. First quest: roast yourself in #your-journey. Need help? Your mentor [MentorName] is equally unhinged.”<text:line-break/><text:line-break/></text:p>
        </text:list-item>
      </text:list>
      <text:p text:style-name="P2"><draw:rect text:anchor-type="as-char" style:rel-width="100%" draw:z-index="85" draw:style-name="gr1" draw:text-style-name="P326" svg:width="0.0012in" svg:height="0.0213in"><text:p/></draw:rect></text:p>
      <text:p text:style-name="P325"><text:bookmark text:name="_lqn5jrb3y5xz"/><text:span text:style-name="T3">6. Leaderboard by Personality Zone</text:span></text:p>
      <text:list xml:id="list4168856980" text:style-name="WWNum84">
        <text:list-item>
          <text:p text:style-name="P88">Не просто leaderboard – <text:span text:style-name="T8">кастъмизиран</text:span>.<text:line-break/></text:p>
          <text:list>
            <text:list-item>
              <text:p text:style-name="P260">Spicy folks → “Chaos MVPs”<text:line-break/></text:p>
            </text:list-item>
            <text:list-item>
              <text:p text:style-name="P260">Chill folks → “Vibe Keepers”<text:line-break/></text:p>
            </text:list-item>
            <text:list-item>
              <text:p text:style-name="P281">Nerds → “Big Brain Club”<text:line-break/></text:p>
            </text:list-item>
          </text:list>
        </text:list-item>
      </text:list>
      <text:p text:style-name="P2"><draw:rect text:anchor-type="as-char" style:rel-width="100%" draw:z-index="86" draw:style-name="gr1" draw:text-style-name="P326" svg:width="0.0012in" svg:height="0.0213in"><text:p/></draw:rect></text:p>
      <text:p text:style-name="P299"><text:bookmark text:name="_dvx14n7doju6"/><text:span text:style-name="T1">🎁 Wanna Go Too Far? (Ofc you do.)</text:span></text:p>
      <text:list xml:id="list2319636730" text:style-name="WWNum46">
        <text:list-item>
          <text:p text:style-name="P89">Анимирани Slack реакции според персоналността<text:line-break/></text:p>
        </text:list-item>
        <text:list-item>
          <text:p text:style-name="P158">Persona-based badges:<text:line-break/></text:p>
          <text:list>
            <text:list-item>
              <text:p text:style-name="P261">“Lurker Supreme”<text:line-break/></text:p>
            </text:list-item>
            <text:list-item>
              <text:p text:style-name="P261">“Notion Priestess”<text:line-break/></text:p>
            </text:list-item>
            <text:list-item>
              <text:p text:style-name="P261">“Chaos Consultant”<text:line-break/></text:p>
            </text:list-item>
            <text:list-item>
              <text:p text:style-name="P261">“Emoji Abuser”<text:line-break/></text:p>
            </text:list-item>
          </text:list>
        </text:list-item>
        <text:list-item>
          <text:p text:style-name="P231">Мемефикация на системата: всеки intro пост unlock-ва мем с “какво те очаква” стил<text:line-break/></text:p>
        </text:list-item>
      </text:list>
      <text:p text:style-name="P2"><draw:rect text:anchor-type="as-char" style:rel-width="100%" draw:z-index="87" draw:style-name="gr1" draw:text-style-name="P326" svg:width="0.0012in" svg:height="0.0213in"><text:p/></draw:rect></text:p>
      <text:p text:style-name="P2"><text:soft-page-break/></text:p>
      <text:p text:style-name="P2"/>
      <text:p text:style-name="Standard"><draw:rect text:anchor-type="as-char" style:rel-width="100%" draw:z-index="88" draw:style-name="gr2" draw:text-style-name="P326" svg:width="0.0012in" svg:height="0.0213in"><text:p/></draw:rect></text:p>
      <text:p text:style-name="P299"><text:bookmark text:name="_26zii1t294i4"/><text:span text:style-name="T1">🔮 Ultimate XP Tracking Loop™ (Trello x Slack x Coda Integration Layer)</text:span></text:p>
      <text:p text:style-name="P325"><text:bookmark text:name="_z1utx3q3xcny"/><text:span text:style-name="T3">🧩 Weekly XP Cycle (Coda-Driven)</text:span></text:p>
      <text:p text:style-name="P2"><text:span text:style-name="T5">XP Inputs (Log to Coda automatically):</text:span></text:p>
      <text:list xml:id="list4004280437" text:style-name="WWNum44">
        <text:list-item>
          <text:p text:style-name="P90">🎯 Slack Activity:<text:line-break/></text:p>
          <text:list>
            <text:list-item>
              <text:p text:style-name="P262">+10 XP: Intro post<text:line-break/></text:p>
            </text:list-item>
            <text:list-item>
              <text:p text:style-name="P262">+5 XP: React to a thread<text:line-break/></text:p>
            </text:list-item>
            <text:list-item>
              <text:p text:style-name="P262">+15 XP: Comment in #random or #your-journey<text:line-break/></text:p>
            </text:list-item>
          </text:list>
        </text:list-item>
        <text:list-item>
          <text:p text:style-name="P159">🤝 Mentorship:<text:line-break/></text:p>
          <text:list>
            <text:list-item>
              <text:p text:style-name="P262">+20 XP: DM mentor + screenshot (auto-track via upload form)<text:line-break/></text:p>
            </text:list-item>
            <text:list-item>
              <text:p text:style-name="P262">+30 XP: Respond to mentor DM<text:line-break/></text:p>
            </text:list-item>
          </text:list>
        </text:list-item>
        <text:list-item>
          <text:p text:style-name="P159">📩 Feedback &amp; Forms:<text:line-break/></text:p>
          <text:list>
            <text:list-item>
              <text:p text:style-name="P262">+25 XP: Submit first feedback form<text:line-break/></text:p>
            </text:list-item>
            <text:list-item>
              <text:p text:style-name="P262">+5 XP: Submit suggestion/idea<text:line-break/></text:p>
            </text:list-item>
          </text:list>
        </text:list-item>
        <text:list-item>
          <text:p text:style-name="P159">🗓️ Event Participation:<text:line-break/></text:p>
          <text:list>
            <text:list-item>
              <text:p text:style-name="P262">+15 XP: RSVP<text:line-break/></text:p>
            </text:list-item>
            <text:list-item>
              <text:p text:style-name="P282">+25 XP: Attend + comment in thread<text:line-break/></text:p>
            </text:list-item>
          </text:list>
        </text:list-item>
      </text:list>
      <text:p text:style-name="P2"><text:span text:style-name="T5">Weekly Bonuses:</text:span></text:p>
      <text:list xml:id="list3026567257" text:style-name="WWNum35">
        <text:list-item>
          <text:p text:style-name="P91">+50 XP: 72h Checklist fully complete<text:line-break/></text:p>
        </text:list-item>
        <text:list-item>
          <text:p text:style-name="P160"><text:soft-page-break/>+20 XP: 3+ thread engagements in one week<text:line-break/></text:p>
        </text:list-item>
        <text:list-item>
          <text:p text:style-name="P232">+10 XP: Posted a meme or something funny<text:line-break/></text:p>
        </text:list-item>
      </text:list>
      <text:p text:style-name="Standard"><draw:rect text:anchor-type="as-char" style:rel-width="100%" draw:z-index="89" draw:style-name="gr2" draw:text-style-name="P326" svg:width="0.0012in" svg:height="0.0213in"><text:p/></draw:rect></text:p>
      <text:p text:style-name="P325"><text:bookmark text:name="_yijmra4u469t"/><text:span text:style-name="T3">🌀 Gamified Labels in Trello (Auto-Update via Coda Stats)</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text:span text:style-name="T5">Label Name</text:span></text:p>
          </table:table-cell>
          <table:table-cell table:style-name="Table6.A1" office:value-type="string">
            <text:p text:style-name="P1"><text:span text:style-name="T5">XP Threshold</text:span></text:p>
          </table:table-cell>
          <table:table-cell table:style-name="Table6.A1" office:value-type="string">
            <text:p text:style-name="P1"><text:span text:style-name="T5">Slack Bot Behavior</text:span></text:p>
          </table:table-cell>
        </table:table-row>
        <table:table-row table:style-name="Table6.2">
          <table:table-cell table:style-name="Table6.A1" office:value-type="string">
            <text:p text:style-name="Standard">🐣 "Newbie Hatchling"</text:p>
          </table:table-cell>
          <table:table-cell table:style-name="Table6.A1" office:value-type="string">
            <text:p text:style-name="Standard">0–50 XP</text:p>
          </table:table-cell>
          <table:table-cell table:style-name="Table6.A1" office:value-type="string">
            <text:p text:style-name="Standard">Welcome ping + “Try your 72h Missions!”</text:p>
          </table:table-cell>
        </table:table-row>
        <table:table-row table:style-name="Table6.1">
          <table:table-cell table:style-name="Table6.A1" office:value-type="string">
            <text:p text:style-name="Standard">🚀 "Level 2 Initiate"</text:p>
          </table:table-cell>
          <table:table-cell table:style-name="Table6.A1" office:value-type="string">
            <text:p text:style-name="Standard">51–120 XP</text:p>
          </table:table-cell>
          <table:table-cell table:style-name="Table6.A1" office:value-type="string">
            <text:p text:style-name="Standard">Bot sends “you leveled up!” gif + next challenge card</text:p>
          </table:table-cell>
        </table:table-row>
        <table:table-row table:style-name="Table6.1">
          <table:table-cell table:style-name="Table6.A1" office:value-type="string">
            <text:p text:style-name="Standard">🔥 "Momentum Mage"</text:p>
          </table:table-cell>
          <table:table-cell table:style-name="Table6.A1" office:value-type="string">
            <text:p text:style-name="Standard">121–200 XP</text:p>
          </table:table-cell>
          <table:table-cell table:style-name="Table6.A1" office:value-type="string">
            <text:p text:style-name="Standard">Add to shoutout queue; unlock Icebreaker Pro prompt</text:p>
          </table:table-cell>
        </table:table-row>
        <table:table-row table:style-name="Table6.5">
          <table:table-cell table:style-name="Table6.A1" office:value-type="string">
            <text:p text:style-name="Standard">🎯 "Core Cult Member™"</text:p>
          </table:table-cell>
          <table:table-cell table:style-name="Table6.A1" office:value-type="string">
            <text:p text:style-name="Standard">201+ XP</text:p>
          </table:table-cell>
          <table:table-cell table:style-name="Table6.A1" office:value-type="string">
            <text:p text:style-name="Standard">Personalized DM + invite to be a Mentor-in-Training</text:p>
          </table:table-cell>
        </table:table-row>
      </table:table>
      <text:p text:style-name="Standard"><draw:rect text:anchor-type="as-char" style:rel-width="100%" draw:z-index="90" draw:style-name="gr2" draw:text-style-name="P326" svg:width="0.0012in" svg:height="0.0213in"><text:p/></draw:rect></text:p>
      <text:p text:style-name="P325"><text:bookmark text:name="_d38s41yhungw"/><text:span text:style-name="T3">🤖 Slack Automation (via Zapier / Workflow Builder)</text:span></text:p>
      <text:list xml:id="list3930852702" text:style-name="WWNum4">
        <text:list-item>
          <text:p text:style-name="P92"><text:span text:style-name="T5">Every Sunday:<text:line-break/></text:span></text:p>
          <text:list>
            <text:list-item>
              <text:p text:style-name="P263">Bot posts XP leaderboard in #general<text:line-break/></text:p>
            </text:list-item>
            <text:list-item>
              <text:p text:style-name="P263">Top 3 get emojis next to names, e.g. 🧠🥇🔥<text:line-break/></text:p>
            </text:list-item>
            <text:list-item>
              <text:p text:style-name="P263">“XP Gainers of the Week” shoutout<text:line-break/></text:p>
            </text:list-item>
          </text:list>
        </text:list-item>
        <text:list-item>
          <text:p text:style-name="P161"><text:span text:style-name="T5">Every Level Up:<text:line-break/></text:span></text:p>
          <text:list>
            <text:list-item>
              <text:p text:style-name="P263">Auto-DM with reward (e.g. exclusive resource, meme badge, or mini challenge)<text:line-break/></text:p>
            </text:list-item>
            <text:list-item>
              <text:p text:style-name="P283">Public celebration option → one-click “Flex in #wins” button<text:line-break/></text:p>
            </text:list-item>
          </text:list>
        </text:list-item>
      </text:list>
      <text:p text:style-name="Standard"><draw:rect text:anchor-type="as-char" style:rel-width="100%" draw:z-index="91" draw:style-name="gr2" draw:text-style-name="P326" svg:width="0.0012in" svg:height="0.0213in"><text:p/></draw:rect></text:p>
      <text:p text:style-name="P325"><text:bookmark text:name="_4ensxhximnwn"/><text:span text:style-name="T3">💾 Coda Dashboard Views (Auto-Update)</text:span></text:p>
      <text:list xml:id="list1736471993" text:style-name="WWNum81">
        <text:list-item>
          <text:p text:style-name="P93"><text:span text:style-name="T5">Member XP Profile View:<text:line-break/></text:span></text:p>
          <text:list>
            <text:list-item>
              <text:p text:style-name="P264"><text:soft-page-break/>Name | XP | Level | Last Activity | Slack Handle<text:line-break/></text:p>
            </text:list-item>
          </text:list>
        </text:list-item>
        <text:list-item>
          <text:p text:style-name="P162"><text:span text:style-name="T5">Mentor Tracker:<text:line-break/></text:span></text:p>
          <text:list>
            <text:list-item>
              <text:p text:style-name="P264">Mentee XP growth over time<text:line-break/></text:p>
            </text:list-item>
            <text:list-item>
              <text:p text:style-name="P264">Mentor Engagement (response rate, DM activity)<text:line-break/></text:p>
            </text:list-item>
          </text:list>
        </text:list-item>
        <text:list-item>
          <text:p text:style-name="P162"><text:span text:style-name="T5">Engagement Heatmap:<text:line-break/></text:span></text:p>
          <text:list>
            <text:list-item>
              <text:p text:style-name="P284">XP by Week / by Slack Channel / by Action Type<text:line-break/></text:p>
            </text:list-item>
          </text:list>
        </text:list-item>
      </text:list>
      <text:p text:style-name="Standard"><draw:rect text:anchor-type="as-char" style:rel-width="100%" draw:z-index="92" draw:style-name="gr2" draw:text-style-name="P326" svg:width="0.0012in" svg:height="0.0213in"><text:p/></draw:rect></text:p>
      <text:p text:style-name="P325"><text:bookmark text:name="_hdxdvnpi0j3f"/><text:span text:style-name="T3">🧠 Habit Reinforcement Design (a.k.a. Nerd Bait)</text:span></text:p>
      <text:list xml:id="list713980857" text:style-name="WWNum101">
        <text:list-item>
          <text:p text:style-name="P94">🧠 <text:span text:style-name="T5">Variable Rewards:</text:span> Mystery XP drops (10–30) for surprise actions like reacting to a new post or sharing a meme.<text:line-break/></text:p>
        </text:list-item>
        <text:list-item>
          <text:p text:style-name="P163">🕹️ <text:span text:style-name="T5">Micro-Challenges:</text:span> Random popup card each week (e.g. “Drop your current workflow in a haiku = 20 XP”)<text:line-break/></text:p>
        </text:list-item>
        <text:list-item>
          <text:p text:style-name="P163">📅 <text:span text:style-name="T5">XP Streak System:</text:span> Daily micro-win actions (e.g. “log in + react = 5 XP”) tracked for streak rewards at 3, 5, 7 days.<text:line-break/></text:p>
        </text:list-item>
        <text:list-item>
          <text:p text:style-name="P233">👀 <text:span text:style-name="T5">Public Visibility:</text:span> Add “XP Stats” embed in the #starter-pack Slack thread + pin top gainers in Trello leaderboard<text:line-break/></text:p>
        </text:list-item>
      </text:list>
      <text:p text:style-name="Standard"><draw:rect text:anchor-type="as-char" style:rel-width="100%" draw:z-index="93" draw:style-name="gr2" draw:text-style-name="P326" svg:width="0.0012in" svg:height="0.0213in"><text:p/></draw:rect></text:p>
      <text:p text:style-name="P2"/>
      <text:p text:style-name="P2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3pt"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3pt" style:text-underline-style="none" fo:font-weight="bold"/>
    </style:style>
    <style:style style:name="ListLabel_20_155" style:display-name="ListLabel 155" style:family="text">
      <style:text-properties fo:font-size="13pt" style:text-underline-style="none" fo:font-weight="bold"/>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3pt" style:text-underline-style="none" fo:font-weight="bold"/>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3pt" style:text-underline-style="none" fo:font-weight="bold"/>
    </style:style>
    <style:style style:name="ListLabel_20_227" style:display-name="ListLabel 227" style:family="text">
      <style:text-properties fo:font-size="13pt" style:text-underline-style="none" fo:font-weight="bold"/>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fo:font-size="13pt" style:text-underline-style="none" fo:font-weight="bold"/>
    </style:style>
    <style:style style:name="ListLabel_20_587" style:display-name="ListLabel 587" style:family="text">
      <style:text-properties fo:font-size="13pt" style:text-underline-style="none" fo:font-weight="bold"/>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fo:font-size="13pt" style:text-underline-style="none" fo:font-weight="bold"/>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fo:font-size="13pt" style:text-underline-style="none" fo:font-weight="bold"/>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text-underline-style="none"/>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5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2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3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4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4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4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4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4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3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3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3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3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3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3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4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4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4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4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4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4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4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8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58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9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9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9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9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64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64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4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4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4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4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4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4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text:style-name="ListLabel_20_66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66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7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7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7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7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7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text:style-name="ListLabel_20_70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70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0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0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0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1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0" meta:object-count="0" meta:page-count="42" meta:paragraph-count="899" meta:word-count="8665" meta:character-count="50540" meta:non-whitespace-character-count="42645"/>
    <meta:generator>LibreOfficeDev/6.0.5.2$Linux_X86_64 LibreOffice_project/</meta:generator>
  </office:meta>
</office:document-meta>
</file>